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t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hter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focus_count</text:p>
          </table:table-cell>
          <table:table-cell office:value-type="string" calcext:value-type="string">
            <text:p>input_count</text:p>
          </table:table-cell>
          <table:table-cell office:value-type="string" calcext:value-type="string">
            <text:p>cut_count</text:p>
          </table:table-cell>
          <table:table-cell office:value-type="string" calcext:value-type="string">
            <text:p>copy_count</text:p>
          </table:table-cell>
          <table:table-cell office:value-type="string" calcext:value-type="string">
            <text:p>paste_count</text:p>
          </table:table-cell>
          <table:table-cell office:value-type="string" calcext:value-type="string">
            <text:p>token_count</text:p>
          </table:table-cell>
          <table:table-cell office:value-type="string" calcext:value-type="string">
            <text:p>(sentence_id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83.9550000001" calcext:value-type="float">
            <text:p>50683.9550000001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9NQXpE5_1_title)</text:p>
          </table:table-cell>
          <table:table-cell table:number-columns-repeated="2"/>
          <table:table-cell office:value-type="string" calcext:value-type="string">
            <text:p>Correlations</text:p>
          </table:table-cell>
          <table:table-cell table:formula="of:=[.A1]" office:value-type="string" office:string-value="hter" calcext:value-type="string">
            <text:p>hter</text:p>
          </table:table-cell>
          <table:table-cell table:formula="of:=[.B1]" office:value-type="string" office:string-value="time_ms" calcext:value-type="string">
            <text:p>time_ms</text:p>
          </table:table-cell>
          <table:table-cell table:formula="of:=[.C1]" office:value-type="string" office:string-value="focus_count" calcext:value-type="string">
            <text:p>focus_count</text:p>
          </table:table-cell>
          <table:table-cell table:formula="of:=[.D1]" office:value-type="string" office:string-value="input_count" calcext:value-type="string">
            <text:p>input_count</text:p>
          </table:table-cell>
          <table:table-cell table:formula="of:=[.E1]" office:value-type="string" office:string-value="cut_count" calcext:value-type="string">
            <text:p>cut_count</text:p>
          </table:table-cell>
          <table:table-cell table:formula="of:=[.F1]" office:value-type="string" office:string-value="copy_count" calcext:value-type="string">
            <text:p>copy_count</text:p>
          </table:table-cell>
          <table:table-cell table:formula="of:=[.G1]" office:value-type="string" office:string-value="paste_count" calcext:value-type="string">
            <text:p>paste_count</text:p>
          </table:table-cell>
          <table:table-cell table:formula="of:=[.H1]" office:value-type="string" office:string-value="token_count" calcext:value-type="string">
            <text:p>token_count</text:p>
          </table:table-cell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271672.795" calcext:value-type="float">
            <text:p>271672.795</text:p>
          </table:table-cell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9NQXpE5_1_1)</text:p>
          </table:table-cell>
          <table:table-cell table:number-columns-repeated="2"/>
          <table:table-cell table:formula="of:=[.A1]" office:value-type="string" office:string-value="hter" calcext:value-type="string">
            <text:p>hter</text:p>
          </table:table-cell>
          <table:table-cell table:formula="of:=CORREL([$sentences.$A$1:.$A$1048576]; [$sentences.$A$1:.$A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1.46999999995" calcext:value-type="float">
            <text:p>9531.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9NQXpE5_1_2)</text:p>
          </table:table-cell>
          <table:table-cell table:number-columns-repeated="2"/>
          <table:table-cell table:formula="of:=[.B1]" office:value-type="string" office:string-value="time_ms" calcext:value-type="string">
            <text:p>time_ms</text:p>
          </table:table-cell>
          <table:table-cell table:formula="of:=CORREL([$sentences.$A$1:.$A$1048576]; [$sentences.$B$1:.$B$1048576])" office:value-type="float" office:value="0.0787144100148557" calcext:value-type="float">
            <text:p>0.07871441</text:p>
          </table:table-cell>
          <table:table-cell table:formula="of:=CORREL([$sentences.$B$1:.$B$1048576]; [$sentences.$B$1:.$B$1048576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.96875" calcext:value-type="float">
            <text:p>0.96875</text:p>
          </table:table-cell>
          <table:table-cell office:value-type="float" office:value="209862.34" calcext:value-type="float">
            <text:p>209862.34</text:p>
          </table:table-cell>
          <table:table-cell office:value-type="float" office:value="3" calcext:value-type="float">
            <text:p>3</text:p>
          </table:table-cell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9NQXpE5_1_3)</text:p>
          </table:table-cell>
          <table:table-cell table:number-columns-repeated="2"/>
          <table:table-cell table:formula="of:=[.C1]" office:value-type="string" office:string-value="focus_count" calcext:value-type="string">
            <text:p>focus_count</text:p>
          </table:table-cell>
          <table:table-cell table:formula="of:=CORREL([$sentences.$A$1:.$A$1048576]; [$sentences.$C$1:.$C$1048576])" office:value-type="float" office:value="0.183355493912075" calcext:value-type="float">
            <text:p>0.1833554939</text:p>
          </table:table-cell>
          <table:table-cell table:formula="of:=CORREL([$sentences.$B$1:.$B$1048576]; [$sentences.$C$1:.$C$1048576])" office:value-type="float" office:value="0.247088918778787" calcext:value-type="float">
            <text:p>0.2470889188</text:p>
          </table:table-cell>
          <table:table-cell table:formula="of:=CORREL([$sentences.$C$1:.$C$1048576]; [$sentences.$C$1:.$C$1048576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5981.74" calcext:value-type="float">
            <text:p>125981.74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9NQXpE5_1_4)</text:p>
          </table:table-cell>
          <table:table-cell table:number-columns-repeated="2"/>
          <table:table-cell table:formula="of:=[.D1]" office:value-type="string" office:string-value="input_count" calcext:value-type="string">
            <text:p>input_count</text:p>
          </table:table-cell>
          <table:table-cell table:formula="of:=CORREL([$sentences.$A$1:.$A$1048576]; [$sentences.$D$1:.$D$1048576])" office:value-type="float" office:value="0.057360951190318" calcext:value-type="float">
            <text:p>0.0573609512</text:p>
          </table:table-cell>
          <table:table-cell table:formula="of:=CORREL([$sentences.$B$1:.$B$1048576]; [$sentences.$D$1:.$D$1048576])" office:value-type="float" office:value="0.328915017991476" calcext:value-type="float">
            <text:p>0.328915018</text:p>
          </table:table-cell>
          <table:table-cell table:formula="of:=CORREL([$sentences.$C$1:.$C$1048576]; [$sentences.$D$1:.$D$1048576])" office:value-type="float" office:value="0.175645072199602" calcext:value-type="float">
            <text:p>0.1756450722</text:p>
          </table:table-cell>
          <table:table-cell table:formula="of:=CORREL([$sentences.$D$1:.$D$1048576]; [$sentences.$D$1:.$D$1048576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52190.895" calcext:value-type="float">
            <text:p>152190.895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9NQXpE5_1_5)</text:p>
          </table:table-cell>
          <table:table-cell table:number-columns-repeated="2"/>
          <table:table-cell table:formula="of:=[.E1]" office:value-type="string" office:string-value="cut_count" calcext:value-type="string">
            <text:p>cut_count</text:p>
          </table:table-cell>
          <table:table-cell table:formula="of:=CORREL([$sentences.$A$1:.$A$1048576]; [$sentences.$E$1:.$E$1048576])" office:value-type="float" office:value="0.0770907462201383" calcext:value-type="float">
            <text:p>0.0770907462</text:p>
          </table:table-cell>
          <table:table-cell table:formula="of:=CORREL([$sentences.$B$1:.$B$1048576]; [$sentences.$E$1:.$E$1048576])" office:value-type="float" office:value="0.134596616284645" calcext:value-type="float">
            <text:p>0.1345966163</text:p>
          </table:table-cell>
          <table:table-cell table:formula="of:=CORREL([$sentences.$C$1:.$C$1048576]; [$sentences.$E$1:.$E$1048576])" office:value-type="float" office:value="0.0769544336883058" calcext:value-type="float">
            <text:p>0.0769544337</text:p>
          </table:table-cell>
          <table:table-cell table:formula="of:=CORREL([$sentences.$D$1:.$D$1048576]; [$sentences.$E$1:.$E$1048576])" office:value-type="float" office:value="0.102820476587489" calcext:value-type="float">
            <text:p>0.1028204766</text:p>
          </table:table-cell>
          <table:table-cell table:formula="of:=CORREL([$sentences.$E$1:.$E$1048576]; [$sentences.$E$1:.$E$104857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361660.05" calcext:value-type="float">
            <text:p>361660.05</text:p>
          </table:table-cell>
          <table:table-cell office:value-type="float" office:value="7" calcext:value-type="float">
            <text:p>7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9NQXpE5_1_6)</text:p>
          </table:table-cell>
          <table:table-cell table:number-columns-repeated="2"/>
          <table:table-cell table:formula="of:=[.F1]" office:value-type="string" office:string-value="copy_count" calcext:value-type="string">
            <text:p>copy_count</text:p>
          </table:table-cell>
          <table:table-cell table:formula="of:=CORREL([$sentences.$A$1:.$A$1048576]; [$sentences.$F$1:.$F$1048576])" office:value-type="float" office:value="0.215810021429578" calcext:value-type="float">
            <text:p>0.2158100214</text:p>
          </table:table-cell>
          <table:table-cell table:formula="of:=CORREL([$sentences.$B$1:.$B$1048576]; [$sentences.$F$1:.$F$1048576])" office:value-type="float" office:value="0.0519878224902238" calcext:value-type="float">
            <text:p>0.0519878225</text:p>
          </table:table-cell>
          <table:table-cell table:formula="of:=CORREL([$sentences.$C$1:.$C$1048576]; [$sentences.$F$1:.$F$1048576])" office:value-type="float" office:value="0.382934458606246" calcext:value-type="float">
            <text:p>0.3829344586</text:p>
          </table:table-cell>
          <table:table-cell table:formula="of:=CORREL([$sentences.$D$1:.$D$1048576]; [$sentences.$F$1:.$F$1048576])" office:value-type="float" office:value="-0.0865651141724719" calcext:value-type="float">
            <text:p>-0.0865651142</text:p>
          </table:table-cell>
          <table:table-cell table:formula="of:=CORREL([$sentences.$E$1:.$E$1048576]; [$sentences.$F$1:.$F$1048576])" office:value-type="float" office:value="0.0478933563537749" calcext:value-type="float">
            <text:p>0.0478933564</text:p>
          </table:table-cell>
          <table:table-cell table:formula="of:=CORREL([$sentences.$F$1:.$F$1048576]; [$sentences.$F$1:.$F$10485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UNQjGLs_1_title)</text:p>
          </table:table-cell>
          <table:table-cell table:number-columns-repeated="2"/>
          <table:table-cell table:formula="of:=[.G1]" office:value-type="string" office:string-value="paste_count" calcext:value-type="string">
            <text:p>paste_count</text:p>
          </table:table-cell>
          <table:table-cell table:formula="of:=CORREL([$sentences.$A$1:.$A$1048576]; [$sentences.$G$1:.$G$1048576])" office:value-type="float" office:value="0.177474389834214" calcext:value-type="float">
            <text:p>0.1774743898</text:p>
          </table:table-cell>
          <table:table-cell table:formula="of:=CORREL([$sentences.$B$1:.$B$1048576]; [$sentences.$G$1:.$G$1048576])" office:value-type="float" office:value="0.104849508265373" calcext:value-type="float">
            <text:p>0.1048495083</text:p>
          </table:table-cell>
          <table:table-cell table:formula="of:=CORREL([$sentences.$C$1:.$C$1048576]; [$sentences.$G$1:.$G$1048576])" office:value-type="float" office:value="0.432115337866429" calcext:value-type="float">
            <text:p>0.4321153379</text:p>
          </table:table-cell>
          <table:table-cell table:formula="of:=CORREL([$sentences.$D$1:.$D$1048576]; [$sentences.$G$1:.$G$1048576])" office:value-type="float" office:value="-0.0524206703262651" calcext:value-type="float">
            <text:p>-0.0524206703</text:p>
          </table:table-cell>
          <table:table-cell table:formula="of:=CORREL([$sentences.$E$1:.$E$1048576]; [$sentences.$G$1:.$G$1048576])" office:value-type="float" office:value="0.478752732450593" calcext:value-type="float">
            <text:p>0.4787527325</text:p>
          </table:table-cell>
          <table:table-cell table:formula="of:=CORREL([$sentences.$F$1:.$F$1048576]; [$sentences.$G$1:.$G$1048576])" office:value-type="float" office:value="0.242973279115206" calcext:value-type="float">
            <text:p>0.2429732791</text:p>
          </table:table-cell>
          <table:table-cell table:formula="of:=CORREL([$sentences.$G$1:.$G$1048576]; [$sentences.$G$1:.$G$10485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680.0049999999" calcext:value-type="float">
            <text:p>48680.0049999999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UNQjGLs_1_1)</text:p>
          </table:table-cell>
          <table:table-cell table:number-columns-repeated="2"/>
          <table:table-cell table:formula="of:=[.H1]" office:value-type="string" office:string-value="token_count" calcext:value-type="string">
            <text:p>token_count</text:p>
          </table:table-cell>
          <table:table-cell table:formula="of:=CORREL([$sentences.$A$1:.$A$1048576]; [$sentences.$H$1:.$H$1048576])" office:value-type="float" office:value="0.351289493101959" calcext:value-type="float">
            <text:p>0.3512894931</text:p>
          </table:table-cell>
          <table:table-cell table:formula="of:=CORREL([$sentences.$B$1:.$B$1048576]; [$sentences.$H$1:.$H$1048576])" office:value-type="float" office:value="0.135438912117796" calcext:value-type="float">
            <text:p>0.1354389121</text:p>
          </table:table-cell>
          <table:table-cell table:formula="of:=CORREL([$sentences.$C$1:.$C$1048576]; [$sentences.$H$1:.$H$1048576])" office:value-type="float" office:value="0.259869298698169" calcext:value-type="float">
            <text:p>0.2598692987</text:p>
          </table:table-cell>
          <table:table-cell table:formula="of:=CORREL([$sentences.$D$1:.$D$1048576]; [$sentences.$H$1:.$H$1048576])" office:value-type="float" office:value="0.119440299694082" calcext:value-type="float">
            <text:p>0.1194402997</text:p>
          </table:table-cell>
          <table:table-cell table:formula="of:=CORREL([$sentences.$E$1:.$E$1048576]; [$sentences.$H$1:.$H$1048576])" office:value-type="float" office:value="0.167919038493202" calcext:value-type="float">
            <text:p>0.1679190385</text:p>
          </table:table-cell>
          <table:table-cell table:formula="of:=CORREL([$sentences.$F$1:.$F$1048576]; [$sentences.$H$1:.$H$1048576])" office:value-type="float" office:value="0.116389238044361" calcext:value-type="float">
            <text:p>0.116389238</text:p>
          </table:table-cell>
          <table:table-cell table:formula="of:=CORREL([$sentences.$G$1:.$G$1048576]; [$sentences.$H$1:.$H$1048576])" office:value-type="float" office:value="0.235739847375219" calcext:value-type="float">
            <text:p>0.2357398474</text:p>
          </table:table-cell>
          <table:table-cell table:formula="of:=CORREL([$sentences.$H$1:.$H$1048576]; [$sentences.$H$1:.$H$10485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434081.995" calcext:value-type="float">
            <text:p>434081.995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UNQjGLs_1_2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234940.005" calcext:value-type="float">
            <text:p>234940.005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UNQjGLs_1_3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116037.995" calcext:value-type="float">
            <text:p>116037.995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UNQjGLs_1_4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7579.9950000001" calcext:value-type="float">
            <text:p>87579.995000000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NQkm6a_1_title)</text:p>
          </table:table-cell>
          <table:table-cell table:number-columns-repeated="2"/>
          <table:table-cell office:value-type="string" calcext:value-type="string">
            <text:p>Averages</text:p>
          </table:table-cell>
          <table:table-cell table:formula="of:=AVERAGE([.A$1:.A$1048576])" office:value-type="float" office:value="1.00516180100211" calcext:value-type="float">
            <text:p>1.005161801</text:p>
          </table:table-cell>
          <table:table-cell table:formula="of:=AVERAGE([.B$1:.B$1048576])" office:value-type="float" office:value="35888.9847249094" calcext:value-type="float">
            <text:p>35888.9847249094</text:p>
          </table:table-cell>
          <table:table-cell table:formula="of:=AVERAGE([.C$1:.C$1048576])" office:value-type="float" office:value="2.89661426844015" calcext:value-type="float">
            <text:p>2.8966142684</text:p>
          </table:table-cell>
          <table:table-cell table:formula="of:=AVERAGE([.D$1:.D$1048576])" office:value-type="float" office:value="19.7551390568319" calcext:value-type="float">
            <text:p>19.7551390568</text:p>
          </table:table-cell>
          <table:table-cell table:formula="of:=AVERAGE([.E$1:.E$1048576])" office:value-type="float" office:value="0.0628778718258767" calcext:value-type="float">
            <text:p>0.0628778718</text:p>
          </table:table-cell>
          <table:table-cell table:formula="of:=AVERAGE([.F$1:.F$1048576])" office:value-type="float" office:value="1.03990326481258" calcext:value-type="float">
            <text:p>1.0399032648</text:p>
          </table:table-cell>
          <table:table-cell table:formula="of:=AVERAGE([.G$1:.G$1048576])" office:value-type="float" office:value="1.05501813784764" calcext:value-type="float">
            <text:p>1.0550181378</text:p>
          </table:table-cell>
          <table:table-cell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34530" calcext:value-type="float">
            <text:p>3453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NQkm6a_1_1)</text:p>
          </table:table-cell>
          <table:table-cell table:number-columns-repeated="4"/>
          <table:table-cell table:formula="of:=[.N14]/1000" office:value-type="float" office:value="35.8889847249094" calcext:value-type="float">
            <text:p>35.8889847249</text:p>
          </table:table-cell>
          <table:table-cell table:number-columns-repeated="6"/>
        </table:table-row>
        <table:table-row table:style-name="ro1">
          <table:table-cell office:value-type="float" office:value="1.20833333333333" calcext:value-type="float">
            <text:p>1.2083333333</text:p>
          </table:table-cell>
          <table:table-cell office:value-type="float" office:value="194812.01" calcext:value-type="float">
            <text:p>194812.01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3NQkm6a_1_2)</text:p>
          </table:table-cell>
          <table:table-cell table:number-columns-repeated="11"/>
        </table:table-row>
        <table:table-row table:style-name="ro1">
          <table:table-cell office:value-type="float" office:value="1.41666666666667" calcext:value-type="float">
            <text:p>1.4166666667</text:p>
          </table:table-cell>
          <table:table-cell office:value-type="float" office:value="62971" calcext:value-type="float">
            <text:p>6297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3NQkm6a_1_3)</text:p>
          </table:table-cell>
          <table:table-cell table:number-columns-repeated="11"/>
        </table:table-row>
        <table:table-row table:style-name="ro1">
          <table:table-cell office:value-type="float" office:value="0.974358974358974" calcext:value-type="float">
            <text:p>0.9743589744</text:p>
          </table:table-cell>
          <table:table-cell office:value-type="float" office:value="139890.01" calcext:value-type="float">
            <text:p>139890.0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3NQkm6a_1_4)</text:p>
          </table:table-cell>
          <table:table-cell table:number-columns-repeated="11"/>
        </table:table-row>
        <table:table-row table:style-name="ro1">
          <table:table-cell office:value-type="float" office:value="1.71428571428571" calcext:value-type="float">
            <text:p>1.7142857143</text:p>
          </table:table-cell>
          <table:table-cell office:value-type="float" office:value="19315" calcext:value-type="float">
            <text:p>193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NQxWUH_1_title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46141.9900000001" calcext:value-type="float">
            <text:p>46141.99000000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NQxWUH_1_1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55649.015" calcext:value-type="float">
            <text:p>55649.01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NQxWUH_1_2)</text:p>
          </table:table-cell>
          <table:table-cell table:number-columns-repeated="11"/>
        </table:table-row>
        <table:table-row table:style-name="ro1">
          <table:table-cell office:value-type="float" office:value="1.05714285714286" calcext:value-type="float">
            <text:p>1.0571428571</text:p>
          </table:table-cell>
          <table:table-cell office:value-type="float" office:value="76670.01" calcext:value-type="float">
            <text:p>76670.0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NQxWUH_1_3)</text:p>
          </table:table-cell>
          <table:table-cell table:number-columns-repeated="11"/>
        </table:table-row>
        <table:table-row table:style-name="ro1">
          <table:table-cell office:value-type="float" office:value="0.907407407407407" calcext:value-type="float">
            <text:p>0.9074074074</text:p>
          </table:table-cell>
          <table:table-cell office:value-type="float" office:value="130844.985" calcext:value-type="float">
            <text:p>130844.98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1NQxWUH_1_4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49017.0000000001" calcext:value-type="float">
            <text:p>49017.00000000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1NQxWUH_1_5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26234" calcext:value-type="float">
            <text:p>262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NQxWUH_1_6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21875.0100000001" calcext:value-type="float">
            <text:p>21875.01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1NQxWUH_1_7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20940.0000000002" calcext:value-type="float">
            <text:p>20940.00000000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1NQxWUH_1_8)</text:p>
          </table:table-cell>
          <table:table-cell table:number-columns-repeated="11"/>
        </table:table-row>
        <table:table-row table:style-name="ro1">
          <table:table-cell office:value-type="float" office:value="1.26666666666667" calcext:value-type="float">
            <text:p>1.2666666667</text:p>
          </table:table-cell>
          <table:table-cell office:value-type="float" office:value="156479.015" calcext:value-type="float">
            <text:p>156479.01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NQxWUH_1_9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11595.0049999999" calcext:value-type="float">
            <text:p>11595.0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1NQxWUH_1_10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14427.995" calcext:value-type="float">
            <text:p>14427.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NQxWUH_1_11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61545.9950000003" calcext:value-type="float">
            <text:p>61545.9950000003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1NQxWUH_1_12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90543.9950000001" calcext:value-type="float">
            <text:p>90543.9950000001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1NQxWUH_1_13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11481.9949999999" calcext:value-type="float">
            <text:p>11481.99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1NQxWUH_1_14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12830.9949999999" calcext:value-type="float">
            <text:p>12830.99499999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1NQxWUH_1_15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80265.005" calcext:value-type="float">
            <text:p>80265.00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vNQxkV0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835" calcext:value-type="float">
            <text:p>2383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vNQxkV0_1_1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22092.9949999999" calcext:value-type="float">
            <text:p>22092.994999999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QxkV0_1_2)</text:p>
          </table:table-cell>
          <table:table-cell table:number-columns-repeated="11"/>
        </table:table-row>
        <table:table-row table:style-name="ro1">
          <table:table-cell office:value-type="float" office:value="1.03636363636364" calcext:value-type="float">
            <text:p>1.0363636364</text:p>
          </table:table-cell>
          <table:table-cell office:value-type="float" office:value="134139" calcext:value-type="float">
            <text:p>134139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vNQxkV0_1_3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7691.00500000001" calcext:value-type="float">
            <text:p>7691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vNQxkV0_1_4)</text:p>
          </table:table-cell>
          <table:table-cell table:number-columns-repeated="11"/>
        </table:table-row>
        <table:table-row table:style-name="ro1">
          <table:table-cell office:value-type="float" office:value="1.05882352941176" calcext:value-type="float">
            <text:p>1.0588235294</text:p>
          </table:table-cell>
          <table:table-cell office:value-type="float" office:value="5842.99999999988" calcext:value-type="float">
            <text:p>5842.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vNQxkV0_1_5)</text:p>
          </table:table-cell>
          <table:table-cell table:number-columns-repeated="11"/>
        </table:table-row>
        <table:table-row table:style-name="ro1">
          <table:table-cell office:value-type="float" office:value="1.09302325581395" calcext:value-type="float">
            <text:p>1.0930232558</text:p>
          </table:table-cell>
          <table:table-cell office:value-type="float" office:value="46574.0050000001" calcext:value-type="float">
            <text:p>46574.005000000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vNQxkV0_1_6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7768.9950000001" calcext:value-type="float">
            <text:p>27768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vNQxkV0_1_7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0032.9899999999" calcext:value-type="float">
            <text:p>10032.98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vNQxkV0_1_8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35540.9999999999" calcext:value-type="float">
            <text:p>35540.999999999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vNQxkV0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86.0000000002" calcext:value-type="float">
            <text:p>15586.00000000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vNQxkV0_1_10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69661" calcext:value-type="float">
            <text:p>69661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vNQxkV0_1_11)</text:p>
          </table:table-cell>
          <table:table-cell table:number-columns-repeated="11"/>
        </table:table-row>
        <table:table-row table:style-name="ro1">
          <table:table-cell office:value-type="float" office:value="0.852941176470588" calcext:value-type="float">
            <text:p>0.8529411765</text:p>
          </table:table-cell>
          <table:table-cell office:value-type="float" office:value="31400.9999999997" calcext:value-type="float">
            <text:p>31400.99999999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vNQxkV0_1_12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8800.985" calcext:value-type="float">
            <text:p>118800.985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vNQxkV0_1_13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17350.0000000002" calcext:value-type="float">
            <text:p>17350.00000000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vNQxkV0_1_14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15599.9899999996" calcext:value-type="float">
            <text:p>15599.98999999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QxkV0_1_15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40189" calcext:value-type="float">
            <text:p>4018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vNQxkV0_1_16)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015.00499999998" calcext:value-type="float">
            <text:p>8015.0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vNQxkV0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66.0000000001" calcext:value-type="float">
            <text:p>10466.0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vNQxkV0_1_18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11448.9999999999" calcext:value-type="float">
            <text:p>11448.99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vNQxkV0_1_19)</text:p>
          </table:table-cell>
          <table:table-cell table:number-columns-repeated="11"/>
        </table:table-row>
        <table:table-row table:style-name="ro1">
          <table:table-cell office:value-type="float" office:value="1.04761904761905" calcext:value-type="float">
            <text:p>1.0476190476</text:p>
          </table:table-cell>
          <table:table-cell office:value-type="float" office:value="33974.0100000001" calcext:value-type="float">
            <text:p>33974.010000000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vNQxkV0_1_20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39756.995" calcext:value-type="float">
            <text:p>39756.99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wNQxvIc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27303.005" calcext:value-type="float">
            <text:p>27303.00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wNQxvIc_1_1)</text:p>
          </table:table-cell>
          <table:table-cell table:number-columns-repeated="11"/>
        </table:table-row>
        <table:table-row table:style-name="ro1">
          <table:table-cell office:value-type="float" office:value="0.972972972972973" calcext:value-type="float">
            <text:p>0.972972973</text:p>
          </table:table-cell>
          <table:table-cell office:value-type="float" office:value="85640" calcext:value-type="float">
            <text:p>85640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wNQxvIc_1_2)</text:p>
          </table:table-cell>
          <table:table-cell table:number-columns-repeated="11"/>
        </table:table-row>
        <table:table-row table:style-name="ro1">
          <table:table-cell office:value-type="float" office:value="1.02083333333333" calcext:value-type="float">
            <text:p>1.0208333333</text:p>
          </table:table-cell>
          <table:table-cell office:value-type="float" office:value="27000.0050000002" calcext:value-type="float">
            <text:p>27000.0050000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wNQxvIc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25.0000000001" calcext:value-type="float">
            <text:p>19925.00000000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wNQxvIc_1_4)</text:p>
          </table:table-cell>
          <table:table-cell table:number-columns-repeated="11"/>
        </table:table-row>
        <table:table-row table:style-name="ro1">
          <table:table-cell office:value-type="float" office:value="0.838709677419355" calcext:value-type="float">
            <text:p>0.8387096774</text:p>
          </table:table-cell>
          <table:table-cell office:value-type="float" office:value="12123.9999999999" calcext:value-type="float">
            <text:p>12123.99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QxvIc_1_5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61004.005" calcext:value-type="float">
            <text:p>61004.0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wNQxvIc_1_6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20533.995" calcext:value-type="float">
            <text:p>20533.9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wNQxvIc_1_7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20730.9950000001" calcext:value-type="float">
            <text:p>20730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wNQxvIc_1_8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206572" calcext:value-type="float">
            <text:p>20657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wNQxvIc_1_9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3056" calcext:value-type="float">
            <text:p>1530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QxvIc_1_10)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6889.9949999999" calcext:value-type="float">
            <text:p>26889.994999999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wNQxvIc_1_11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13266" calcext:value-type="float">
            <text:p>132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QxvIc_1_12)</text:p>
          </table:table-cell>
          <table:table-cell table:number-columns-repeated="11"/>
        </table:table-row>
        <table:table-row table:style-name="ro1">
          <table:table-cell office:value-type="float" office:value="1.08823529411765" calcext:value-type="float">
            <text:p>1.0882352941</text:p>
          </table:table-cell>
          <table:table-cell office:value-type="float" office:value="67416.9950000004" calcext:value-type="float">
            <text:p>67416.995000000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wNQxvIc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44.8" calcext:value-type="float">
            <text:p>17544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GNQ-fjh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65250.26" calcext:value-type="float">
            <text:p>65250.26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GNQ-fjh_1_1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48813.495" calcext:value-type="float">
            <text:p>48813.4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GNQ-fjh_1_2)</text:p>
          </table:table-cell>
          <table:table-cell table:number-columns-repeated="11"/>
        </table:table-row>
        <table:table-row table:style-name="ro1">
          <table:table-cell office:value-type="float" office:value="1.36666666666667" calcext:value-type="float">
            <text:p>1.3666666667</text:p>
          </table:table-cell>
          <table:table-cell office:value-type="float" office:value="89727.4350000001" calcext:value-type="float">
            <text:p>89727.4350000001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GNQ-fjh_1_3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9783.58500000002" calcext:value-type="float">
            <text:p>9783.5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GNQ-fjh_1_4)</text:p>
          </table:table-cell>
          <table:table-cell table:number-columns-repeated="11"/>
        </table:table-row>
        <table:table-row table:style-name="ro1">
          <table:table-cell office:value-type="float" office:value="1.47058823529412" calcext:value-type="float">
            <text:p>1.4705882353</text:p>
          </table:table-cell>
          <table:table-cell office:value-type="float" office:value="10743.385" calcext:value-type="float">
            <text:p>10743.3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GNQ-fjh_1_5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01782.795" calcext:value-type="float">
            <text:p>101782.7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GNQ-fjh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66.5399999999" calcext:value-type="float">
            <text:p>52366.53999999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GNQ-fjh_1_7)</text:p>
          </table:table-cell>
          <table:table-cell table:number-columns-repeated="11"/>
        </table:table-row>
        <table:table-row table:style-name="ro1">
          <table:table-cell office:value-type="float" office:value="1.02564102564103" calcext:value-type="float">
            <text:p>1.0256410256</text:p>
          </table:table-cell>
          <table:table-cell office:value-type="float" office:value="35499.0999999996" calcext:value-type="float">
            <text:p>35499.099999999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GNQ-fjh_1_8)</text:p>
          </table:table-cell>
          <table:table-cell table:number-columns-repeated="11"/>
        </table:table-row>
        <table:table-row table:style-name="ro1">
          <table:table-cell office:value-type="float" office:value="1.23333333333333" calcext:value-type="float">
            <text:p>1.2333333333</text:p>
          </table:table-cell>
          <table:table-cell office:value-type="float" office:value="110720.215" calcext:value-type="float">
            <text:p>110720.2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GNQ-fjh_1_9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41232.5550000002" calcext:value-type="float">
            <text:p>41232.555000000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GNQ-fjh_1_10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1289.99" calcext:value-type="float">
            <text:p>111289.9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GNQ-fjh_1_11)</text:p>
          </table:table-cell>
          <table:table-cell table:number-columns-repeated="11"/>
        </table:table-row>
        <table:table-row table:style-name="ro1">
          <table:table-cell office:value-type="float" office:value="1.17142857142857" calcext:value-type="float">
            <text:p>1.1714285714</text:p>
          </table:table-cell>
          <table:table-cell office:value-type="float" office:value="76756.4449999998" calcext:value-type="float">
            <text:p>76756.444999999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GNQ-fjh_1_12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112357.945" calcext:value-type="float">
            <text:p>112357.945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GNQ-fjh_1_13)</text:p>
          </table:table-cell>
          <table:table-cell table:number-columns-repeated="11"/>
        </table:table-row>
        <table:table-row table:style-name="ro1">
          <table:table-cell office:value-type="float" office:value="1.16279069767442" calcext:value-type="float">
            <text:p>1.1627906977</text:p>
          </table:table-cell>
          <table:table-cell office:value-type="float" office:value="189509.23" calcext:value-type="float">
            <text:p>189509.23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GNQ-fjh_1_14)</text:p>
          </table:table-cell>
          <table:table-cell table:number-columns-repeated="11"/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24470.6999999997" calcext:value-type="float">
            <text:p>24470.699999999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GNQ-fjh_1_15)</text:p>
          </table:table-cell>
          <table:table-cell table:number-columns-repeated="11"/>
        </table:table-row>
        <table:table-row table:style-name="ro1">
          <table:table-cell office:value-type="float" office:value="1.08571428571429" calcext:value-type="float">
            <text:p>1.0857142857</text:p>
          </table:table-cell>
          <table:table-cell office:value-type="float" office:value="116972" calcext:value-type="float">
            <text:p>1169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GNQ-fjh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39.0349999999" calcext:value-type="float">
            <text:p>14339.03499999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GNQ-fjh_1_17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3086.3250000002" calcext:value-type="float">
            <text:p>33086.325000000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GNQ-fjh_1_1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084.365" calcext:value-type="float">
            <text:p>36084.36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GNQ-fjh_1_19)</text:p>
          </table:table-cell>
          <table:table-cell table:number-columns-repeated="11"/>
        </table:table-row>
        <table:table-row table:style-name="ro1">
          <table:table-cell office:value-type="float" office:value="0.942028985507246" calcext:value-type="float">
            <text:p>0.9420289855</text:p>
          </table:table-cell>
          <table:table-cell office:value-type="float" office:value="70323.1150000002" calcext:value-type="float">
            <text:p>70323.1150000002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(GNQ-fjh_1_20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7064.01" calcext:value-type="float">
            <text:p>7064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XNQ_46x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32486.005" calcext:value-type="float">
            <text:p>32486.00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XNQ_46x_1_1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43053.575" calcext:value-type="float">
            <text:p>43053.57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XNQ_46x_1_2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23480.105" calcext:value-type="float">
            <text:p>23480.10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XNQ_46x_1_3)</text:p>
          </table:table-cell>
          <table:table-cell table:number-columns-repeated="11"/>
        </table:table-row>
        <table:table-row table:style-name="ro1">
          <table:table-cell office:value-type="float" office:value="1.02631578947368" calcext:value-type="float">
            <text:p>1.0263157895</text:p>
          </table:table-cell>
          <table:table-cell office:value-type="float" office:value="23348.24" calcext:value-type="float">
            <text:p>23348.2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XNQ_46x_1_4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9273.13999999996" calcext:value-type="float">
            <text:p>9273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XNQ_46x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18.41499999998" calcext:value-type="float">
            <text:p>5018.4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XNQ_46x_1_6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44184.5750000001" calcext:value-type="float">
            <text:p>44184.57500000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XNQ_46x_1_7)</text:p>
          </table:table-cell>
          <table:table-cell table:number-columns-repeated="11"/>
        </table:table-row>
        <table:table-row table:style-name="ro1">
          <table:table-cell office:value-type="float" office:value="1.20833333333333" calcext:value-type="float">
            <text:p>1.2083333333</text:p>
          </table:table-cell>
          <table:table-cell office:value-type="float" office:value="73661.34" calcext:value-type="float">
            <text:p>73661.34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XNQ_46x_1_8)</text:p>
          </table:table-cell>
          <table:table-cell table:number-columns-repeated="11"/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30379.49" calcext:value-type="float">
            <text:p>30379.4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XNQ_46x_1_9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36535.3750000001" calcext:value-type="float">
            <text:p>36535.375000000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XNQ_46x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78.4049999999" calcext:value-type="float">
            <text:p>25578.40499999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XNQ_46x_1_11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90592.025" calcext:value-type="float">
            <text:p>90592.02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XNQ_46x_1_12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48138.855" calcext:value-type="float">
            <text:p>48138.85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XNQ_46x_1_13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27013.7450000001" calcext:value-type="float">
            <text:p>27013.745000000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WNQ_CLz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156.1600000001" calcext:value-type="float">
            <text:p>25156.160000000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WNQ_CLz_1_1)</text:p>
          </table:table-cell>
          <table:table-cell table:number-columns-repeated="11"/>
        </table:table-row>
        <table:table-row table:style-name="ro1">
          <table:table-cell office:value-type="float" office:value="0.980769230769231" calcext:value-type="float">
            <text:p>0.9807692308</text:p>
          </table:table-cell>
          <table:table-cell office:value-type="float" office:value="55022.5149999992" calcext:value-type="float">
            <text:p>55022.5149999992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WNQ_CLz_1_2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37178.3950000004" calcext:value-type="float">
            <text:p>37178.39500000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Q_CLz_1_3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21946.1400000004" calcext:value-type="float">
            <text:p>21946.1400000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WNQ_CLz_1_4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48777.4849999999" calcext:value-type="float">
            <text:p>48777.484999999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WNQ_CLz_1_5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122592.785" calcext:value-type="float">
            <text:p>122592.78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WNQ_CLz_1_6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24909.8500000001" calcext:value-type="float">
            <text:p>24909.850000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WNQ_CLz_1_7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20484.3" calcext:value-type="float">
            <text:p>20484.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Q_CLz_1_8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23549.2599999995" calcext:value-type="float">
            <text:p>23549.25999999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WNQ_CLz_1_9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1574.1700000004" calcext:value-type="float">
            <text:p>21574.170000000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WNQ_CLz_1_10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14886.6499999999" calcext:value-type="float">
            <text:p>14886.64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WNQ_CLz_1_11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0494.1800000002" calcext:value-type="float">
            <text:p>20494.180000000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Q_CLz_1_12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4961.38499999931" calcext:value-type="float">
            <text:p>4961.38499999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WNQ_CLz_1_13)</text:p>
          </table:table-cell>
          <table:table-cell table:number-columns-repeated="11"/>
        </table:table-row>
        <table:table-row table:style-name="ro1">
          <table:table-cell office:value-type="float" office:value="1.10714285714286" calcext:value-type="float">
            <text:p>1.1071428571</text:p>
          </table:table-cell>
          <table:table-cell office:value-type="float" office:value="21763.0650000009" calcext:value-type="float">
            <text:p>21763.06500000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WNQ_CLz_1_14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5714.08500000043" calcext:value-type="float">
            <text:p>5714.0850000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Q_CLz_1_15)</text:p>
          </table:table-cell>
          <table:table-cell table:number-columns-repeated="11"/>
        </table:table-row>
        <table:table-row table:style-name="ro1">
          <table:table-cell office:value-type="float" office:value="1.15384615384615" calcext:value-type="float">
            <text:p>1.1538461538</text:p>
          </table:table-cell>
          <table:table-cell office:value-type="float" office:value="43524.8149999999" calcext:value-type="float">
            <text:p>43524.81499999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WNQ_CLz_1_16)</text:p>
          </table:table-cell>
          <table:table-cell table:number-columns-repeated="11"/>
        </table:table-row>
        <table:table-row table:style-name="ro1">
          <table:table-cell office:value-type="float" office:value="1.04761904761905" calcext:value-type="float">
            <text:p>1.0476190476</text:p>
          </table:table-cell>
          <table:table-cell office:value-type="float" office:value="10699.0450000009" calcext:value-type="float">
            <text:p>10699.04500000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WNQ_CLz_1_17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9830.07499999972" calcext:value-type="float">
            <text:p>9830.07499999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WNQ_CLz_1_18)</text:p>
          </table:table-cell>
          <table:table-cell table:number-columns-repeated="11"/>
        </table:table-row>
        <table:table-row table:style-name="ro1">
          <table:table-cell office:value-type="float" office:value="1.09756097560976" calcext:value-type="float">
            <text:p>1.0975609756</text:p>
          </table:table-cell>
          <table:table-cell office:value-type="float" office:value="18461.0650000004" calcext:value-type="float">
            <text:p>18461.06500000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WNQ_CLz_1_19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7329.86499999999" calcext:value-type="float">
            <text:p>7329.8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WNQ_CLz_1_20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10457.74" calcext:value-type="float">
            <text:p>10457.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Q_CLz_1_21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35093.2499999998" calcext:value-type="float">
            <text:p>35093.24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WNQ_CLz_1_22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30799.5399999997" calcext:value-type="float">
            <text:p>30799.539999999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Q_CLz_1_2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55.725" calcext:value-type="float">
            <text:p>10355.7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WNQ_CLz_1_2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6.7350000001" calcext:value-type="float">
            <text:p>9826.735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WNQ_CLz_1_25)</text:p>
          </table:table-cell>
          <table:table-cell table:number-columns-repeated="11"/>
        </table:table-row>
        <table:table-row table:style-name="ro1">
          <table:table-cell office:value-type="float" office:value="1.2258064516129" calcext:value-type="float">
            <text:p>1.2258064516</text:p>
          </table:table-cell>
          <table:table-cell office:value-type="float" office:value="103020.52" calcext:value-type="float">
            <text:p>103020.5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WNQ_CLz_1_26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24180.07" calcext:value-type="float">
            <text:p>24180.0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Q_CLz_1_27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8181.52500000001" calcext:value-type="float">
            <text:p>8181.5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Q_CLz_1_2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00.045" calcext:value-type="float">
            <text:p>19700.04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JNQ_hp8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51035.36" calcext:value-type="float">
            <text:p>51035.36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JNQ_hp8_1_1)</text:p>
          </table:table-cell>
          <table:table-cell table:number-columns-repeated="11"/>
        </table:table-row>
        <table:table-row table:style-name="ro1">
          <table:table-cell office:value-type="float" office:value="0.91304347826087" calcext:value-type="float">
            <text:p>0.9130434783</text:p>
          </table:table-cell>
          <table:table-cell office:value-type="float" office:value="62650.825" calcext:value-type="float">
            <text:p>62650.8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JNQ_hp8_1_2)</text:p>
          </table:table-cell>
          <table:table-cell table:number-columns-repeated="11"/>
        </table:table-row>
        <table:table-row table:style-name="ro1">
          <table:table-cell office:value-type="float" office:value="1.02941176470588" calcext:value-type="float">
            <text:p>1.0294117647</text:p>
          </table:table-cell>
          <table:table-cell office:value-type="float" office:value="34736.3100000001" calcext:value-type="float">
            <text:p>34736.31000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JNQ_hp8_1_3)</text:p>
          </table:table-cell>
          <table:table-cell table:number-columns-repeated="11"/>
        </table:table-row>
        <table:table-row table:style-name="ro1">
          <table:table-cell office:value-type="float" office:value="0.976744186046512" calcext:value-type="float">
            <text:p>0.976744186</text:p>
          </table:table-cell>
          <table:table-cell office:value-type="float" office:value="38128.17" calcext:value-type="float">
            <text:p>38128.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JNQ_hp8_1_4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40941.87" calcext:value-type="float">
            <text:p>40941.8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JNQ_hp8_1_5)</text:p>
          </table:table-cell>
          <table:table-cell table:number-columns-repeated="11"/>
        </table:table-row>
        <table:table-row table:style-name="ro1">
          <table:table-cell office:value-type="float" office:value="1.21428571428571" calcext:value-type="float">
            <text:p>1.2142857143</text:p>
          </table:table-cell>
          <table:table-cell office:value-type="float" office:value="23291.0550000001" calcext:value-type="float">
            <text:p>23291.05500000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JNQ_hp8_1_6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25545.1699999999" calcext:value-type="float">
            <text:p>25545.169999999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JNQ_hp8_1_7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882.0149999999" calcext:value-type="float">
            <text:p>10882.014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JNQ_hp8_1_8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8648.7850000002" calcext:value-type="float">
            <text:p>18648.7850000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JNQ_hp8_1_9)</text:p>
          </table:table-cell>
          <table:table-cell table:number-columns-repeated="11"/>
        </table:table-row>
        <table:table-row table:style-name="ro1">
          <table:table-cell office:value-type="float" office:value="0.979591836734694" calcext:value-type="float">
            <text:p>0.9795918367</text:p>
          </table:table-cell>
          <table:table-cell office:value-type="float" office:value="33965.7099999995" calcext:value-type="float">
            <text:p>33965.709999999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JNQ_hp8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23.44999999995" calcext:value-type="float">
            <text:p>9123.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JNQ_hp8_1_11)</text:p>
          </table:table-cell>
          <table:table-cell table:number-columns-repeated="11"/>
        </table:table-row>
        <table:table-row table:style-name="ro1">
          <table:table-cell office:value-type="float" office:value="0.942857142857143" calcext:value-type="float">
            <text:p>0.9428571429</text:p>
          </table:table-cell>
          <table:table-cell office:value-type="float" office:value="22414.2449999999" calcext:value-type="float">
            <text:p>22414.24499999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JNQ_hp8_1_12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11177.325" calcext:value-type="float">
            <text:p>11177.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JNQ_hp8_1_13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9399.74499999988" calcext:value-type="float">
            <text:p>9399.744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JNQ_hp8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33.2500000005" calcext:value-type="float">
            <text:p>42033.250000000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JNQ_hp8_1_15)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6785.2500000002" calcext:value-type="float">
            <text:p>26785.25000000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JNQ_hp8_1_16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42974.8849999998" calcext:value-type="float">
            <text:p>42974.884999999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JNQ_hp8_1_17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45522.9650000001" calcext:value-type="float">
            <text:p>45522.965000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JNQ_hp8_1_1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78.29499999993" calcext:value-type="float">
            <text:p>9178.29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JNQ_hp8_1_19)</text:p>
          </table:table-cell>
          <table:table-cell table:number-columns-repeated="11"/>
        </table:table-row>
        <table:table-row table:style-name="ro1">
          <table:table-cell office:value-type="float" office:value="1.06060606060606" calcext:value-type="float">
            <text:p>1.0606060606</text:p>
          </table:table-cell>
          <table:table-cell office:value-type="float" office:value="44772.8250000001" calcext:value-type="float">
            <text:p>44772.825000000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JNQ_hp8_1_20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59077.385" calcext:value-type="float">
            <text:p>59077.3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JNQ_hp8_1_21)</text:p>
          </table:table-cell>
          <table:table-cell table:number-columns-repeated="11"/>
        </table:table-row>
        <table:table-row table:style-name="ro1">
          <table:table-cell office:value-type="float" office:value="0.96078431372549" calcext:value-type="float">
            <text:p>0.9607843137</text:p>
          </table:table-cell>
          <table:table-cell office:value-type="float" office:value="7492.39999999979" calcext:value-type="float">
            <text:p>7492.39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JNQ_hp8_1_22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8529.59500000009" calcext:value-type="float">
            <text:p>8529.595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JNQ_hp8_1_23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3407.6349999999" calcext:value-type="float">
            <text:p>13407.63499999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JNQ_hp8_1_2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75.3049999999" calcext:value-type="float">
            <text:p>20575.30499999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JNQ_hp8_1_25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33287.26" calcext:value-type="float">
            <text:p>33287.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JNQ_hp8_1_26)</text:p>
          </table:table-cell>
          <table:table-cell table:number-columns-repeated="11"/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68602.83" calcext:value-type="float">
            <text:p>68602.83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JNQ_hp8_1_27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7226.995" calcext:value-type="float">
            <text:p>17226.99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VNQ__q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7005.675" calcext:value-type="float">
            <text:p>27005.67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VNQ__q_1_1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075.145" calcext:value-type="float">
            <text:p>18075.14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VNQ__q_1_2)</text:p>
          </table:table-cell>
          <table:table-cell table:number-columns-repeated="11"/>
        </table:table-row>
        <table:table-row table:style-name="ro1">
          <table:table-cell office:value-type="float" office:value="1.22727272727273" calcext:value-type="float">
            <text:p>1.2272727273</text:p>
          </table:table-cell>
          <table:table-cell office:value-type="float" office:value="46086.11" calcext:value-type="float">
            <text:p>46086.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VNQ__q_1_3)</text:p>
          </table:table-cell>
          <table:table-cell table:number-columns-repeated="11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9658.755" calcext:value-type="float">
            <text:p>49658.75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VNQ__q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8.51500000001" calcext:value-type="float">
            <text:p>6348.5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VNQ__q_1_5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33302.7299999999" calcext:value-type="float">
            <text:p>33302.72999999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VNQ__q_1_6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22738.25" calcext:value-type="float">
            <text:p>22738.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VNQ__q_1_7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8125.00499999999" calcext:value-type="float">
            <text:p>8125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bNDbgBp_1_title)</text:p>
          </table:table-cell>
          <table:table-cell table:number-columns-repeated="1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47984.9899999999" calcext:value-type="float">
            <text:p>47984.989999999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bNDbgBp_1_1)</text:p>
          </table:table-cell>
          <table:table-cell table:number-columns-repeated="11"/>
        </table:table-row>
        <table:table-row table:style-name="ro1">
          <table:table-cell office:value-type="float" office:value="1.21875" calcext:value-type="float">
            <text:p>1.21875</text:p>
          </table:table-cell>
          <table:table-cell office:value-type="float" office:value="48392.005" calcext:value-type="float">
            <text:p>48392.00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bNDbgBp_1_2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10487.005" calcext:value-type="float">
            <text:p>110487.00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bNDbgBp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438.01" calcext:value-type="float">
            <text:p>45438.0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bNDbgBp_1_4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944.985" calcext:value-type="float">
            <text:p>27944.98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bNDbgBp_1_5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51385.005" calcext:value-type="float">
            <text:p>51385.00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bNDbgBp_1_6)</text:p>
          </table:table-cell>
          <table:table-cell table:number-columns-repeated="11"/>
        </table:table-row>
        <table:table-row table:style-name="ro1">
          <table:table-cell office:value-type="float" office:value="0.945945945945946" calcext:value-type="float">
            <text:p>0.9459459459</text:p>
          </table:table-cell>
          <table:table-cell office:value-type="float" office:value="18714" calcext:value-type="float">
            <text:p>187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bNDbgBp_1_7)</text:p>
          </table:table-cell>
          <table:table-cell table:number-columns-repeated="11"/>
        </table:table-row>
        <table:table-row table:style-name="ro1">
          <table:table-cell office:value-type="float" office:value="0.851063829787234" calcext:value-type="float">
            <text:p>0.8510638298</text:p>
          </table:table-cell>
          <table:table-cell office:value-type="float" office:value="12712" calcext:value-type="float">
            <text:p>127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bNDbgBp_1_8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3643.0100000001" calcext:value-type="float">
            <text:p>43643.010000000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bNDbgBp_1_9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317.0050000002" calcext:value-type="float">
            <text:p>11317.0050000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bNDbgBp_1_10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4158.005" calcext:value-type="float">
            <text:p>14158.00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bNDbgBp_1_11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6450.00500000001" calcext:value-type="float">
            <text:p>6450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RMrJJ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655.995" calcext:value-type="float">
            <text:p>40655.99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RMrJJ_1_1)</text:p>
          </table:table-cell>
          <table:table-cell table:number-columns-repeated="11"/>
        </table:table-row>
        <table:table-row table:style-name="ro1">
          <table:table-cell office:value-type="float" office:value="1.59090909090909" calcext:value-type="float">
            <text:p>1.5909090909</text:p>
          </table:table-cell>
          <table:table-cell office:value-type="float" office:value="14885" calcext:value-type="float">
            <text:p>148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3NRMrJJ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06.005" calcext:value-type="float">
            <text:p>86706.00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3NRMrJJ_1_3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25.99999999997" calcext:value-type="float">
            <text:p>64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3NRMrJJ_1_4)</text:p>
          </table:table-cell>
          <table:table-cell table:number-columns-repeated="11"/>
        </table:table-row>
        <table:table-row table:style-name="ro1">
          <table:table-cell office:value-type="float" office:value="0.906976744186046" calcext:value-type="float">
            <text:p>0.9069767442</text:p>
          </table:table-cell>
          <table:table-cell office:value-type="float" office:value="82830.005" calcext:value-type="float">
            <text:p>82830.005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3NRMrJJ_1_5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8569.995" calcext:value-type="float">
            <text:p>8569.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RMrJJ_1_6)</text:p>
          </table:table-cell>
          <table:table-cell table:number-columns-repeated="11"/>
        </table:table-row>
        <table:table-row table:style-name="ro1">
          <table:table-cell office:value-type="float" office:value="0.942857142857143" calcext:value-type="float">
            <text:p>0.9428571429</text:p>
          </table:table-cell>
          <table:table-cell office:value-type="float" office:value="113675" calcext:value-type="float">
            <text:p>1136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3NRMrJJ_1_7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8367.00000000012" calcext:value-type="float">
            <text:p>8367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3NRMrJJ_1_8)</text:p>
          </table:table-cell>
          <table:table-cell table:number-columns-repeated="11"/>
        </table:table-row>
        <table:table-row table:style-name="ro1">
          <table:table-cell office:value-type="float" office:value="0.893617021276596" calcext:value-type="float">
            <text:p>0.8936170213</text:p>
          </table:table-cell>
          <table:table-cell office:value-type="float" office:value="147015" calcext:value-type="float">
            <text:p>147015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3NRMrJJ_1_9)</text:p>
          </table:table-cell>
          <table:table-cell table:number-columns-repeated="11"/>
        </table:table-row>
        <table:table-row table:style-name="ro1">
          <table:table-cell office:value-type="float" office:value="1.11764705882353" calcext:value-type="float">
            <text:p>1.1176470588</text:p>
          </table:table-cell>
          <table:table-cell office:value-type="float" office:value="6525.00499999989" calcext:value-type="float">
            <text:p>6525.0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NRMrJJ_1_10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49463.995" calcext:value-type="float">
            <text:p>49463.9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RMrJJ_1_11)</text:p>
          </table:table-cell>
          <table:table-cell table:number-columns-repeated="11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12658.0000000002" calcext:value-type="float">
            <text:p>12658.00000000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3NRMrJJ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8.00000000023" calcext:value-type="float">
            <text:p>8838.000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RMrJJ_1_13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75.01" calcext:value-type="float">
            <text:p>25975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3NRMrJJ_1_14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49.0100000002" calcext:value-type="float">
            <text:p>15249.010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3NRMrJJ_1_15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20763.99" calcext:value-type="float">
            <text:p>20763.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3NRMrJJ_1_16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18396.0049999999" calcext:value-type="float">
            <text:p>18396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RMrJJ_1_17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19550.0000000007" calcext:value-type="float">
            <text:p>19550.0000000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NRMrJJ_1_18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11592.0050000001" calcext:value-type="float">
            <text:p>11592.00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3NRMrJJ_1_19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9188" calcext:value-type="float">
            <text:p>9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3NRMrJJ_1_2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58.01000000024" calcext:value-type="float">
            <text:p>7858.010000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3NRMrJJ_1_21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27677.0050000001" calcext:value-type="float">
            <text:p>27677.005000000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3NRMrJJ_1_22)</text:p>
          </table:table-cell>
          <table:table-cell table:number-columns-repeated="11"/>
        </table:table-row>
        <table:table-row table:style-name="ro1">
          <table:table-cell office:value-type="float" office:value="0.943396226415094" calcext:value-type="float">
            <text:p>0.9433962264</text:p>
          </table:table-cell>
          <table:table-cell office:value-type="float" office:value="44696.9949999999" calcext:value-type="float">
            <text:p>44696.99499999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3NRMrJJ_1_23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12554.0050000004" calcext:value-type="float">
            <text:p>12554.00500000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3NRMrJJ_1_24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293381" calcext:value-type="float">
            <text:p>29338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3NRMrJJ_1_25)</text:p>
          </table:table-cell>
          <table:table-cell table:number-columns-repeated="11"/>
        </table:table-row>
        <table:table-row table:style-name="ro1">
          <table:table-cell office:value-type="float" office:value="0.863636363636364" calcext:value-type="float">
            <text:p>0.8636363636</text:p>
          </table:table-cell>
          <table:table-cell office:value-type="float" office:value="10174.0000000002" calcext:value-type="float">
            <text:p>10174.000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NRMrJJ_1_26)</text:p>
          </table:table-cell>
          <table:table-cell table:number-columns-repeated="11"/>
        </table:table-row>
        <table:table-row table:style-name="ro1">
          <table:table-cell office:value-type="float" office:value="0.851851851851852" calcext:value-type="float">
            <text:p>0.8518518519</text:p>
          </table:table-cell>
          <table:table-cell office:value-type="float" office:value="39360.0050000004" calcext:value-type="float">
            <text:p>39360.005000000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3NRMrJJ_1_27)</text:p>
          </table:table-cell>
          <table:table-cell table:number-columns-repeated="11"/>
        </table:table-row>
        <table:table-row table:style-name="ro1">
          <table:table-cell office:value-type="float" office:value="1.21052631578947" calcext:value-type="float">
            <text:p>1.2105263158</text:p>
          </table:table-cell>
          <table:table-cell office:value-type="float" office:value="14163.005" calcext:value-type="float">
            <text:p>14163.0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3NRMrJJ_1_28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14313.9950000001" calcext:value-type="float">
            <text:p>14313.99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HNRNRy5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878.0050000001" calcext:value-type="float">
            <text:p>22878.005000000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HNRNRy5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0.0050000001" calcext:value-type="float">
            <text:p>11760.00500000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HNRNRy5_1_2)</text:p>
          </table:table-cell>
          <table:table-cell table:number-columns-repeated="11"/>
        </table:table-row>
        <table:table-row table:style-name="ro1">
          <table:table-cell office:value-type="float" office:value="1.05405405405405" calcext:value-type="float">
            <text:p>1.0540540541</text:p>
          </table:table-cell>
          <table:table-cell office:value-type="float" office:value="696633" calcext:value-type="float">
            <text:p>6966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HNRNRy5_1_3)</text:p>
          </table:table-cell>
          <table:table-cell table:number-columns-repeated="11"/>
        </table:table-row>
        <table:table-row table:style-name="ro1">
          <table:table-cell office:value-type="float" office:value="1.15625" calcext:value-type="float">
            <text:p>1.15625</text:p>
          </table:table-cell>
          <table:table-cell office:value-type="float" office:value="9828" calcext:value-type="float">
            <text:p>98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HNRNRy5_1_4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34586.9949999996" calcext:value-type="float">
            <text:p>34586.99499999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HNRNRy5_1_5)</text:p>
          </table:table-cell>
          <table:table-cell table:number-columns-repeated="11"/>
        </table:table-row>
        <table:table-row table:style-name="ro1">
          <table:table-cell office:value-type="float" office:value="1.06896551724138" calcext:value-type="float">
            <text:p>1.0689655172</text:p>
          </table:table-cell>
          <table:table-cell office:value-type="float" office:value="52186" calcext:value-type="float">
            <text:p>5218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HNRNRy5_1_6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85219.0050000001" calcext:value-type="float">
            <text:p>85219.0050000001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HNRNRy5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48.9999999995" calcext:value-type="float">
            <text:p>18848.99999999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HNRNRy5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45" calcext:value-type="float">
            <text:p>56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wNRNfFN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269" calcext:value-type="float">
            <text:p>2826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wNRNfFN_1_1)</text:p>
          </table:table-cell>
          <table:table-cell table:number-columns-repeated="11"/>
        </table:table-row>
        <table:table-row table:style-name="ro1">
          <table:table-cell office:value-type="float" office:value="1.23333333333333" calcext:value-type="float">
            <text:p>1.2333333333</text:p>
          </table:table-cell>
          <table:table-cell office:value-type="float" office:value="15779.01" calcext:value-type="float">
            <text:p>15779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wNRNfFN_1_2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99.99999999999" calcext:value-type="float">
            <text:p>5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wNRNfFN_1_3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1348.005" calcext:value-type="float">
            <text:p>11348.0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wNRNfFN_1_4)</text:p>
          </table:table-cell>
          <table:table-cell table:number-columns-repeated="11"/>
        </table:table-row>
        <table:table-row table:style-name="ro1">
          <table:table-cell office:value-type="float" office:value="1.20689655172414" calcext:value-type="float">
            <text:p>1.2068965517</text:p>
          </table:table-cell>
          <table:table-cell office:value-type="float" office:value="19752" calcext:value-type="float">
            <text:p>197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wNRNfFN_1_5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7748.01" calcext:value-type="float">
            <text:p>17748.0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wNRNfFN_1_6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23924.995" calcext:value-type="float">
            <text:p>23924.99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RNfFN_1_7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11855" calcext:value-type="float">
            <text:p>118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wNRNfFN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206.995" calcext:value-type="float">
            <text:p>104206.995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wNRNfFN_1_9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35734.995" calcext:value-type="float">
            <text:p>35734.99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wNRNfFN_1_10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809" calcext:value-type="float">
            <text:p>5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wNRNfFN_1_11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0982.0000000002" calcext:value-type="float">
            <text:p>20982.00000000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RNfFN_1_12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34165.0049999999" calcext:value-type="float">
            <text:p>34165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wNRNfFN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00.9950000002" calcext:value-type="float">
            <text:p>10200.99500000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wNRNfFN_1_14)</text:p>
          </table:table-cell>
          <table:table-cell table:number-columns-repeated="11"/>
        </table:table-row>
        <table:table-row table:style-name="ro1">
          <table:table-cell office:value-type="float" office:value="0.973684210526316" calcext:value-type="float">
            <text:p>0.9736842105</text:p>
          </table:table-cell>
          <table:table-cell office:value-type="float" office:value="21046.0000000002" calcext:value-type="float">
            <text:p>21046.00000000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wNRNfFN_1_15)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3059.995" calcext:value-type="float">
            <text:p>13059.9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wNRNfFN_1_16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14161.9999999999" calcext:value-type="float">
            <text:p>14161.999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wNRNfFN_1_17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7146.99999999988" calcext:value-type="float">
            <text:p>7146.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wNRNfFN_1_18)</text:p>
          </table:table-cell>
          <table:table-cell table:number-columns-repeated="11"/>
        </table:table-row>
        <table:table-row table:style-name="ro1">
          <table:table-cell office:value-type="float" office:value="1.36363636363636" calcext:value-type="float">
            <text:p>1.3636363636</text:p>
          </table:table-cell>
          <table:table-cell office:value-type="float" office:value="22714.125" calcext:value-type="float">
            <text:p>22714.1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FNRmWor_1_title)</text:p>
          </table:table-cell>
          <table:table-cell table:number-columns-repeated="1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3421.47" calcext:value-type="float">
            <text:p>33421.4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FNRmWor_1_1)</text:p>
          </table:table-cell>
          <table:table-cell table:number-columns-repeated="11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14735.13" calcext:value-type="float">
            <text:p>14735.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FNRmWor_1_2)</text:p>
          </table:table-cell>
          <table:table-cell table:number-columns-repeated="11"/>
        </table:table-row>
        <table:table-row table:style-name="ro1">
          <table:table-cell office:value-type="float" office:value="1.02325581395349" calcext:value-type="float">
            <text:p>1.023255814</text:p>
          </table:table-cell>
          <table:table-cell office:value-type="float" office:value="41556.9699999998" calcext:value-type="float">
            <text:p>41556.969999999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FNRmWor_1_3)</text:p>
          </table:table-cell>
          <table:table-cell table:number-columns-repeated="11"/>
        </table:table-row>
        <table:table-row table:style-name="ro1">
          <table:table-cell office:value-type="float" office:value="1.40740740740741" calcext:value-type="float">
            <text:p>1.4074074074</text:p>
          </table:table-cell>
          <table:table-cell office:value-type="float" office:value="133740.345" calcext:value-type="float">
            <text:p>133740.345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FNRmWor_1_4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20282.3350000001" calcext:value-type="float">
            <text:p>20282.335000000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FNRmWor_1_5)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0632.995" calcext:value-type="float">
            <text:p>50632.9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FNRmWor_1_6)</text:p>
          </table:table-cell>
          <table:table-cell table:number-columns-repeated="11"/>
        </table:table-row>
        <table:table-row table:style-name="ro1">
          <table:table-cell office:value-type="float" office:value="1.20833333333333" calcext:value-type="float">
            <text:p>1.2083333333</text:p>
          </table:table-cell>
          <table:table-cell office:value-type="float" office:value="19912.26" calcext:value-type="float">
            <text:p>19912.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FNRmWor_1_7)</text:p>
          </table:table-cell>
          <table:table-cell table:number-columns-repeated="11"/>
        </table:table-row>
        <table:table-row table:style-name="ro1">
          <table:table-cell office:value-type="float" office:value="1.46153846153846" calcext:value-type="float">
            <text:p>1.4615384615</text:p>
          </table:table-cell>
          <table:table-cell office:value-type="float" office:value="16912.975" calcext:value-type="float">
            <text:p>16912.9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FNRmWor_1_8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7955.80000000005" calcext:value-type="float">
            <text:p>7955.8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FNRmWor_1_9)</text:p>
          </table:table-cell>
          <table:table-cell table:number-columns-repeated="11"/>
        </table:table-row>
        <table:table-row table:style-name="ro1">
          <table:table-cell office:value-type="float" office:value="1.06818181818182" calcext:value-type="float">
            <text:p>1.0681818182</text:p>
          </table:table-cell>
          <table:table-cell office:value-type="float" office:value="68617.7199999999" calcext:value-type="float">
            <text:p>68617.7199999999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FNRmWor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48.7750000001" calcext:value-type="float">
            <text:p>23048.77500000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FNRmWor_1_11)</text:p>
          </table:table-cell>
          <table:table-cell table:number-columns-repeated="11"/>
        </table:table-row>
        <table:table-row table:style-name="ro1">
          <table:table-cell office:value-type="float" office:value="1.23333333333333" calcext:value-type="float">
            <text:p>1.2333333333</text:p>
          </table:table-cell>
          <table:table-cell office:value-type="float" office:value="169763.795" calcext:value-type="float">
            <text:p>169763.79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FNRmWor_1_12)</text:p>
          </table:table-cell>
          <table:table-cell table:number-columns-repeated="11"/>
        </table:table-row>
        <table:table-row table:style-name="ro1">
          <table:table-cell office:value-type="float" office:value="1.13513513513514" calcext:value-type="float">
            <text:p>1.1351351351</text:p>
          </table:table-cell>
          <table:table-cell office:value-type="float" office:value="32424.2399999999" calcext:value-type="float">
            <text:p>32424.2399999999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FNRmWor_1_13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5148.37000000011" calcext:value-type="float">
            <text:p>5148.3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FNRmWor_1_14)</text:p>
          </table:table-cell>
          <table:table-cell table:number-columns-repeated="11"/>
        </table:table-row>
        <table:table-row table:style-name="ro1">
          <table:table-cell office:value-type="float" office:value="1.26086956521739" calcext:value-type="float">
            <text:p>1.2608695652</text:p>
          </table:table-cell>
          <table:table-cell office:value-type="float" office:value="8960.41999999993" calcext:value-type="float">
            <text:p>8960.41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FNRmWor_1_15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6914.4850000001" calcext:value-type="float">
            <text:p>6914.48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FNRmWor_1_16)</text:p>
          </table:table-cell>
          <table:table-cell table:number-columns-repeated="11"/>
        </table:table-row>
        <table:table-row table:style-name="ro1">
          <table:table-cell office:value-type="float" office:value="0.953488372093023" calcext:value-type="float">
            <text:p>0.9534883721</text:p>
          </table:table-cell>
          <table:table-cell office:value-type="float" office:value="31632.4299999997" calcext:value-type="float">
            <text:p>31632.4299999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FNRmWor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32.26" calcext:value-type="float">
            <text:p>35132.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rNRmina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005.94" calcext:value-type="float">
            <text:p>33005.9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rNRmina_1_1)</text:p>
          </table:table-cell>
          <table:table-cell table:number-columns-repeated="11"/>
        </table:table-row>
        <table:table-row table:style-name="ro1">
          <table:table-cell office:value-type="float" office:value="0.939393939393939" calcext:value-type="float">
            <text:p>0.9393939394</text:p>
          </table:table-cell>
          <table:table-cell office:value-type="float" office:value="503325.775" calcext:value-type="float">
            <text:p>503325.77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rNRmina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30.345" calcext:value-type="float">
            <text:p>19730.3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rNRmina_1_3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5200.76" calcext:value-type="float">
            <text:p>15200.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rNRmina_1_4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3999.4950000001" calcext:value-type="float">
            <text:p>43999.495000000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rNRmina_1_5)</text:p>
          </table:table-cell>
          <table:table-cell table:number-columns-repeated="11"/>
        </table:table-row>
        <table:table-row table:style-name="ro1">
          <table:table-cell office:value-type="float" office:value="0.931034482758621" calcext:value-type="float">
            <text:p>0.9310344828</text:p>
          </table:table-cell>
          <table:table-cell office:value-type="float" office:value="246121.21" calcext:value-type="float">
            <text:p>246121.21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rNRmina_1_6)</text:p>
          </table:table-cell>
          <table:table-cell table:number-columns-repeated="11"/>
        </table:table-row>
        <table:table-row table:style-name="ro1">
          <table:table-cell office:value-type="float" office:value="0.823529411764706" calcext:value-type="float">
            <text:p>0.8235294118</text:p>
          </table:table-cell>
          <table:table-cell office:value-type="float" office:value="8248.11999999988" calcext:value-type="float">
            <text:p>8248.11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rNRmina_1_7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12908.6850000001" calcext:value-type="float">
            <text:p>12908.68500000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rNRmina_1_8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7756.64999999991" calcext:value-type="float">
            <text:p>7756.64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rNRmina_1_9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157930.655000001" calcext:value-type="float">
            <text:p>157930.655000001</text:p>
          </table:table-cell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rNRmina_1_10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28068.0350000002" calcext:value-type="float">
            <text:p>28068.035000000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rNRmina_1_11)</text:p>
          </table:table-cell>
          <table:table-cell table:number-columns-repeated="11"/>
        </table:table-row>
        <table:table-row table:style-name="ro1">
          <table:table-cell office:value-type="float" office:value="0.903225806451613" calcext:value-type="float">
            <text:p>0.9032258065</text:p>
          </table:table-cell>
          <table:table-cell office:value-type="float" office:value="51363.7249999999" calcext:value-type="float">
            <text:p>51363.724999999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rNRmina_1_12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7059.0449999999" calcext:value-type="float">
            <text:p>17059.044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rNRmina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4.805" calcext:value-type="float">
            <text:p>9434.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SNRn1_o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6996.71" calcext:value-type="float">
            <text:p>26996.7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SNRn1_o_1_1)</text:p>
          </table:table-cell>
          <table:table-cell table:number-columns-repeated="11"/>
        </table:table-row>
        <table:table-row table:style-name="ro1">
          <table:table-cell office:value-type="float" office:value="1.42307692307692" calcext:value-type="float">
            <text:p>1.4230769231</text:p>
          </table:table-cell>
          <table:table-cell office:value-type="float" office:value="21945.74" calcext:value-type="float">
            <text:p>21945.7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SNRn1_o_1_2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7006.89000000001" calcext:value-type="float">
            <text:p>7006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SNRn1_o_1_3)</text:p>
          </table:table-cell>
          <table:table-cell table:number-columns-repeated="11"/>
        </table:table-row>
        <table:table-row table:style-name="ro1">
          <table:table-cell office:value-type="float" office:value="0.942857142857143" calcext:value-type="float">
            <text:p>0.9428571429</text:p>
          </table:table-cell>
          <table:table-cell office:value-type="float" office:value="17581.14" calcext:value-type="float">
            <text:p>17581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SNRn1_o_1_4)</text:p>
          </table:table-cell>
          <table:table-cell table:number-columns-repeated="11"/>
        </table:table-row>
        <table:table-row table:style-name="ro1">
          <table:table-cell office:value-type="float" office:value="1.05128205128205" calcext:value-type="float">
            <text:p>1.0512820513</text:p>
          </table:table-cell>
          <table:table-cell office:value-type="float" office:value="12218.925" calcext:value-type="float">
            <text:p>12218.9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SNRn1_o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144.3649999999" calcext:value-type="float">
            <text:p>19144.364999999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SNRn1_o_1_6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960.705" calcext:value-type="float">
            <text:p>15960.70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NRn1_o_1_7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6690.50000000012" calcext:value-type="float">
            <text:p>6690.5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SNRn1_o_1_8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39735.9950000001" calcext:value-type="float">
            <text:p>39735.995000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SNRn1_o_1_9)</text:p>
          </table:table-cell>
          <table:table-cell table:number-columns-repeated="11"/>
        </table:table-row>
        <table:table-row table:style-name="ro1">
          <table:table-cell office:value-type="float" office:value="0.848484848484848" calcext:value-type="float">
            <text:p>0.8484848485</text:p>
          </table:table-cell>
          <table:table-cell office:value-type="float" office:value="106284.33" calcext:value-type="float">
            <text:p>106284.33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SNRn1_o_1_10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14117.355" calcext:value-type="float">
            <text:p>14117.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SNRn1_o_1_11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6291.59500000009" calcext:value-type="float">
            <text:p>6291.5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SNRn1_o_1_12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18696.755" calcext:value-type="float">
            <text:p>18696.75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SNRn1_o_1_13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6186.38499999995" calcext:value-type="float">
            <text:p>6186.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SNRn1_o_1_14)</text:p>
          </table:table-cell>
          <table:table-cell table:number-columns-repeated="11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8828.47" calcext:value-type="float">
            <text:p>18828.4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SNRn1_o_1_15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4920.04500000004" calcext:value-type="float">
            <text:p>4920.04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SNRn1_o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17.39500000002" calcext:value-type="float">
            <text:p>9817.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SNRn1_o_1_17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6381.4650000001" calcext:value-type="float">
            <text:p>16381.46500000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SNRn1_o_1_18)</text:p>
          </table:table-cell>
          <table:table-cell table:number-columns-repeated="11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office:value-type="float" office:value="7183.91499999998" calcext:value-type="float">
            <text:p>7183.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SNRn1_o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4.405" calcext:value-type="float">
            <text:p>5814.4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8NRn3ZS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25613.415" calcext:value-type="float">
            <text:p>25613.415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8NRn3ZS_1_1)</text:p>
          </table:table-cell>
          <table:table-cell table:number-columns-repeated="11"/>
        </table:table-row>
        <table:table-row table:style-name="ro1">
          <table:table-cell office:value-type="float" office:value="1.38095238095238" calcext:value-type="float">
            <text:p>1.380952381</text:p>
          </table:table-cell>
          <table:table-cell office:value-type="float" office:value="4978.72000000001" calcext:value-type="float">
            <text:p>4978.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8NRn3ZS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536.12" calcext:value-type="float">
            <text:p>147536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NRn3ZS_1_3)</text:p>
          </table:table-cell>
          <table:table-cell table:number-columns-repeated="11"/>
        </table:table-row>
        <table:table-row table:style-name="ro1">
          <table:table-cell office:value-type="float" office:value="1.19230769230769" calcext:value-type="float">
            <text:p>1.1923076923</text:p>
          </table:table-cell>
          <table:table-cell office:value-type="float" office:value="12394.525" calcext:value-type="float">
            <text:p>12394.5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8NRn3ZS_1_4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24304.1900000001" calcext:value-type="float">
            <text:p>24304.19000000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8NRn3ZS_1_5)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6352.98500000004" calcext:value-type="float">
            <text:p>6352.98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8NRn3ZS_1_6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6689.15000000002" calcext:value-type="float">
            <text:p>6689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8NRn3ZS_1_7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14452.71" calcext:value-type="float">
            <text:p>14452.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8NRn3ZS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7.56500000006" calcext:value-type="float">
            <text:p>9807.56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8NRn3ZS_1_9)</text:p>
          </table:table-cell>
          <table:table-cell table:number-columns-repeated="11"/>
        </table:table-row>
        <table:table-row table:style-name="ro1">
          <table:table-cell office:value-type="float" office:value="1.04545454545455" calcext:value-type="float">
            <text:p>1.0454545455</text:p>
          </table:table-cell>
          <table:table-cell office:value-type="float" office:value="7155.10500000004" calcext:value-type="float">
            <text:p>7155.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8NRn3ZS_1_10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8128.29999999993" calcext:value-type="float">
            <text:p>8128.29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8NRn3ZS_1_11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33083.82" calcext:value-type="float">
            <text:p>33083.8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ZNRnAK_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8995.87" calcext:value-type="float">
            <text:p>18995.8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ZNRnAK__1_1)</text:p>
          </table:table-cell>
          <table:table-cell table:number-columns-repeated="11"/>
        </table:table-row>
        <table:table-row table:style-name="ro1">
          <table:table-cell office:value-type="float" office:value="1.23076923076923" calcext:value-type="float">
            <text:p>1.2307692308</text:p>
          </table:table-cell>
          <table:table-cell office:value-type="float" office:value="17371.06" calcext:value-type="float">
            <text:p>17371.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ZNRnAK__1_2)</text:p>
          </table:table-cell>
          <table:table-cell table:number-columns-repeated="11"/>
        </table:table-row>
        <table:table-row table:style-name="ro1">
          <table:table-cell office:value-type="float" office:value="1.57894736842105" calcext:value-type="float">
            <text:p>1.5789473684</text:p>
          </table:table-cell>
          <table:table-cell office:value-type="float" office:value="32184.575" calcext:value-type="float">
            <text:p>32184.5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ZNRnAK__1_3)</text:p>
          </table:table-cell>
          <table:table-cell table:number-columns-repeated="11"/>
        </table:table-row>
        <table:table-row table:style-name="ro1">
          <table:table-cell office:value-type="float" office:value="1.03333333333333" calcext:value-type="float">
            <text:p>1.0333333333</text:p>
          </table:table-cell>
          <table:table-cell office:value-type="float" office:value="21795.295" calcext:value-type="float">
            <text:p>21795.2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ZNRnAK__1_4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38507.0500000001" calcext:value-type="float">
            <text:p>38507.05000000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ZNRnAK__1_5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8148.57000000007" calcext:value-type="float">
            <text:p>8148.57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ZNRnAK__1_6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25454.3849999999" calcext:value-type="float">
            <text:p>25454.384999999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ZNRnAK_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29.72499999998" calcext:value-type="float">
            <text:p>6529.7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ZNRnAK__1_8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4527.82" calcext:value-type="float">
            <text:p>24527.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PNRnGie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7059.475" calcext:value-type="float">
            <text:p>27059.47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RnGie_1_1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18167.27" calcext:value-type="float">
            <text:p>18167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PNRnGie_1_2)</text:p>
          </table:table-cell>
          <table:table-cell table:number-columns-repeated="11"/>
        </table:table-row>
        <table:table-row table:style-name="ro1">
          <table:table-cell office:value-type="float" office:value="1.26086956521739" calcext:value-type="float">
            <text:p>1.2608695652</text:p>
          </table:table-cell>
          <table:table-cell office:value-type="float" office:value="60727.0500000001" calcext:value-type="float">
            <text:p>60727.05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PNRnGie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41.94000000006" calcext:value-type="float">
            <text:p>5841.94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PNRnGie_1_4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5113.73999999987" calcext:value-type="float">
            <text:p>5113.73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PNRnGie_1_5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9177.78000000014" calcext:value-type="float">
            <text:p>9177.780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PNRnGie_1_6)</text:p>
          </table:table-cell>
          <table:table-cell table:number-columns-repeated="11"/>
        </table:table-row>
        <table:table-row table:style-name="ro1">
          <table:table-cell office:value-type="float" office:value="1.26923076923077" calcext:value-type="float">
            <text:p>1.2692307692</text:p>
          </table:table-cell>
          <table:table-cell office:value-type="float" office:value="6258.05999999994" calcext:value-type="float">
            <text:p>6258.05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PNRnGie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96.40499999991" calcext:value-type="float">
            <text:p>5496.4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PNRnGie_1_8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759.0149999999" calcext:value-type="float">
            <text:p>5759.01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PNRnGie_1_9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6284.445" calcext:value-type="float">
            <text:p>256284.44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PNRnGie_1_10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6413.70500000002" calcext:value-type="float">
            <text:p>6413.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PNRnGie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01.2450000001" calcext:value-type="float">
            <text:p>21001.245000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CNRnKHT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28099.93" calcext:value-type="float">
            <text:p>28099.9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RnKHT_1_1)</text:p>
          </table:table-cell>
          <table:table-cell table:number-columns-repeated="11"/>
        </table:table-row>
        <table:table-row table:style-name="ro1">
          <table:table-cell office:value-type="float" office:value="1.45454545454545" calcext:value-type="float">
            <text:p>1.4545454545</text:p>
          </table:table-cell>
          <table:table-cell office:value-type="float" office:value="144181.9" calcext:value-type="float">
            <text:p>144181.9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CNRnKHT_1_2)</text:p>
          </table:table-cell>
          <table:table-cell table:number-columns-repeated="11"/>
        </table:table-row>
        <table:table-row table:style-name="ro1">
          <table:table-cell office:value-type="float" office:value="1.35294117647059" calcext:value-type="float">
            <text:p>1.3529411765</text:p>
          </table:table-cell>
          <table:table-cell office:value-type="float" office:value="19327.2600000001" calcext:value-type="float">
            <text:p>19327.26000000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CNRnKHT_1_3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6159.34000000003" calcext:value-type="float">
            <text:p>6159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RnKHT_1_4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8057.61999999994" calcext:value-type="float">
            <text:p>8057.61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RnKHT_1_5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41712.4350000001" calcext:value-type="float">
            <text:p>41712.435000000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CNRnKHT_1_6)</text:p>
          </table:table-cell>
          <table:table-cell table:number-columns-repeated="11"/>
        </table:table-row>
        <table:table-row table:style-name="ro1">
          <table:table-cell office:value-type="float" office:value="0.974358974358974" calcext:value-type="float">
            <text:p>0.9743589744</text:p>
          </table:table-cell>
          <table:table-cell office:value-type="float" office:value="46559.1699999999" calcext:value-type="float">
            <text:p>46559.16999999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CNRnKHT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0.51500000013" calcext:value-type="float">
            <text:p>8090.51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CNRnKHT_1_8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25588.3999999999" calcext:value-type="float">
            <text:p>25588.3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CNRnKHT_1_9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32506.19" calcext:value-type="float">
            <text:p>32506.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INRoSB1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790.545" calcext:value-type="float">
            <text:p>24790.54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INRoSB1_1_1)</text:p>
          </table:table-cell>
          <table:table-cell table:number-columns-repeated="11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26204.635" calcext:value-type="float">
            <text:p>126204.635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INRoSB1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626.8799999998" calcext:value-type="float">
            <text:p>44626.879999999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INRoSB1_1_3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30958.605" calcext:value-type="float">
            <text:p>30958.60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INRoSB1_1_4)</text:p>
          </table:table-cell>
          <table:table-cell table:number-columns-repeated="11"/>
        </table:table-row>
        <table:table-row table:style-name="ro1">
          <table:table-cell office:value-type="float" office:value="0.852941176470588" calcext:value-type="float">
            <text:p>0.8529411765</text:p>
          </table:table-cell>
          <table:table-cell office:value-type="float" office:value="150605.685" calcext:value-type="float">
            <text:p>150605.6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INRoSB1_1_5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25904.7200000001" calcext:value-type="float">
            <text:p>25904.720000000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INRoSB1_1_6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5132.93500000006" calcext:value-type="float">
            <text:p>5132.93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INRoSB1_1_7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9662.48" calcext:value-type="float">
            <text:p>19662.4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INR-h55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41593.075" calcext:value-type="float">
            <text:p>41593.07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INR-h55_1_1)</text:p>
          </table:table-cell>
          <table:table-cell table:number-columns-repeated="11"/>
        </table:table-row>
        <table:table-row table:style-name="ro1">
          <table:table-cell office:value-type="float" office:value="1.12903225806452" calcext:value-type="float">
            <text:p>1.1290322581</text:p>
          </table:table-cell>
          <table:table-cell office:value-type="float" office:value="15346.02" calcext:value-type="float">
            <text:p>15346.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INR-h55_1_2)</text:p>
          </table:table-cell>
          <table:table-cell table:number-columns-repeated="11"/>
        </table:table-row>
        <table:table-row table:style-name="ro1">
          <table:table-cell office:value-type="float" office:value="0.910714285714286" calcext:value-type="float">
            <text:p>0.9107142857</text:p>
          </table:table-cell>
          <table:table-cell office:value-type="float" office:value="71594.975" calcext:value-type="float">
            <text:p>71594.97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INR-h55_1_3)</text:p>
          </table:table-cell>
          <table:table-cell table:number-columns-repeated="11"/>
        </table:table-row>
        <table:table-row table:style-name="ro1">
          <table:table-cell office:value-type="float" office:value="1.13793103448276" calcext:value-type="float">
            <text:p>1.1379310345</text:p>
          </table:table-cell>
          <table:table-cell office:value-type="float" office:value="7332.01500000001" calcext:value-type="float">
            <text:p>7332.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INR-h55_1_4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5673.88000000001" calcext:value-type="float">
            <text:p>5673.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INR-h55_1_5)</text:p>
          </table:table-cell>
          <table:table-cell table:number-columns-repeated="11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45646.5299999999" calcext:value-type="float">
            <text:p>45646.529999999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INR-h55_1_6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78028.4950000001" calcext:value-type="float">
            <text:p>78028.495000000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INR-h55_1_7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6409.64999999991" calcext:value-type="float">
            <text:p>6409.64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INR-h55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097.975" calcext:value-type="float">
            <text:p>37097.97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ZNR-vHQ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19686.41" calcext:value-type="float">
            <text:p>19686.4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ZNR-vHQ_1_1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28779.755" calcext:value-type="float">
            <text:p>28779.75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ZNR-vHQ_1_2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12859.27" calcext:value-type="float">
            <text:p>12859.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ZNR-vHQ_1_3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325.7549999999" calcext:value-type="float">
            <text:p>14325.754999999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ZNR-vHQ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40.39" calcext:value-type="float">
            <text:p>14540.3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ZNR-vHQ_1_5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134617.26" calcext:value-type="float">
            <text:p>134617.2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ZNR-vHQ_1_6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7643.25" calcext:value-type="float">
            <text:p>7643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ZNR-vHQ_1_7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13235.11" calcext:value-type="float">
            <text:p>13235.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ZNR-vHQ_1_8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11295.28" calcext:value-type="float">
            <text:p>11295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ZNR-vHQ_1_9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339.82000000001" calcext:value-type="float">
            <text:p>5339.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ZNR-vHQ_1_10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6805.01000000001" calcext:value-type="float">
            <text:p>6805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ZNR-vHQ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74.215" calcext:value-type="float">
            <text:p>7974.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ZNR-_0n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41657.955" calcext:value-type="float">
            <text:p>41657.95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ZNR-_0n_1_1)</text:p>
          </table:table-cell>
          <table:table-cell table:number-columns-repeated="11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935.33" calcext:value-type="float">
            <text:p>4935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ZNR-_0n_1_2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4735.63000000001" calcext:value-type="float">
            <text:p>4735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ZNR-_0n_1_3)</text:p>
          </table:table-cell>
          <table:table-cell table:number-columns-repeated="11"/>
        </table:table-row>
        <table:table-row table:style-name="ro1">
          <table:table-cell office:value-type="float" office:value="0.911111111111111" calcext:value-type="float">
            <text:p>0.9111111111</text:p>
          </table:table-cell>
          <table:table-cell office:value-type="float" office:value="48588.93" calcext:value-type="float">
            <text:p>48588.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ZNR-_0n_1_4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6687.37499999997" calcext:value-type="float">
            <text:p>6687.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ZNR-_0n_1_5)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9503.72999999998" calcext:value-type="float">
            <text:p>9503.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ZNR-_0n_1_6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20705.325" calcext:value-type="float">
            <text:p>20705.3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ZNR-_0n_1_7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27993.6500000001" calcext:value-type="float">
            <text:p>27993.650000000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ZNR-_0n_1_8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26979.795" calcext:value-type="float">
            <text:p>26979.79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ZNR-_0n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14.905" calcext:value-type="float">
            <text:p>43014.905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6NR_1oD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572.935" calcext:value-type="float">
            <text:p>20572.93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6NR_1oD_1_1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20980.885" calcext:value-type="float">
            <text:p>20980.88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6NR_1oD_1_2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2763.13" calcext:value-type="float">
            <text:p>12763.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6NR_1oD_1_3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32878.715" calcext:value-type="float">
            <text:p>32878.7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6NR_1oD_1_4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43660.115" calcext:value-type="float">
            <text:p>43660.11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6NR_1oD_1_5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8859.07500000007" calcext:value-type="float">
            <text:p>8859.07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6NR_1oD_1_6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5385.55500000005" calcext:value-type="float">
            <text:p>5385.55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6NR_1oD_1_7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4566.4549999999" calcext:value-type="float">
            <text:p>4566.45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6NR_1oD_1_8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29320.685" calcext:value-type="float">
            <text:p>29320.68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QNR_50d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119.245" calcext:value-type="float">
            <text:p>21119.245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QNR_50d_1_1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0929.12" calcext:value-type="float">
            <text:p>30929.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QNR_50d_1_2)</text:p>
          </table:table-cell>
          <table:table-cell table:number-columns-repeated="11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554.15" calcext:value-type="float">
            <text:p>13554.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QNR_50d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57.065" calcext:value-type="float">
            <text:p>11357.06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QNR_50d_1_4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13373.13" calcext:value-type="float">
            <text:p>13373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QNR_50d_1_5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14843.44" calcext:value-type="float">
            <text:p>14843.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QNR_50d_1_6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10055.04" calcext:value-type="float">
            <text:p>10055.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QNR_50d_1_7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42.45500000002" calcext:value-type="float">
            <text:p>8842.4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QNR_50d_1_8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726.025" calcext:value-type="float">
            <text:p>38726.02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QNR_50d_1_9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272.4350000001" calcext:value-type="float">
            <text:p>16272.435000000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QNR_50d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34" calcext:value-type="float">
            <text:p>196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3NSDBCr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412" calcext:value-type="float">
            <text:p>44412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SDBCr_1_1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49147.0000000005" calcext:value-type="float">
            <text:p>49147.000000000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3NSDBCr_1_2)</text:p>
          </table:table-cell>
          <table:table-cell table:number-columns-repeated="11"/>
        </table:table-row>
        <table:table-row table:style-name="ro1">
          <table:table-cell office:value-type="float" office:value="0.973684210526316" calcext:value-type="float">
            <text:p>0.9736842105</text:p>
          </table:table-cell>
          <table:table-cell office:value-type="float" office:value="51664.9950000001" calcext:value-type="float">
            <text:p>51664.995000000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3NSDBCr_1_3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40924.0050000001" calcext:value-type="float">
            <text:p>40924.00500000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3NSDBCr_1_4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20394.0000000001" calcext:value-type="float">
            <text:p>20394.000000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3NSDBCr_1_5)</text:p>
          </table:table-cell>
          <table:table-cell table:number-columns-repeated="11"/>
        </table:table-row>
        <table:table-row table:style-name="ro1">
          <table:table-cell office:value-type="float" office:value="1.02857142857143" calcext:value-type="float">
            <text:p>1.0285714286</text:p>
          </table:table-cell>
          <table:table-cell office:value-type="float" office:value="7315.00000000012" calcext:value-type="float">
            <text:p>7315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3NSDBCr_1_6)</text:p>
          </table:table-cell>
          <table:table-cell table:number-columns-repeated="11"/>
        </table:table-row>
        <table:table-row table:style-name="ro1">
          <table:table-cell office:value-type="float" office:value="0.866666666666667" calcext:value-type="float">
            <text:p>0.8666666667</text:p>
          </table:table-cell>
          <table:table-cell office:value-type="float" office:value="11491" calcext:value-type="float">
            <text:p>114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SDBCr_1_7)</text:p>
          </table:table-cell>
          <table:table-cell table:number-columns-repeated="11"/>
        </table:table-row>
        <table:table-row table:style-name="ro1">
          <table:table-cell office:value-type="float" office:value="0.926829268292683" calcext:value-type="float">
            <text:p>0.9268292683</text:p>
          </table:table-cell>
          <table:table-cell office:value-type="float" office:value="18108.9999999999" calcext:value-type="float">
            <text:p>18108.99999999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3NSDBCr_1_8)</text:p>
          </table:table-cell>
          <table:table-cell table:number-columns-repeated="11"/>
        </table:table-row>
        <table:table-row table:style-name="ro1">
          <table:table-cell office:value-type="float" office:value="0.884615384615385" calcext:value-type="float">
            <text:p>0.8846153846</text:p>
          </table:table-cell>
          <table:table-cell office:value-type="float" office:value="13316.0049999999" calcext:value-type="float">
            <text:p>13316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3NSDBCr_1_9)</text:p>
          </table:table-cell>
          <table:table-cell table:number-columns-repeated="11"/>
        </table:table-row>
        <table:table-row table:style-name="ro1">
          <table:table-cell office:value-type="float" office:value="1.02857142857143" calcext:value-type="float">
            <text:p>1.0285714286</text:p>
          </table:table-cell>
          <table:table-cell office:value-type="float" office:value="63193.0000000001" calcext:value-type="float">
            <text:p>63193.00000000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3NSDBCr_1_10)</text:p>
          </table:table-cell>
          <table:table-cell table:number-columns-repeated="11"/>
        </table:table-row>
        <table:table-row table:style-name="ro1">
          <table:table-cell office:value-type="float" office:value="0.902439024390244" calcext:value-type="float">
            <text:p>0.9024390244</text:p>
          </table:table-cell>
          <table:table-cell office:value-type="float" office:value="30303.9949999999" calcext:value-type="float">
            <text:p>30303.99499999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3NSDBCr_1_11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118.99500000011" calcext:value-type="float">
            <text:p>6118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3NSDBCr_1_12)</text:p>
          </table:table-cell>
          <table:table-cell table:number-columns-repeated="11"/>
        </table:table-row>
        <table:table-row table:style-name="ro1">
          <table:table-cell office:value-type="float" office:value="0.764705882352941" calcext:value-type="float">
            <text:p>0.7647058824</text:p>
          </table:table-cell>
          <table:table-cell office:value-type="float" office:value="53218.0100000001" calcext:value-type="float">
            <text:p>53218.0100000001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3NSDBCr_1_13)</text:p>
          </table:table-cell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3584.9999999999" calcext:value-type="float">
            <text:p>33584.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3NSDBCr_1_14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5838.0050000001" calcext:value-type="float">
            <text:p>65838.00500000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3NSDBCr_1_15)</text:p>
          </table:table-cell>
          <table:table-cell table:number-columns-repeated="11"/>
        </table:table-row>
        <table:table-row table:style-name="ro1">
          <table:table-cell office:value-type="float" office:value="1.27586206896552" calcext:value-type="float">
            <text:p>1.275862069</text:p>
          </table:table-cell>
          <table:table-cell office:value-type="float" office:value="88665.9999999996" calcext:value-type="float">
            <text:p>88665.99999999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3NSDBCr_1_16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086" calcext:value-type="float">
            <text:p>1508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3NSDBCr_1_17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6818.00000000023" calcext:value-type="float">
            <text:p>6818.000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3NSDBCr_1_18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05586" calcext:value-type="float">
            <text:p>10558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3NSDBCr_1_19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33113.0049999997" calcext:value-type="float">
            <text:p>33113.004999999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3NSDBCr_1_20)</text:p>
          </table:table-cell>
          <table:table-cell table:number-columns-repeated="11"/>
        </table:table-row>
        <table:table-row table:style-name="ro1">
          <table:table-cell office:value-type="float" office:value="1.10810810810811" calcext:value-type="float">
            <text:p>1.1081081081</text:p>
          </table:table-cell>
          <table:table-cell office:value-type="float" office:value="16437.99" calcext:value-type="float">
            <text:p>16437.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3NSDBCr_1_21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26901.9999999998" calcext:value-type="float">
            <text:p>26901.99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3NSDBCr_1_22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90069.9950000001" calcext:value-type="float">
            <text:p>90069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3NSDBCr_1_2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7.9900000001" calcext:value-type="float">
            <text:p>15007.99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3NSDBCr_1_24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6236.99500000011" calcext:value-type="float">
            <text:p>6236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3NSDBCr_1_2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08.0000000001" calcext:value-type="float">
            <text:p>22508.000000000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3NSDBCr_1_26)</text:p>
          </table:table-cell>
          <table:table-cell table:number-columns-repeated="11"/>
        </table:table-row>
        <table:table-row table:style-name="ro1">
          <table:table-cell office:value-type="float" office:value="1.23809523809524" calcext:value-type="float">
            <text:p>1.2380952381</text:p>
          </table:table-cell>
          <table:table-cell office:value-type="float" office:value="7486.99999999994" calcext:value-type="float">
            <text:p>74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3NSDBCr_1_27)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501.9999999999" calcext:value-type="float">
            <text:p>11501.999999999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3NSDBCr_1_28)</text:p>
          </table:table-cell>
          <table:table-cell table:number-columns-repeated="11"/>
        </table:table-row>
        <table:table-row table:style-name="ro1">
          <table:table-cell office:value-type="float" office:value="1.16129032258065" calcext:value-type="float">
            <text:p>1.1612903226</text:p>
          </table:table-cell>
          <table:table-cell office:value-type="float" office:value="7837.00499999989" calcext:value-type="float">
            <text:p>7837.0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3NSDBCr_1_2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57" calcext:value-type="float">
            <text:p>292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LNSDJfe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27238.995" calcext:value-type="float">
            <text:p>27238.99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LNSDJfe_1_1)</text:p>
          </table:table-cell>
          <table:table-cell table:number-columns-repeated="11"/>
        </table:table-row>
        <table:table-row table:style-name="ro1">
          <table:table-cell office:value-type="float" office:value="1.25714285714286" calcext:value-type="float">
            <text:p>1.2571428571</text:p>
          </table:table-cell>
          <table:table-cell office:value-type="float" office:value="66934.005" calcext:value-type="float">
            <text:p>66934.00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LNSDJfe_1_2)</text:p>
          </table:table-cell>
          <table:table-cell table:number-columns-repeated="11"/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125272.005" calcext:value-type="float">
            <text:p>125272.005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NSDJfe_1_3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28176.0050000001" calcext:value-type="float">
            <text:p>28176.005000000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LNSDJfe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22" calcext:value-type="float">
            <text:p>169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LNSDJfe_1_5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7301.00500000012" calcext:value-type="float">
            <text:p>7301.00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LNSDJfe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89.005" calcext:value-type="float">
            <text:p>20889.0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LNSDJfe_1_7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33690.005" calcext:value-type="float">
            <text:p>133690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LNSDJfe_1_8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62645.9949999998" calcext:value-type="float">
            <text:p>62645.9949999998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LNSDJfe_1_9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6903.00000000012" calcext:value-type="float">
            <text:p>6903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LNSDJfe_1_10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09.00499999977" calcext:value-type="float">
            <text:p>4809.004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LNSDJfe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7.99500000011" calcext:value-type="float">
            <text:p>4997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LNSDJfe_1_12)</text:p>
          </table:table-cell>
          <table:table-cell table:number-columns-repeated="11"/>
        </table:table-row>
        <table:table-row table:style-name="ro1">
          <table:table-cell office:value-type="float" office:value="1.19230769230769" calcext:value-type="float">
            <text:p>1.1923076923</text:p>
          </table:table-cell>
          <table:table-cell office:value-type="float" office:value="6248.00499999989" calcext:value-type="float">
            <text:p>6248.0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LNSDJfe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837.995" calcext:value-type="float">
            <text:p>22837.99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LNSDJfe_1_14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477.00499999989" calcext:value-type="float">
            <text:p>5477.0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LNSDJfe_1_15)</text:p>
          </table:table-cell>
          <table:table-cell table:number-columns-repeated="11"/>
        </table:table-row>
        <table:table-row table:style-name="ro1">
          <table:table-cell office:value-type="float" office:value="1.46153846153846" calcext:value-type="float">
            <text:p>1.4615384615</text:p>
          </table:table-cell>
          <table:table-cell office:value-type="float" office:value="6630.99499999988" calcext:value-type="float">
            <text:p>6630.99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LNSDJfe_1_16)</text:p>
          </table:table-cell>
          <table:table-cell table:number-columns-repeated="11"/>
        </table:table-row>
        <table:table-row table:style-name="ro1">
          <table:table-cell office:value-type="float" office:value="1.16129032258065" calcext:value-type="float">
            <text:p>1.1612903226</text:p>
          </table:table-cell>
          <table:table-cell office:value-type="float" office:value="12675.0049999999" calcext:value-type="float">
            <text:p>12675.004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LNSDJfe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33.995" calcext:value-type="float">
            <text:p>20533.99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wNSDcyR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7566" calcext:value-type="float">
            <text:p>2756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wNSDcyR_1_1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5761.99500000001" calcext:value-type="float">
            <text:p>5761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wNSDcyR_1_2)</text:p>
          </table:table-cell>
          <table:table-cell table:number-columns-repeated="11"/>
        </table:table-row>
        <table:table-row table:style-name="ro1">
          <table:table-cell office:value-type="float" office:value="0.878048780487805" calcext:value-type="float">
            <text:p>0.8780487805</text:p>
          </table:table-cell>
          <table:table-cell office:value-type="float" office:value="28747.995" calcext:value-type="float">
            <text:p>28747.99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wNSDcyR_1_3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602" calcext:value-type="float">
            <text:p>86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SDcyR_1_4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6073.99499999994" calcext:value-type="float">
            <text:p>6073.99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SDcyR_1_5)</text:p>
          </table:table-cell>
          <table:table-cell table:number-columns-repeated="11"/>
        </table:table-row>
        <table:table-row table:style-name="ro1">
          <table:table-cell office:value-type="float" office:value="0.921052631578947" calcext:value-type="float">
            <text:p>0.9210526316</text:p>
          </table:table-cell>
          <table:table-cell office:value-type="float" office:value="36909.0000000001" calcext:value-type="float">
            <text:p>36909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wNSDcyR_1_6)</text:p>
          </table:table-cell>
          <table:table-cell table:number-columns-repeated="11"/>
        </table:table-row>
        <table:table-row table:style-name="ro1">
          <table:table-cell office:value-type="float" office:value="0.939393939393939" calcext:value-type="float">
            <text:p>0.9393939394</text:p>
          </table:table-cell>
          <table:table-cell office:value-type="float" office:value="10729.9999999999" calcext:value-type="float">
            <text:p>10729.99999999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wNSDcyR_1_7)</text:p>
          </table:table-cell>
          <table:table-cell table:number-columns-repeated="11"/>
        </table:table-row>
        <table:table-row table:style-name="ro1">
          <table:table-cell office:value-type="float" office:value="1.19354838709677" calcext:value-type="float">
            <text:p>1.1935483871</text:p>
          </table:table-cell>
          <table:table-cell office:value-type="float" office:value="89305.9949999999" calcext:value-type="float">
            <text:p>89305.9949999999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wNSDcyR_1_8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201828.995" calcext:value-type="float">
            <text:p>201828.995</text:p>
          </table:table-cell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wNSDcyR_1_9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6774.005" calcext:value-type="float">
            <text:p>6774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wNSDcyR_1_10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39039" calcext:value-type="float">
            <text:p>39039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wNSDcyR_1_11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0995.9950000002" calcext:value-type="float">
            <text:p>30995.995000000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wNSDcyR_1_12)</text:p>
          </table:table-cell>
          <table:table-cell table:number-columns-repeated="11"/>
        </table:table-row>
        <table:table-row table:style-name="ro1">
          <table:table-cell office:value-type="float" office:value="0.972972972972973" calcext:value-type="float">
            <text:p>0.972972973</text:p>
          </table:table-cell>
          <table:table-cell office:value-type="float" office:value="33827" calcext:value-type="float">
            <text:p>3382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wNSDcyR_1_13)</text:p>
          </table:table-cell>
          <table:table-cell table:number-columns-repeated="11"/>
        </table:table-row>
        <table:table-row table:style-name="ro1">
          <table:table-cell office:value-type="float" office:value="0.727272727272727" calcext:value-type="float">
            <text:p>0.7272727273</text:p>
          </table:table-cell>
          <table:table-cell office:value-type="float" office:value="40574" calcext:value-type="float">
            <text:p>4057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wNSDcyR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64.99999999977" calcext:value-type="float">
            <text:p>8064.99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wNSDcyR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45.0000000002" calcext:value-type="float">
            <text:p>11545.000000000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(wNSDcyR_1_16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14890.0049999998" calcext:value-type="float">
            <text:p>14890.00499999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wNSDcyR_1_17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33125.005" calcext:value-type="float">
            <text:p>33125.0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wNSDcyR_1_18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41664.9950000001" calcext:value-type="float">
            <text:p>41664.995000000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SDcyR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49.01" calcext:value-type="float">
            <text:p>52249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wNSDcyR_1_20)</text:p>
          </table:table-cell>
          <table:table-cell table:number-columns-repeated="11"/>
        </table:table-row>
        <table:table-row table:style-name="ro1">
          <table:table-cell office:value-type="float" office:value="1.29032258064516" calcext:value-type="float">
            <text:p>1.2903225806</text:p>
          </table:table-cell>
          <table:table-cell office:value-type="float" office:value="7611.00500000003" calcext:value-type="float">
            <text:p>7611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wNSDcyR_1_2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99.99500000002" calcext:value-type="float">
            <text:p>7699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1NSDzM1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22590.995" calcext:value-type="float">
            <text:p>22590.99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NSDzM1_1_1)</text:p>
          </table:table-cell>
          <table:table-cell table:number-columns-repeated="11"/>
        </table:table-row>
        <table:table-row table:style-name="ro1">
          <table:table-cell office:value-type="float" office:value="0.972222222222222" calcext:value-type="float">
            <text:p>0.9722222222</text:p>
          </table:table-cell>
          <table:table-cell office:value-type="float" office:value="21497.005" calcext:value-type="float">
            <text:p>21497.0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NSDzM1_1_2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23456" calcext:value-type="float">
            <text:p>234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NSDzM1_1_3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6523.00499999998" calcext:value-type="float">
            <text:p>6523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1NSDzM1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554.0050000001" calcext:value-type="float">
            <text:p>43554.005000000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NSDzM1_1_5)</text:p>
          </table:table-cell>
          <table:table-cell table:number-columns-repeated="11"/>
        </table:table-row>
        <table:table-row table:style-name="ro1">
          <table:table-cell office:value-type="float" office:value="0.934782608695652" calcext:value-type="float">
            <text:p>0.9347826087</text:p>
          </table:table-cell>
          <table:table-cell office:value-type="float" office:value="12439.9999999999" calcext:value-type="float">
            <text:p>12439.99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1NSDzM1_1_6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9326" calcext:value-type="float">
            <text:p>93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1NSDzM1_1_7)</text:p>
          </table:table-cell>
          <table:table-cell table:number-columns-repeated="11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9949.9999999999" calcext:value-type="float">
            <text:p>39949.99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NSDzM1_1_8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21039.9999999999" calcext:value-type="float">
            <text:p>21039.999999999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NSDzM1_1_9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278945.005" calcext:value-type="float">
            <text:p>278945.00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1NSDzM1_1_10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46734.9900000003" calcext:value-type="float">
            <text:p>46734.990000000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1NSDzM1_1_11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1135519.005" calcext:value-type="float">
            <text:p>1135519.005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1NSDzM1_1_12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37883.9900000007" calcext:value-type="float">
            <text:p>37883.990000000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NSDzM1_1_13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15472.0049999994" calcext:value-type="float">
            <text:p>15472.00499999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1NSDzM1_1_14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124.9949999992" calcext:value-type="float">
            <text:p>10124.99499999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1NSDzM1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409.0050000002" calcext:value-type="float">
            <text:p>63409.005000000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NSDzM1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927.005" calcext:value-type="float">
            <text:p>78927.00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GNSEHT7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4464.0000000001" calcext:value-type="float">
            <text:p>54464.000000000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GNSEHT7_1_1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28134.0000000001" calcext:value-type="float">
            <text:p>28134.00000000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GNSEHT7_1_2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8637.99999999994" calcext:value-type="float">
            <text:p>86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GNSEHT7_1_3)</text:p>
          </table:table-cell>
          <table:table-cell table:number-columns-repeated="11"/>
        </table:table-row>
        <table:table-row table:style-name="ro1">
          <table:table-cell office:value-type="float" office:value="1.25806451612903" calcext:value-type="float">
            <text:p>1.2580645161</text:p>
          </table:table-cell>
          <table:table-cell office:value-type="float" office:value="53875.0000000001" calcext:value-type="float">
            <text:p>53875.000000000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GNSEHT7_1_4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23855.01" calcext:value-type="float">
            <text:p>23855.0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GNSEHT7_1_5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182.00000000012" calcext:value-type="float">
            <text:p>6182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GNSEHT7_1_6)</text:p>
          </table:table-cell>
          <table:table-cell table:number-columns-repeated="11"/>
        </table:table-row>
        <table:table-row table:style-name="ro1">
          <table:table-cell office:value-type="float" office:value="1.09375" calcext:value-type="float">
            <text:p>1.09375</text:p>
          </table:table-cell>
          <table:table-cell office:value-type="float" office:value="9786.00500000001" calcext:value-type="float">
            <text:p>9786.0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GNSEHT7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32" calcext:value-type="float">
            <text:p>142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GNSEHT7_1_8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7040.99999999988" calcext:value-type="float">
            <text:p>7040.99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GNSEHT7_1_9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21069.0000000001" calcext:value-type="float">
            <text:p>21069.000000000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GNSEHT7_1_10)</text:p>
          </table:table-cell>
          <table:table-cell table:number-columns-repeated="11"/>
        </table:table-row>
        <table:table-row table:style-name="ro1">
          <table:table-cell office:value-type="float" office:value="1.32258064516129" calcext:value-type="float">
            <text:p>1.3225806452</text:p>
          </table:table-cell>
          <table:table-cell office:value-type="float" office:value="81163.995" calcext:value-type="float">
            <text:p>81163.995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GNSEHT7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41.00000000006" calcext:value-type="float">
            <text:p>884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GNSEHT7_1_12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32881.9999999998" calcext:value-type="float">
            <text:p>32881.999999999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GNSEHT7_1_13)</text:p>
          </table:table-cell>
          <table:table-cell table:number-columns-repeated="11"/>
        </table:table-row>
        <table:table-row table:style-name="ro1">
          <table:table-cell office:value-type="float" office:value="1.02380952380952" calcext:value-type="float">
            <text:p>1.0238095238</text:p>
          </table:table-cell>
          <table:table-cell office:value-type="float" office:value="134419.995" calcext:value-type="float">
            <text:p>134419.995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GNSEHT7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13.00000000006" calcext:value-type="float">
            <text:p>7013.0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GNSEHT7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562.995" calcext:value-type="float">
            <text:p>22562.9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XNSETQx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22047.0000000001" calcext:value-type="float">
            <text:p>22047.000000000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XNSETQx_1_1)</text:p>
          </table:table-cell>
          <table:table-cell table:number-columns-repeated="11"/>
        </table:table-row>
        <table:table-row table:style-name="ro1">
          <table:table-cell office:value-type="float" office:value="1.06451612903226" calcext:value-type="float">
            <text:p>1.064516129</text:p>
          </table:table-cell>
          <table:table-cell office:value-type="float" office:value="16174" calcext:value-type="float">
            <text:p>1617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XNSETQx_1_2)</text:p>
          </table:table-cell>
          <table:table-cell table:number-columns-repeated="11"/>
        </table:table-row>
        <table:table-row table:style-name="ro1">
          <table:table-cell office:value-type="float" office:value="1.06382978723404" calcext:value-type="float">
            <text:p>1.0638297872</text:p>
          </table:table-cell>
          <table:table-cell office:value-type="float" office:value="28199.9999999998" calcext:value-type="float">
            <text:p>28199.999999999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XNSETQx_1_3)</text:p>
          </table:table-cell>
          <table:table-cell table:number-columns-repeated="11"/>
        </table:table-row>
        <table:table-row table:style-name="ro1">
          <table:table-cell office:value-type="float" office:value="1.02777777777778" calcext:value-type="float">
            <text:p>1.0277777778</text:p>
          </table:table-cell>
          <table:table-cell office:value-type="float" office:value="7928" calcext:value-type="float">
            <text:p>79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XNSETQx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447.995" calcext:value-type="float">
            <text:p>117447.9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XNSETQx_1_5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7835.005" calcext:value-type="float">
            <text:p>7835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XNSETQx_1_6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130832.985" calcext:value-type="float">
            <text:p>130832.9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XNSETQx_1_7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0526" calcext:value-type="float">
            <text:p>3052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XNSETQx_1_8)</text:p>
          </table:table-cell>
          <table:table-cell table:number-columns-repeated="11"/>
        </table:table-row>
        <table:table-row table:style-name="ro1">
          <table:table-cell office:value-type="float" office:value="1.26666666666667" calcext:value-type="float">
            <text:p>1.2666666667</text:p>
          </table:table-cell>
          <table:table-cell office:value-type="float" office:value="6756.005" calcext:value-type="float">
            <text:p>6756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XNSETQx_1_9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6225.995" calcext:value-type="float">
            <text:p>6225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XNSETQx_1_10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17601" calcext:value-type="float">
            <text:p>1760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zNSSBAa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19383" calcext:value-type="float">
            <text:p>1938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zNSSBAa_1_1)</text:p>
          </table:table-cell>
          <table:table-cell table:number-columns-repeated="11"/>
        </table:table-row>
        <table:table-row table:style-name="ro1">
          <table:table-cell office:value-type="float" office:value="1.23333333333333" calcext:value-type="float">
            <text:p>1.2333333333</text:p>
          </table:table-cell>
          <table:table-cell office:value-type="float" office:value="46037.005" calcext:value-type="float">
            <text:p>46037.00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zNSSBAa_1_2)</text:p>
          </table:table-cell>
          <table:table-cell table:number-columns-repeated="11"/>
        </table:table-row>
        <table:table-row table:style-name="ro1">
          <table:table-cell office:value-type="float" office:value="1.26666666666667" calcext:value-type="float">
            <text:p>1.2666666667</text:p>
          </table:table-cell>
          <table:table-cell office:value-type="float" office:value="78437.9999999999" calcext:value-type="float">
            <text:p>78437.999999999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zNSSBAa_1_3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0150.0000000001" calcext:value-type="float">
            <text:p>30150.000000000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zNSSBAa_1_4)</text:p>
          </table:table-cell>
          <table:table-cell table:number-columns-repeated="11"/>
        </table:table-row>
        <table:table-row table:style-name="ro1">
          <table:table-cell office:value-type="float" office:value="0.842105263157895" calcext:value-type="float">
            <text:p>0.8421052632</text:p>
          </table:table-cell>
          <table:table-cell office:value-type="float" office:value="19581.0049999999" calcext:value-type="float">
            <text:p>19581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zNSSBAa_1_5)</text:p>
          </table:table-cell>
          <table:table-cell table:number-columns-repeated="11"/>
        </table:table-row>
        <table:table-row table:style-name="ro1">
          <table:table-cell office:value-type="float" office:value="1.1304347826087" calcext:value-type="float">
            <text:p>1.1304347826</text:p>
          </table:table-cell>
          <table:table-cell office:value-type="float" office:value="143051.01" calcext:value-type="float">
            <text:p>143051.01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zNSSBAa_1_6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51247.0049999999" calcext:value-type="float">
            <text:p>51247.00499999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zNSSBAa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342.005" calcext:value-type="float">
            <text:p>71342.00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zNSSBAa_1_8)</text:p>
          </table:table-cell>
          <table:table-cell table:number-columns-repeated="11"/>
        </table:table-row>
        <table:table-row table:style-name="ro1">
          <table:table-cell office:value-type="float" office:value="1.20833333333333" calcext:value-type="float">
            <text:p>1.2083333333</text:p>
          </table:table-cell>
          <table:table-cell office:value-type="float" office:value="24178.9950000001" calcext:value-type="float">
            <text:p>24178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zNSSBAa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67" calcext:value-type="float">
            <text:p>143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7NSSLtd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566.005" calcext:value-type="float">
            <text:p>29566.00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7NSSLtd_1_1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6557.00500000003" calcext:value-type="float">
            <text:p>6557.0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7NSSLtd_1_2)</text:p>
          </table:table-cell>
          <table:table-cell table:number-columns-repeated="11"/>
        </table:table-row>
        <table:table-row table:style-name="ro1">
          <table:table-cell office:value-type="float" office:value="1.23809523809524" calcext:value-type="float">
            <text:p>1.2380952381</text:p>
          </table:table-cell>
          <table:table-cell office:value-type="float" office:value="4799.99500000001" calcext:value-type="float">
            <text:p>4799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7NSSLtd_1_3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5521.00500000001" calcext:value-type="float">
            <text:p>5521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7NSSLtd_1_4)</text:p>
          </table:table-cell>
          <table:table-cell table:number-columns-repeated="11"/>
        </table:table-row>
        <table:table-row table:style-name="ro1">
          <table:table-cell office:value-type="float" office:value="1.11764705882353" calcext:value-type="float">
            <text:p>1.1176470588</text:p>
          </table:table-cell>
          <table:table-cell office:value-type="float" office:value="5386.005" calcext:value-type="float">
            <text:p>5386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7NSSLtd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11.01000000004" calcext:value-type="float">
            <text:p>4511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7NSSLtd_1_6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5208.995" calcext:value-type="float">
            <text:p>5208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qNSSGgc_1_title)</text:p>
          </table:table-cell>
          <table:table-cell table:number-columns-repeated="11"/>
        </table:table-row>
        <table:table-row table:style-name="ro1">
          <table:table-cell office:value-type="float" office:value="0.571428571428571" calcext:value-type="float">
            <text:p>0.5714285714</text:p>
          </table:table-cell>
          <table:table-cell office:value-type="float" office:value="20822" calcext:value-type="float">
            <text:p>208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qNSSGgc_1_1)</text:p>
          </table:table-cell>
          <table:table-cell table:number-columns-repeated="11"/>
        </table:table-row>
        <table:table-row table:style-name="ro1">
          <table:table-cell office:value-type="float" office:value="0.972222222222222" calcext:value-type="float">
            <text:p>0.9722222222</text:p>
          </table:table-cell>
          <table:table-cell office:value-type="float" office:value="22794" calcext:value-type="float">
            <text:p>2279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qNSSGgc_1_2)</text:p>
          </table:table-cell>
          <table:table-cell table:number-columns-repeated="11"/>
        </table:table-row>
        <table:table-row table:style-name="ro1">
          <table:table-cell office:value-type="float" office:value="0.945945945945946" calcext:value-type="float">
            <text:p>0.9459459459</text:p>
          </table:table-cell>
          <table:table-cell office:value-type="float" office:value="7544.01000000001" calcext:value-type="float">
            <text:p>7544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qNSSGgc_1_3)</text:p>
          </table:table-cell>
          <table:table-cell table:number-columns-repeated="11"/>
        </table:table-row>
        <table:table-row table:style-name="ro1">
          <table:table-cell office:value-type="float" office:value="1.11764705882353" calcext:value-type="float">
            <text:p>1.1176470588</text:p>
          </table:table-cell>
          <table:table-cell office:value-type="float" office:value="9498.01000000004" calcext:value-type="float">
            <text:p>9498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qNSSGgc_1_4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37714.005" calcext:value-type="float">
            <text:p>37714.00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qNSSGgc_1_5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29929" calcext:value-type="float">
            <text:p>2992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qNSSGgc_1_6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41130.9950000001" calcext:value-type="float">
            <text:p>41130.995000000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qNSSGgc_1_7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6480.995" calcext:value-type="float">
            <text:p>6480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qNSSGgc_1_8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6962" calcext:value-type="float">
            <text:p>69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NSSRao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32488" calcext:value-type="float">
            <text:p>3248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SNSSRao_1_1)</text:p>
          </table:table-cell>
          <table:table-cell table:number-columns-repeated="11"/>
        </table:table-row>
        <table:table-row table:style-name="ro1">
          <table:table-cell office:value-type="float" office:value="1.07317073170732" calcext:value-type="float">
            <text:p>1.0731707317</text:p>
          </table:table-cell>
          <table:table-cell office:value-type="float" office:value="5968.005" calcext:value-type="float">
            <text:p>5968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SNSSRao_1_2)</text:p>
          </table:table-cell>
          <table:table-cell table:number-columns-repeated="11"/>
        </table:table-row>
        <table:table-row table:style-name="ro1">
          <table:table-cell office:value-type="float" office:value="1.12765957446809" calcext:value-type="float">
            <text:p>1.1276595745</text:p>
          </table:table-cell>
          <table:table-cell office:value-type="float" office:value="47324.9950000001" calcext:value-type="float">
            <text:p>47324.995000000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SNSSRao_1_3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54493.0049999997" calcext:value-type="float">
            <text:p>54493.00499999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SNSSRao_1_4)</text:p>
          </table:table-cell>
          <table:table-cell table:number-columns-repeated="11"/>
        </table:table-row>
        <table:table-row table:style-name="ro1">
          <table:table-cell office:value-type="float" office:value="1.05882352941176" calcext:value-type="float">
            <text:p>1.0588235294</text:p>
          </table:table-cell>
          <table:table-cell office:value-type="float" office:value="14399.9999999998" calcext:value-type="float">
            <text:p>14399.99999999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SNSSRao_1_5)</text:p>
          </table:table-cell>
          <table:table-cell table:number-columns-repeated="11"/>
        </table:table-row>
        <table:table-row table:style-name="ro1">
          <table:table-cell office:value-type="float" office:value="0.826086956521739" calcext:value-type="float">
            <text:p>0.8260869565</text:p>
          </table:table-cell>
          <table:table-cell office:value-type="float" office:value="327543.995" calcext:value-type="float">
            <text:p>327543.9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SNSSRao_1_6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51578.9950000001" calcext:value-type="float">
            <text:p>51578.995000000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SNSSRao_1_7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30618.9999999998" calcext:value-type="float">
            <text:p>30618.999999999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SNSSRao_1_8)</text:p>
          </table:table-cell>
          <table:table-cell table:number-columns-repeated="11"/>
        </table:table-row>
        <table:table-row table:style-name="ro1">
          <table:table-cell office:value-type="float" office:value="1.21052631578947" calcext:value-type="float">
            <text:p>1.2105263158</text:p>
          </table:table-cell>
          <table:table-cell office:value-type="float" office:value="19852.9999999993" calcext:value-type="float">
            <text:p>19852.99999999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SNSSRao_1_9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3625.0000000005" calcext:value-type="float">
            <text:p>13625.00000000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SNSSRao_1_10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38870.0050000004" calcext:value-type="float">
            <text:p>38870.00500000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SNSSRao_1_11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10712.99" calcext:value-type="float">
            <text:p>10712.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SNSSRao_1_12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3676.9999999998" calcext:value-type="float">
            <text:p>53676.999999999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SNSSRao_1_13)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9968" calcext:value-type="float">
            <text:p>99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SNSSRao_1_14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163632" calcext:value-type="float">
            <text:p>1636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SNSSRao_1_15)</text:p>
          </table:table-cell>
          <table:table-cell table:number-columns-repeated="11"/>
        </table:table-row>
        <table:table-row table:style-name="ro1">
          <table:table-cell office:value-type="float" office:value="0.842105263157895" calcext:value-type="float">
            <text:p>0.8421052632</text:p>
          </table:table-cell>
          <table:table-cell office:value-type="float" office:value="12868.0000000001" calcext:value-type="float">
            <text:p>12868.00000000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SNSSRao_1_16)</text:p>
          </table:table-cell>
          <table:table-cell table:number-columns-repeated="11"/>
        </table:table-row>
        <table:table-row table:style-name="ro1">
          <table:table-cell office:value-type="float" office:value="0.903225806451613" calcext:value-type="float">
            <text:p>0.9032258065</text:p>
          </table:table-cell>
          <table:table-cell office:value-type="float" office:value="149950.005" calcext:value-type="float">
            <text:p>149950.0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SNSSRao_1_17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22471.9899999999" calcext:value-type="float">
            <text:p>22471.989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SNSSRao_1_18)</text:p>
          </table:table-cell>
          <table:table-cell table:number-columns-repeated="11"/>
        </table:table-row>
        <table:table-row table:style-name="ro1">
          <table:table-cell office:value-type="float" office:value="0.966666666666667" calcext:value-type="float">
            <text:p>0.9666666667</text:p>
          </table:table-cell>
          <table:table-cell office:value-type="float" office:value="43653.005" calcext:value-type="float">
            <text:p>43653.00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SNSSRao_1_19)</text:p>
          </table:table-cell>
          <table:table-cell table:number-columns-repeated="11"/>
        </table:table-row>
        <table:table-row table:style-name="ro1">
          <table:table-cell office:value-type="float" office:value="1.02702702702703" calcext:value-type="float">
            <text:p>1.027027027</text:p>
          </table:table-cell>
          <table:table-cell office:value-type="float" office:value="21400.995" calcext:value-type="float">
            <text:p>21400.9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SNSSRao_1_20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29111" calcext:value-type="float">
            <text:p>2911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SNSSRao_1_21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6286" calcext:value-type="float">
            <text:p>62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SNSSRao_1_2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06.005" calcext:value-type="float">
            <text:p>6706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SNSSRao_1_2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808.0049999999" calcext:value-type="float">
            <text:p>70808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SNSSRao_1_24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7011.995" calcext:value-type="float">
            <text:p>7011.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SNSSRao_1_25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19162" calcext:value-type="float">
            <text:p>1916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wNSSfK2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574.9999999999" calcext:value-type="float">
            <text:p>19574.999999999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wNSSfK2_1_1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19825.0000000001" calcext:value-type="float">
            <text:p>19825.00000000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wNSSfK2_1_2)</text:p>
          </table:table-cell>
          <table:table-cell table:number-columns-repeated="11"/>
        </table:table-row>
        <table:table-row table:style-name="ro1">
          <table:table-cell office:value-type="float" office:value="1.13793103448276" calcext:value-type="float">
            <text:p>1.1379310345</text:p>
          </table:table-cell>
          <table:table-cell office:value-type="float" office:value="103173" calcext:value-type="float">
            <text:p>10317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(wNSSfK2_1_3)</text:p>
          </table:table-cell>
          <table:table-cell table:number-columns-repeated="11"/>
        </table:table-row>
        <table:table-row table:style-name="ro1">
          <table:table-cell office:value-type="float" office:value="1.13157894736842" calcext:value-type="float">
            <text:p>1.1315789474</text:p>
          </table:table-cell>
          <table:table-cell office:value-type="float" office:value="11371.0000000001" calcext:value-type="float">
            <text:p>11371.0000000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wNSSfK2_1_4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21278.995" calcext:value-type="float">
            <text:p>21278.9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wNSSfK2_1_5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6451.9950000001" calcext:value-type="float">
            <text:p>26451.995000000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wNSSfK2_1_6)</text:p>
          </table:table-cell>
          <table:table-cell table:number-columns-repeated="11"/>
        </table:table-row>
        <table:table-row table:style-name="ro1">
          <table:table-cell office:value-type="float" office:value="1.04761904761905" calcext:value-type="float">
            <text:p>1.0476190476</text:p>
          </table:table-cell>
          <table:table-cell office:value-type="float" office:value="23262.9900000005" calcext:value-type="float">
            <text:p>23262.99000000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wNSSfK2_1_7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951" calcext:value-type="float">
            <text:p>79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wNSSfK2_1_8)</text:p>
          </table:table-cell>
          <table:table-cell table:number-columns-repeated="11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50515.0000000001" calcext:value-type="float">
            <text:p>50515.000000000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SSfK2_1_9)</text:p>
          </table:table-cell>
          <table:table-cell table:number-columns-repeated="11"/>
        </table:table-row>
        <table:table-row table:style-name="ro1">
          <table:table-cell office:value-type="float" office:value="1.14814814814815" calcext:value-type="float">
            <text:p>1.1481481481</text:p>
          </table:table-cell>
          <table:table-cell office:value-type="float" office:value="80280.9949999999" calcext:value-type="float">
            <text:p>80280.994999999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wNSSfK2_1_10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2711.0000000002" calcext:value-type="float">
            <text:p>32711.000000000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wNSSfK2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77.9999999998" calcext:value-type="float">
            <text:p>91377.99999999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wNSSfK2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63" calcext:value-type="float">
            <text:p>4056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wNSSfK2_1_13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101240" calcext:value-type="float">
            <text:p>101240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wNSSfK2_1_14)</text:p>
          </table:table-cell>
          <table:table-cell table:number-columns-repeated="11"/>
        </table:table-row>
        <table:table-row table:style-name="ro1">
          <table:table-cell office:value-type="float" office:value="0.894736842105263" calcext:value-type="float">
            <text:p>0.8947368421</text:p>
          </table:table-cell>
          <table:table-cell office:value-type="float" office:value="40349.99" calcext:value-type="float">
            <text:p>40349.9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wNSSfK2_1_15)</text:p>
          </table:table-cell>
          <table:table-cell table:number-columns-repeated="11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24675" calcext:value-type="float">
            <text:p>246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wNSSfK2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56.0000000001" calcext:value-type="float">
            <text:p>17256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wNSSfK2_1_17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9929.00000000047" calcext:value-type="float">
            <text:p>9929.00000000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wNSSfK2_1_18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32614.64" calcext:value-type="float">
            <text:p>32614.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PNSvyNL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8917.67" calcext:value-type="float">
            <text:p>28917.6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SvyNL_1_1)</text:p>
          </table:table-cell>
          <table:table-cell table:number-columns-repeated="11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office:value-type="float" office:value="29873.225" calcext:value-type="float">
            <text:p>29873.2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PNSvyNL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72.64" calcext:value-type="float">
            <text:p>17572.6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PNSvyNL_1_3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17568.85" calcext:value-type="float">
            <text:p>17568.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PNSvyNL_1_4)</text:p>
          </table:table-cell>
          <table:table-cell table:number-columns-repeated="11"/>
        </table:table-row>
        <table:table-row table:style-name="ro1">
          <table:table-cell office:value-type="float" office:value="1.13793103448276" calcext:value-type="float">
            <text:p>1.1379310345</text:p>
          </table:table-cell>
          <table:table-cell office:value-type="float" office:value="10452.29" calcext:value-type="float">
            <text:p>10452.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NSvyNL_1_5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25299.9149999997" calcext:value-type="float">
            <text:p>25299.914999999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PNSvyNL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197.595" calcext:value-type="float">
            <text:p>199197.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PNSvyNL_1_7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27846.7499999999" calcext:value-type="float">
            <text:p>27846.749999999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PNSvyNL_1_8)</text:p>
          </table:table-cell>
          <table:table-cell table:number-columns-repeated="11"/>
        </table:table-row>
        <table:table-row table:style-name="ro1">
          <table:table-cell office:value-type="float" office:value="1.14814814814815" calcext:value-type="float">
            <text:p>1.1481481481</text:p>
          </table:table-cell>
          <table:table-cell office:value-type="float" office:value="30380.6" calcext:value-type="float">
            <text:p>30380.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PNSvyNL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41.91" calcext:value-type="float">
            <text:p>10141.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PNSvyNL_1_10)</text:p>
          </table:table-cell>
          <table:table-cell table:number-columns-repeated="11"/>
        </table:table-row>
        <table:table-row table:style-name="ro1">
          <table:table-cell office:value-type="float" office:value="1.45833333333333" calcext:value-type="float">
            <text:p>1.4583333333</text:p>
          </table:table-cell>
          <table:table-cell office:value-type="float" office:value="14200.3549999999" calcext:value-type="float">
            <text:p>14200.35499999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PNSvyNL_1_11)</text:p>
          </table:table-cell>
          <table:table-cell table:number-columns-repeated="11"/>
        </table:table-row>
        <table:table-row table:style-name="ro1">
          <table:table-cell office:value-type="float" office:value="1.34782608695652" calcext:value-type="float">
            <text:p>1.347826087</text:p>
          </table:table-cell>
          <table:table-cell office:value-type="float" office:value="69525.5650000001" calcext:value-type="float">
            <text:p>69525.565000000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PNSvyNL_1_12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8120.19" calcext:value-type="float">
            <text:p>18120.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PNSvyNL_1_13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10984.09" calcext:value-type="float">
            <text:p>10984.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PNSvyNL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146.02" calcext:value-type="float">
            <text:p>16146.0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4NSw8Zy_1_title)</text:p>
          </table:table-cell>
          <table:table-cell table:number-columns-repeated="11"/>
        </table:table-row>
        <table:table-row table:style-name="ro1">
          <table:table-cell office:value-type="float" office:value="0.363636363636364" calcext:value-type="float">
            <text:p>0.3636363636</text:p>
          </table:table-cell>
          <table:table-cell office:value-type="float" office:value="41022.45" calcext:value-type="float">
            <text:p>41022.4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4NSw8Zy_1_1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14694.7500000001" calcext:value-type="float">
            <text:p>14694.75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4NSw8Zy_1_2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28822.7500000001" calcext:value-type="float">
            <text:p>28822.75000000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4NSw8Zy_1_3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9973.24999999988" calcext:value-type="float">
            <text:p>9973.24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4NSw8Zy_1_4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1607.0599999999" calcext:value-type="float">
            <text:p>11607.05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4NSw8Zy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34.47999999992" calcext:value-type="float">
            <text:p>9434.47999999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4NSw8Zy_1_6)</text:p>
          </table:table-cell>
          <table:table-cell table:number-columns-repeated="11"/>
        </table:table-row>
        <table:table-row table:style-name="ro1">
          <table:table-cell office:value-type="float" office:value="1.13636363636364" calcext:value-type="float">
            <text:p>1.1363636364</text:p>
          </table:table-cell>
          <table:table-cell office:value-type="float" office:value="492133.33" calcext:value-type="float">
            <text:p>492133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4NSw8Zy_1_7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13793.26" calcext:value-type="float">
            <text:p>13793.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4NSw8Zy_1_8)</text:p>
          </table:table-cell>
          <table:table-cell table:number-columns-repeated="11"/>
        </table:table-row>
        <table:table-row table:style-name="ro1">
          <table:table-cell office:value-type="float" office:value="1.23809523809524" calcext:value-type="float">
            <text:p>1.2380952381</text:p>
          </table:table-cell>
          <table:table-cell office:value-type="float" office:value="72909.105" calcext:value-type="float">
            <text:p>72909.1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4NSw8Zy_1_9)</text:p>
          </table:table-cell>
          <table:table-cell table:number-columns-repeated="11"/>
        </table:table-row>
        <table:table-row table:style-name="ro1">
          <table:table-cell office:value-type="float" office:value="1.32142857142857" calcext:value-type="float">
            <text:p>1.3214285714</text:p>
          </table:table-cell>
          <table:table-cell office:value-type="float" office:value="191978.46" calcext:value-type="float">
            <text:p>191978.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4NSw8Zy_1_10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33731.56" calcext:value-type="float">
            <text:p>33731.5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SwG7h_1_title)</text:p>
          </table:table-cell>
          <table:table-cell table:number-columns-repeated="11"/>
        </table:table-row>
        <table:table-row table:style-name="ro1">
          <table:table-cell office:value-type="float" office:value="0.363636363636364" calcext:value-type="float">
            <text:p>0.3636363636</text:p>
          </table:table-cell>
          <table:table-cell office:value-type="float" office:value="27150.685" calcext:value-type="float">
            <text:p>27150.6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SwG7h_1_1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6628.09999999999" calcext:value-type="float">
            <text:p>6628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cNSwG7h_1_2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618.37499999999" calcext:value-type="float">
            <text:p>4618.3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cNSwG7h_1_3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204736.395" calcext:value-type="float">
            <text:p>204736.3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cNSwG7h_1_4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15726.3300000001" calcext:value-type="float">
            <text:p>15726.330000000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cNSwG7h_1_5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4577.55" calcext:value-type="float">
            <text:p>74577.5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cNSwG7h_1_6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4773.39500000002" calcext:value-type="float">
            <text:p>4773.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SwG7h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28.55" calcext:value-type="float">
            <text:p>23928.5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cNSwG7h_1_8)</text:p>
          </table:table-cell>
          <table:table-cell table:number-columns-repeated="11"/>
        </table:table-row>
        <table:table-row table:style-name="ro1">
          <table:table-cell office:value-type="float" office:value="1.01754385964912" calcext:value-type="float">
            <text:p>1.0175438596</text:p>
          </table:table-cell>
          <table:table-cell office:value-type="float" office:value="15269.76" calcext:value-type="float">
            <text:p>15269.7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(cNSwG7h_1_9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24548.235" calcext:value-type="float">
            <text:p>24548.23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mNSwIcf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19614.59" calcext:value-type="float">
            <text:p>19614.5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mNSwIcf_1_1)</text:p>
          </table:table-cell>
          <table:table-cell table:number-columns-repeated="11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7320.83999999999" calcext:value-type="float">
            <text:p>7320.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mNSwIcf_1_2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8175.525" calcext:value-type="float">
            <text:p>8175.5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NSwIcf_1_3)</text:p>
          </table:table-cell>
          <table:table-cell table:number-columns-repeated="11"/>
        </table:table-row>
        <table:table-row table:style-name="ro1">
          <table:table-cell office:value-type="float" office:value="1.02777777777778" calcext:value-type="float">
            <text:p>1.0277777778</text:p>
          </table:table-cell>
          <table:table-cell office:value-type="float" office:value="7924.345" calcext:value-type="float">
            <text:p>7924.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mNSwIcf_1_4)</text:p>
          </table:table-cell>
          <table:table-cell table:number-columns-repeated="11"/>
        </table:table-row>
        <table:table-row table:style-name="ro1">
          <table:table-cell office:value-type="float" office:value="1.11764705882353" calcext:value-type="float">
            <text:p>1.1176470588</text:p>
          </table:table-cell>
          <table:table-cell office:value-type="float" office:value="45298.44" calcext:value-type="float">
            <text:p>45298.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mNSwIcf_1_5)</text:p>
          </table:table-cell>
          <table:table-cell table:number-columns-repeated="11"/>
        </table:table-row>
        <table:table-row table:style-name="ro1">
          <table:table-cell office:value-type="float" office:value="1.54545454545455" calcext:value-type="float">
            <text:p>1.5454545455</text:p>
          </table:table-cell>
          <table:table-cell office:value-type="float" office:value="61112.41" calcext:value-type="float">
            <text:p>61112.41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mNSwIcf_1_6)</text:p>
          </table:table-cell>
          <table:table-cell table:number-columns-repeated="11"/>
        </table:table-row>
        <table:table-row table:style-name="ro1">
          <table:table-cell office:value-type="float" office:value="1.81818181818182" calcext:value-type="float">
            <text:p>1.8181818182</text:p>
          </table:table-cell>
          <table:table-cell office:value-type="float" office:value="62683.39" calcext:value-type="float">
            <text:p>62683.39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mNSwIcf_1_7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5244.9849999999" calcext:value-type="float">
            <text:p>15244.98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NSwIcf_1_8)</text:p>
          </table:table-cell>
          <table:table-cell table:number-columns-repeated="11"/>
        </table:table-row>
        <table:table-row table:style-name="ro1">
          <table:table-cell office:value-type="float" office:value="1.08571428571429" calcext:value-type="float">
            <text:p>1.0857142857</text:p>
          </table:table-cell>
          <table:table-cell office:value-type="float" office:value="6659.87000000005" calcext:value-type="float">
            <text:p>6659.8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mNSwIcf_1_9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807.14500000002" calcext:value-type="float">
            <text:p>7807.1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mNSwIcf_1_10)</text:p>
          </table:table-cell>
          <table:table-cell table:number-columns-repeated="11"/>
        </table:table-row>
        <table:table-row table:style-name="ro1">
          <table:table-cell office:value-type="float" office:value="0.966666666666667" calcext:value-type="float">
            <text:p>0.9666666667</text:p>
          </table:table-cell>
          <table:table-cell office:value-type="float" office:value="63617.455" calcext:value-type="float">
            <text:p>63617.45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mNSwIcf_1_11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125028.31" calcext:value-type="float">
            <text:p>125028.3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mNSwIcf_1_12)</text:p>
          </table:table-cell>
          <table:table-cell table:number-columns-repeated="11"/>
        </table:table-row>
        <table:table-row table:style-name="ro1">
          <table:table-cell office:value-type="float" office:value="1.23529411764706" calcext:value-type="float">
            <text:p>1.2352941176</text:p>
          </table:table-cell>
          <table:table-cell office:value-type="float" office:value="22409.3149999999" calcext:value-type="float">
            <text:p>22409.3149999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mNSwIcf_1_13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16054.265" calcext:value-type="float">
            <text:p>16054.26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mNSwIcf_1_14)</text:p>
          </table:table-cell>
          <table:table-cell table:number-columns-repeated="11"/>
        </table:table-row>
        <table:table-row table:style-name="ro1">
          <table:table-cell office:value-type="float" office:value="0.866666666666667" calcext:value-type="float">
            <text:p>0.8666666667</text:p>
          </table:table-cell>
          <table:table-cell office:value-type="float" office:value="6640.27500000002" calcext:value-type="float">
            <text:p>6640.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mNSwIcf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10.8200000001" calcext:value-type="float">
            <text:p>12310.82000000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mNSwIcf_1_16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48105.8050000001" calcext:value-type="float">
            <text:p>48105.80500000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mNSwIcf_1_17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7328.295" calcext:value-type="float">
            <text:p>47328.29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NNSwSVW_1_title)</text:p>
          </table:table-cell>
          <table:table-cell table:number-columns-repeated="1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1799.02" calcext:value-type="float">
            <text:p>31799.0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NNSwSVW_1_1)</text:p>
          </table:table-cell>
          <table:table-cell table:number-columns-repeated="11"/>
        </table:table-row>
        <table:table-row table:style-name="ro1">
          <table:table-cell office:value-type="float" office:value="1.26086956521739" calcext:value-type="float">
            <text:p>1.2608695652</text:p>
          </table:table-cell>
          <table:table-cell office:value-type="float" office:value="14545.83" calcext:value-type="float">
            <text:p>14545.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NNSwSVW_1_2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28206.35" calcext:value-type="float">
            <text:p>28206.3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NNSwSVW_1_3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17369.1850000001" calcext:value-type="float">
            <text:p>17369.185000000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NNSwSVW_1_4)</text:p>
          </table:table-cell>
          <table:table-cell table:number-columns-repeated="11"/>
        </table:table-row>
        <table:table-row table:style-name="ro1">
          <table:table-cell office:value-type="float" office:value="0.536585365853659" calcext:value-type="float">
            <text:p>0.5365853659</text:p>
          </table:table-cell>
          <table:table-cell office:value-type="float" office:value="8548.6449999999" calcext:value-type="float">
            <text:p>8548.64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NNSwSVW_1_5)</text:p>
          </table:table-cell>
          <table:table-cell table:number-columns-repeated="11"/>
        </table:table-row>
        <table:table-row table:style-name="ro1">
          <table:table-cell office:value-type="float" office:value="1.06896551724138" calcext:value-type="float">
            <text:p>1.0689655172</text:p>
          </table:table-cell>
          <table:table-cell office:value-type="float" office:value="1961.005" calcext:value-type="float">
            <text:p>1961.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NNSwSVW_1_6)</text:p>
          </table:table-cell>
          <table:table-cell table:number-columns-repeated="11"/>
        </table:table-row>
        <table:table-row table:style-name="ro1">
          <table:table-cell office:value-type="float" office:value="1.18421052631579" calcext:value-type="float">
            <text:p>1.1842105263</text:p>
          </table:table-cell>
          <table:table-cell office:value-type="float" office:value="79762.3099999999" calcext:value-type="float">
            <text:p>79762.30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NNSwSVW_1_7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18778.36" calcext:value-type="float">
            <text:p>18778.3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NNSwSVW_1_8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52368.59" calcext:value-type="float">
            <text:p>52368.59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NNSwSVW_1_9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4793.01000000001" calcext:value-type="float">
            <text:p>4793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NNSwSVW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55.19" calcext:value-type="float">
            <text:p>10155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ZNSwSVj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619.695" calcext:value-type="float">
            <text:p>39619.695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ZNSwSVj_1_1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7244.58999999997" calcext:value-type="float">
            <text:p>7244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ZNSwSVj_1_2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14496.35" calcext:value-type="float">
            <text:p>14496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ZNSwSVj_1_3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0086.685" calcext:value-type="float">
            <text:p>20086.6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ZNSwSVj_1_4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680.47500000001" calcext:value-type="float">
            <text:p>5680.4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ZNSwSVj_1_5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13673.215" calcext:value-type="float">
            <text:p>13673.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ZNSwSVj_1_6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7964.54499999998" calcext:value-type="float">
            <text:p>7964.5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ZNSwSVj_1_7)</text:p>
          </table:table-cell>
          <table:table-cell table:number-columns-repeated="11"/>
        </table:table-row>
        <table:table-row table:style-name="ro1">
          <table:table-cell office:value-type="float" office:value="1.04545454545455" calcext:value-type="float">
            <text:p>1.0454545455</text:p>
          </table:table-cell>
          <table:table-cell office:value-type="float" office:value="33006.2649999999" calcext:value-type="float">
            <text:p>33006.2649999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ZNSwSVj_1_8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8150.79999999981" calcext:value-type="float">
            <text:p>8150.79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ZNSwSVj_1_9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5465.34999999998" calcext:value-type="float">
            <text:p>5465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ZNSwSVj_1_10)</text:p>
          </table:table-cell>
          <table:table-cell table:number-columns-repeated="11"/>
        </table:table-row>
        <table:table-row table:style-name="ro1">
          <table:table-cell office:value-type="float" office:value="1.28813559322034" calcext:value-type="float">
            <text:p>1.2881355932</text:p>
          </table:table-cell>
          <table:table-cell office:value-type="float" office:value="130918.695" calcext:value-type="float">
            <text:p>130918.69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(ZNSwSVj_1_11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40266.2999999999" calcext:value-type="float">
            <text:p>40266.299999999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ZNSwSVj_1_12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4106.855" calcext:value-type="float">
            <text:p>14106.8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ZNSwSVj_1_13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7539.46999999997" calcext:value-type="float">
            <text:p>7539.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ZNSwSVj_1_14)</text:p>
          </table:table-cell>
          <table:table-cell table:number-columns-repeated="11"/>
        </table:table-row>
        <table:table-row table:style-name="ro1">
          <table:table-cell office:value-type="float" office:value="0.974358974358974" calcext:value-type="float">
            <text:p>0.9743589744</text:p>
          </table:table-cell>
          <table:table-cell office:value-type="float" office:value="7249.435" calcext:value-type="float">
            <text:p>7249.4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ZNSwSVj_1_15)</text:p>
          </table:table-cell>
          <table:table-cell table:number-columns-repeated="11"/>
        </table:table-row>
        <table:table-row table:style-name="ro1">
          <table:table-cell office:value-type="float" office:value="1.28125" calcext:value-type="float">
            <text:p>1.28125</text:p>
          </table:table-cell>
          <table:table-cell office:value-type="float" office:value="5095.48999999999" calcext:value-type="float">
            <text:p>5095.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ZNSwSVj_1_16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5843.015" calcext:value-type="float">
            <text:p>45843.0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NSwQIq_1_title)</text:p>
          </table:table-cell>
          <table:table-cell table:number-columns-repeated="11"/>
        </table:table-row>
        <table:table-row table:style-name="ro1">
          <table:table-cell office:value-type="float" office:value="0.444444444444444" calcext:value-type="float">
            <text:p>0.4444444444</text:p>
          </table:table-cell>
          <table:table-cell office:value-type="float" office:value="24441.46" calcext:value-type="float">
            <text:p>24441.4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1NSwQIq_1_1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6724.38500000001" calcext:value-type="float">
            <text:p>6724.3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1NSwQIq_1_2)</text:p>
          </table:table-cell>
          <table:table-cell table:number-columns-repeated="11"/>
        </table:table-row>
        <table:table-row table:style-name="ro1">
          <table:table-cell office:value-type="float" office:value="1.07407407407407" calcext:value-type="float">
            <text:p>1.0740740741</text:p>
          </table:table-cell>
          <table:table-cell office:value-type="float" office:value="12924.355" calcext:value-type="float">
            <text:p>12924.35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NSwQIq_1_3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6056.44500000001" calcext:value-type="float">
            <text:p>6056.4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1NSwQIq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28.57500000007" calcext:value-type="float">
            <text:p>9228.575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1NSwQIq_1_5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34993.8500000001" calcext:value-type="float">
            <text:p>34993.8500000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NSwQIq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39.455" calcext:value-type="float">
            <text:p>47339.45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NSwQIq_1_7)</text:p>
          </table:table-cell>
          <table:table-cell table:number-columns-repeated="11"/>
        </table:table-row>
        <table:table-row table:style-name="ro1">
          <table:table-cell office:value-type="float" office:value="1.04545454545455" calcext:value-type="float">
            <text:p>1.0454545455</text:p>
          </table:table-cell>
          <table:table-cell office:value-type="float" office:value="8746.18500000006" calcext:value-type="float">
            <text:p>8746.18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NSwQIq_1_8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13931.63" calcext:value-type="float">
            <text:p>13931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1NSwQIq_1_9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29606.39" calcext:value-type="float">
            <text:p>29606.3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1NSwQIq_1_10)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932.50000000001" calcext:value-type="float">
            <text:p>493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NSwQIq_1_11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4391.82000000001" calcext:value-type="float">
            <text:p>4391.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TNSwpWD_1_title)</text:p>
          </table:table-cell>
          <table:table-cell table:number-columns-repeated="1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35286.035" calcext:value-type="float">
            <text:p>35286.035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TNSwpWD_1_1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4921.31499999994" calcext:value-type="float">
            <text:p>4921.3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TNSwpWD_1_2)</text:p>
          </table:table-cell>
          <table:table-cell table:number-columns-repeated="11"/>
        </table:table-row>
        <table:table-row table:style-name="ro1">
          <table:table-cell office:value-type="float" office:value="0.942857142857143" calcext:value-type="float">
            <text:p>0.9428571429</text:p>
          </table:table-cell>
          <table:table-cell office:value-type="float" office:value="35242.26" calcext:value-type="float">
            <text:p>35242.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TNSwpWD_1_3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8727.90000000008" calcext:value-type="float">
            <text:p>8727.9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TNSwpWD_1_4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5468.71000000002" calcext:value-type="float">
            <text:p>5468.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TNSwpWD_1_5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1734.59" calcext:value-type="float">
            <text:p>31734.5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TNSwpWD_1_6)</text:p>
          </table:table-cell>
          <table:table-cell table:number-columns-repeated="11"/>
        </table:table-row>
        <table:table-row table:style-name="ro1">
          <table:table-cell office:value-type="float" office:value="0.842105263157895" calcext:value-type="float">
            <text:p>0.8421052632</text:p>
          </table:table-cell>
          <table:table-cell office:value-type="float" office:value="6006.85000000003" calcext:value-type="float">
            <text:p>6006.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TNSwpWD_1_7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27115.96" calcext:value-type="float">
            <text:p>27115.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TNSwpWD_1_8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14743.085" calcext:value-type="float">
            <text:p>14743.0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TNSwpWD_1_9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12209.8750000001" calcext:value-type="float">
            <text:p>12209.87500000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TNSwpWD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35.85499999992" calcext:value-type="float">
            <text:p>9235.85499999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TNSwpWD_1_11)</text:p>
          </table:table-cell>
          <table:table-cell table:number-columns-repeated="11"/>
        </table:table-row>
        <table:table-row table:style-name="ro1">
          <table:table-cell office:value-type="float" office:value="1.14583333333333" calcext:value-type="float">
            <text:p>1.1458333333</text:p>
          </table:table-cell>
          <table:table-cell office:value-type="float" office:value="20439.4449999999" calcext:value-type="float">
            <text:p>20439.44499999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TNSwpWD_1_12)</text:p>
          </table:table-cell>
          <table:table-cell table:number-columns-repeated="11"/>
        </table:table-row>
        <table:table-row table:style-name="ro1">
          <table:table-cell office:value-type="float" office:value="1.02857142857143" calcext:value-type="float">
            <text:p>1.0285714286</text:p>
          </table:table-cell>
          <table:table-cell office:value-type="float" office:value="12357.38" calcext:value-type="float">
            <text:p>12357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TNSwpWD_1_13)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976.20000000001" calcext:value-type="float">
            <text:p>397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TNSwpWD_1_14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15146.385" calcext:value-type="float">
            <text:p>15146.38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TNSwpWD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42.035" calcext:value-type="float">
            <text:p>37342.03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TNSwpWD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25.86" calcext:value-type="float">
            <text:p>8925.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gNSwmaR_1_title)</text:p>
          </table:table-cell>
          <table:table-cell table:number-columns-repeated="1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2715.88" calcext:value-type="float">
            <text:p>22715.8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gNSwmaR_1_1)</text:p>
          </table:table-cell>
          <table:table-cell table:number-columns-repeated="11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8696.825" calcext:value-type="float">
            <text:p>18696.8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gNSwmaR_1_2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5980.83500000001" calcext:value-type="float">
            <text:p>5980.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gNSwmaR_1_3)</text:p>
          </table:table-cell>
          <table:table-cell table:number-columns-repeated="11"/>
        </table:table-row>
        <table:table-row table:style-name="ro1">
          <table:table-cell office:value-type="float" office:value="0.91304347826087" calcext:value-type="float">
            <text:p>0.9130434783</text:p>
          </table:table-cell>
          <table:table-cell office:value-type="float" office:value="73429.64" calcext:value-type="float">
            <text:p>73429.64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gNSwmaR_1_4)</text:p>
          </table:table-cell>
          <table:table-cell table:number-columns-repeated="11"/>
        </table:table-row>
        <table:table-row table:style-name="ro1">
          <table:table-cell office:value-type="float" office:value="1.15384615384615" calcext:value-type="float">
            <text:p>1.1538461538</text:p>
          </table:table-cell>
          <table:table-cell office:value-type="float" office:value="40983.335" calcext:value-type="float">
            <text:p>40983.33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gNSwmaR_1_5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1383.8499999999" calcext:value-type="float">
            <text:p>11383.84999999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gNSwmaR_1_6)</text:p>
          </table:table-cell>
          <table:table-cell table:number-columns-repeated="11"/>
        </table:table-row>
        <table:table-row table:style-name="ro1">
          <table:table-cell office:value-type="float" office:value="0.894736842105263" calcext:value-type="float">
            <text:p>0.8947368421</text:p>
          </table:table-cell>
          <table:table-cell office:value-type="float" office:value="54151.705" calcext:value-type="float">
            <text:p>54151.70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gNSwmaR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34.51499999999" calcext:value-type="float">
            <text:p>4434.5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ONSwwPP_1_title)</text:p>
          </table:table-cell>
          <table:table-cell table:number-columns-repeated="11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4271.035" calcext:value-type="float">
            <text:p>24271.03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ONSwwPP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86.71500000003" calcext:value-type="float">
            <text:p>5586.7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ONSwwPP_1_2)</text:p>
          </table:table-cell>
          <table:table-cell table:number-columns-repeated="11"/>
        </table:table-row>
        <table:table-row table:style-name="ro1">
          <table:table-cell office:value-type="float" office:value="1.19230769230769" calcext:value-type="float">
            <text:p>1.1923076923</text:p>
          </table:table-cell>
          <table:table-cell office:value-type="float" office:value="10213.6249999999" calcext:value-type="float">
            <text:p>10213.62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ONSwwPP_1_3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8259.59999999998" calcext:value-type="float">
            <text:p>8259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ONSwwPP_1_4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484.38" calcext:value-type="float">
            <text:p>5484.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ONSwwPP_1_5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18945.81" calcext:value-type="float">
            <text:p>18945.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ONSwwPP_1_6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5638.26000000004" calcext:value-type="float">
            <text:p>5638.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ONSwwPP_1_7)</text:p>
          </table:table-cell>
          <table:table-cell table:number-columns-repeated="11"/>
        </table:table-row>
        <table:table-row table:style-name="ro1">
          <table:table-cell office:value-type="float" office:value="1.19047619047619" calcext:value-type="float">
            <text:p>1.1904761905</text:p>
          </table:table-cell>
          <table:table-cell office:value-type="float" office:value="4497.35500000001" calcext:value-type="float">
            <text:p>4497.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ONSwwPP_1_8)</text:p>
          </table:table-cell>
          <table:table-cell table:number-columns-repeated="11"/>
        </table:table-row>
        <table:table-row table:style-name="ro1">
          <table:table-cell office:value-type="float" office:value="1.0952380952381" calcext:value-type="float">
            <text:p>1.0952380952</text:p>
          </table:table-cell>
          <table:table-cell office:value-type="float" office:value="5696.42500000002" calcext:value-type="float">
            <text:p>5696.4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ONSwwPP_1_9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3303.87" calcext:value-type="float">
            <text:p>3303.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ONSwwPP_1_10)</text:p>
          </table:table-cell>
          <table:table-cell table:number-columns-repeated="11"/>
        </table:table-row>
        <table:table-row table:style-name="ro1">
          <table:table-cell office:value-type="float" office:value="0.826086956521739" calcext:value-type="float">
            <text:p>0.8260869565</text:p>
          </table:table-cell>
          <table:table-cell office:value-type="float" office:value="12934.52" calcext:value-type="float">
            <text:p>12934.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ONSwwPP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215.88" calcext:value-type="float">
            <text:p>20215.8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ONSwwPP_1_12)</text:p>
          </table:table-cell>
          <table:table-cell table:number-columns-repeated="11"/>
        </table:table-row>
        <table:table-row table:style-name="ro1">
          <table:table-cell office:value-type="float" office:value="1.03333333333333" calcext:value-type="float">
            <text:p>1.0333333333</text:p>
          </table:table-cell>
          <table:table-cell office:value-type="float" office:value="56992.735" calcext:value-type="float">
            <text:p>56992.7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ONSwwPP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87.35" calcext:value-type="float">
            <text:p>6687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TNSwwPO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92.765" calcext:value-type="float">
            <text:p>7192.7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TNSwwPO_1_1)</text:p>
          </table:table-cell>
          <table:table-cell table:number-columns-repeated="11"/>
        </table:table-row>
        <table:table-row table:style-name="ro1">
          <table:table-cell office:value-type="float" office:value="1.02631578947368" calcext:value-type="float">
            <text:p>1.0263157895</text:p>
          </table:table-cell>
          <table:table-cell office:value-type="float" office:value="5295.135" calcext:value-type="float">
            <text:p>5295.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TNSwwPO_1_2)</text:p>
          </table:table-cell>
          <table:table-cell table:number-columns-repeated="11"/>
        </table:table-row>
        <table:table-row table:style-name="ro1">
          <table:table-cell office:value-type="float" office:value="1.25806451612903" calcext:value-type="float">
            <text:p>1.2580645161</text:p>
          </table:table-cell>
          <table:table-cell office:value-type="float" office:value="23264.565" calcext:value-type="float">
            <text:p>23264.5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TNSwwPO_1_3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12166.25" calcext:value-type="float">
            <text:p>12166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TNSwwPO_1_4)</text:p>
          </table:table-cell>
          <table:table-cell table:number-columns-repeated="11"/>
        </table:table-row>
        <table:table-row table:style-name="ro1">
          <table:table-cell office:value-type="float" office:value="1.35294117647059" calcext:value-type="float">
            <text:p>1.3529411765</text:p>
          </table:table-cell>
          <table:table-cell office:value-type="float" office:value="12111.645" calcext:value-type="float">
            <text:p>12111.6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TNSwwPO_1_5)</text:p>
          </table:table-cell>
          <table:table-cell table:number-columns-repeated="11"/>
        </table:table-row>
        <table:table-row table:style-name="ro1">
          <table:table-cell office:value-type="float" office:value="1.15384615384615" calcext:value-type="float">
            <text:p>1.1538461538</text:p>
          </table:table-cell>
          <table:table-cell office:value-type="float" office:value="6991.20499999999" calcext:value-type="float">
            <text:p>6991.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TNSwwPO_1_6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214.68000000002" calcext:value-type="float">
            <text:p>5214.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TNSwwPO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465.73" calcext:value-type="float">
            <text:p>24465.7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9NSwwPN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195.44" calcext:value-type="float">
            <text:p>6195.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9NSwwPN_1_1)</text:p>
          </table:table-cell>
          <table:table-cell table:number-columns-repeated="11"/>
        </table:table-row>
        <table:table-row table:style-name="ro1">
          <table:table-cell office:value-type="float" office:value="1.06896551724138" calcext:value-type="float">
            <text:p>1.0689655172</text:p>
          </table:table-cell>
          <table:table-cell office:value-type="float" office:value="30385.26" calcext:value-type="float">
            <text:p>30385.2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9NSwwPN_1_2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8720.02499999999" calcext:value-type="float">
            <text:p>872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9NSwwPN_1_3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0470.11" calcext:value-type="float">
            <text:p>10470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9NSwwPN_1_4)</text:p>
          </table:table-cell>
          <table:table-cell table:number-columns-repeated="11"/>
        </table:table-row>
        <table:table-row table:style-name="ro1">
          <table:table-cell office:value-type="float" office:value="0.964285714285714" calcext:value-type="float">
            <text:p>0.9642857143</text:p>
          </table:table-cell>
          <table:table-cell office:value-type="float" office:value="4155.34999999998" calcext:value-type="float">
            <text:p>4155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9NSwwPN_1_5)</text:p>
          </table:table-cell>
          <table:table-cell table:number-columns-repeated="11"/>
        </table:table-row>
        <table:table-row table:style-name="ro1">
          <table:table-cell office:value-type="float" office:value="1.10344827586207" calcext:value-type="float">
            <text:p>1.1034482759</text:p>
          </table:table-cell>
          <table:table-cell office:value-type="float" office:value="27488.455" calcext:value-type="float">
            <text:p>27488.4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9NSwwPN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25.125" calcext:value-type="float">
            <text:p>42225.1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9NSwwPN_1_7)</text:p>
          </table:table-cell>
          <table:table-cell table:number-columns-repeated="11"/>
        </table:table-row>
        <table:table-row table:style-name="ro1">
          <table:table-cell office:value-type="float" office:value="1.25925925925926" calcext:value-type="float">
            <text:p>1.2592592593</text:p>
          </table:table-cell>
          <table:table-cell office:value-type="float" office:value="19807.25" calcext:value-type="float">
            <text:p>19807.2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9NSwwPN_1_8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6577.4" calcext:value-type="float">
            <text:p>6577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9NSwwPN_1_9)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927.07000000001" calcext:value-type="float">
            <text:p>3927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3NSx1_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97.20000000001" calcext:value-type="float">
            <text:p>5197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Sx1__1_1)</text:p>
          </table:table-cell>
          <table:table-cell table:number-columns-repeated="11"/>
        </table:table-row>
        <table:table-row table:style-name="ro1">
          <table:table-cell office:value-type="float" office:value="1.06976744186047" calcext:value-type="float">
            <text:p>1.0697674419</text:p>
          </table:table-cell>
          <table:table-cell office:value-type="float" office:value="11881.755" calcext:value-type="float">
            <text:p>11881.7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3NSx1__1_2)</text:p>
          </table:table-cell>
          <table:table-cell table:number-columns-repeated="11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7429.1949999999" calcext:value-type="float">
            <text:p>17429.194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3NSx1__1_3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3822.00499999998" calcext:value-type="float">
            <text:p>3822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3NSx1__1_4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39799.925" calcext:value-type="float">
            <text:p>39799.9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3NSx1_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01.93" calcext:value-type="float">
            <text:p>17401.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3NSx1_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0.72500000004" calcext:value-type="float">
            <text:p>9250.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3NSx1__1_7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5796.53500000003" calcext:value-type="float">
            <text:p>5796.5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3NSx1__1_8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259.94499999989" calcext:value-type="float">
            <text:p>9259.94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Sx1__1_9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5106.31999999983" calcext:value-type="float">
            <text:p>5106.31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3NSx1_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698.535" calcext:value-type="float">
            <text:p>15698.5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3NSx1_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40.3500000001" calcext:value-type="float">
            <text:p>11440.3500000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NSx1__1_12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8490.85500000022" calcext:value-type="float">
            <text:p>8490.85500000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NSx1_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56.18999999983" calcext:value-type="float">
            <text:p>6456.18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Sx1__1_14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3179.8500000001" calcext:value-type="float">
            <text:p>33179.850000000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3NSx1__1_15)</text:p>
          </table:table-cell>
          <table:table-cell table:number-columns-repeated="11"/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7488.65500000003" calcext:value-type="float">
            <text:p>7488.6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3NSx1__1_16)</text:p>
          </table:table-cell>
          <table:table-cell table:number-columns-repeated="11"/>
        </table:table-row>
        <table:table-row table:style-name="ro1">
          <table:table-cell office:value-type="float" office:value="0.914285714285714" calcext:value-type="float">
            <text:p>0.9142857143</text:p>
          </table:table-cell>
          <table:table-cell office:value-type="float" office:value="12269.2450000001" calcext:value-type="float">
            <text:p>12269.24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3NSx1__1_17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9793.69999999989" calcext:value-type="float">
            <text:p>9793.6999999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3NSx1__1_18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24844.52" calcext:value-type="float">
            <text:p>24844.5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Sx1_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18.635" calcext:value-type="float">
            <text:p>11618.6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3NSx1__1_20)</text:p>
          </table:table-cell>
          <table:table-cell table:number-columns-repeated="11"/>
        </table:table-row>
        <table:table-row table:style-name="ro1">
          <table:table-cell office:value-type="float" office:value="1.06060606060606" calcext:value-type="float">
            <text:p>1.0606060606</text:p>
          </table:table-cell>
          <table:table-cell office:value-type="float" office:value="7447.38500000004" calcext:value-type="float">
            <text:p>7447.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3NSx1__1_21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17733.93" calcext:value-type="float">
            <text:p>17733.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Sx1__1_2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8.94999999999" calcext:value-type="float">
            <text:p>6658.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3NSx1__1_23)</text:p>
          </table:table-cell>
          <table:table-cell table:number-columns-repeated="11"/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5218.145" calcext:value-type="float">
            <text:p>15218.14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3NSx1__1_2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99.33999999997" calcext:value-type="float">
            <text:p>5199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iNSx9Tb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6963.03" calcext:value-type="float">
            <text:p>6963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iNSx9Tb_1_1)</text:p>
          </table:table-cell>
          <table:table-cell table:number-columns-repeated="11"/>
        </table:table-row>
        <table:table-row table:style-name="ro1">
          <table:table-cell office:value-type="float" office:value="1.25806451612903" calcext:value-type="float">
            <text:p>1.2580645161</text:p>
          </table:table-cell>
          <table:table-cell office:value-type="float" office:value="13263.9400000001" calcext:value-type="float">
            <text:p>13263.94000000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iNSx9Tb_1_2)</text:p>
          </table:table-cell>
          <table:table-cell table:number-columns-repeated="11"/>
        </table:table-row>
        <table:table-row table:style-name="ro1">
          <table:table-cell office:value-type="float" office:value="1.06060606060606" calcext:value-type="float">
            <text:p>1.0606060606</text:p>
          </table:table-cell>
          <table:table-cell office:value-type="float" office:value="7833.40500000003" calcext:value-type="float">
            <text:p>7833.4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iNSx9Tb_1_3)</text:p>
          </table:table-cell>
          <table:table-cell table:number-columns-repeated="11"/>
        </table:table-row>
        <table:table-row table:style-name="ro1">
          <table:table-cell office:value-type="float" office:value="0.975609756097561" calcext:value-type="float">
            <text:p>0.9756097561</text:p>
          </table:table-cell>
          <table:table-cell office:value-type="float" office:value="35776.6899999999" calcext:value-type="float">
            <text:p>35776.68999999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iNSx9Tb_1_4)</text:p>
          </table:table-cell>
          <table:table-cell table:number-columns-repeated="11"/>
        </table:table-row>
        <table:table-row table:style-name="ro1">
          <table:table-cell office:value-type="float" office:value="1.09756097560976" calcext:value-type="float">
            <text:p>1.0975609756</text:p>
          </table:table-cell>
          <table:table-cell office:value-type="float" office:value="4634.84999999998" calcext:value-type="float">
            <text:p>4634.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iNSx9Tb_1_5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5887.32999999996" calcext:value-type="float">
            <text:p>5887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iNSx9Tb_1_6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5635.19499999995" calcext:value-type="float">
            <text:p>5635.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iNSx9Tb_1_7)</text:p>
          </table:table-cell>
          <table:table-cell table:number-columns-repeated="11"/>
        </table:table-row>
        <table:table-row table:style-name="ro1">
          <table:table-cell office:value-type="float" office:value="1.11904761904762" calcext:value-type="float">
            <text:p>1.119047619</text:p>
          </table:table-cell>
          <table:table-cell office:value-type="float" office:value="5773.12499999994" calcext:value-type="float">
            <text:p>5773.1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iNSx9Tb_1_8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6162.80499999999" calcext:value-type="float">
            <text:p>6162.8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iNSx9Tb_1_9)</text:p>
          </table:table-cell>
          <table:table-cell table:number-columns-repeated="11"/>
        </table:table-row>
        <table:table-row table:style-name="ro1">
          <table:table-cell office:value-type="float" office:value="0.966666666666667" calcext:value-type="float">
            <text:p>0.9666666667</text:p>
          </table:table-cell>
          <table:table-cell office:value-type="float" office:value="6796.75" calcext:value-type="float">
            <text:p>6796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iNSx9Tb_1_10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755.87499999994" calcext:value-type="float">
            <text:p>4755.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iNSx9Tb_1_11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26214.22" calcext:value-type="float">
            <text:p>26214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iNSx9Tb_1_12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319.90499999991" calcext:value-type="float">
            <text:p>4319.90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iNSx9Tb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91.41999999993" calcext:value-type="float">
            <text:p>8891.41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iNSx9Tb_1_14)</text:p>
          </table:table-cell>
          <table:table-cell table:number-columns-repeated="11"/>
        </table:table-row>
        <table:table-row table:style-name="ro1">
          <table:table-cell office:value-type="float" office:value="1.08163265306122" calcext:value-type="float">
            <text:p>1.0816326531</text:p>
          </table:table-cell>
          <table:table-cell office:value-type="float" office:value="30923.5199999999" calcext:value-type="float">
            <text:p>30923.519999999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iNSx9Tb_1_15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22950.4299999999" calcext:value-type="float">
            <text:p>22950.42999999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iNSx9Tb_1_16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6912.41999999993" calcext:value-type="float">
            <text:p>6912.41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iNSx9Tb_1_17)</text:p>
          </table:table-cell>
          <table:table-cell table:number-columns-repeated="11"/>
        </table:table-row>
        <table:table-row table:style-name="ro1">
          <table:table-cell office:value-type="float" office:value="1.11363636363636" calcext:value-type="float">
            <text:p>1.1136363636</text:p>
          </table:table-cell>
          <table:table-cell office:value-type="float" office:value="19679.2550000001" calcext:value-type="float">
            <text:p>19679.25500000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iNSx9Tb_1_18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29244.6349999998" calcext:value-type="float">
            <text:p>29244.63499999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iNSx9Tb_1_19)</text:p>
          </table:table-cell>
          <table:table-cell table:number-columns-repeated="11"/>
        </table:table-row>
        <table:table-row table:style-name="ro1">
          <table:table-cell office:value-type="float" office:value="1.06451612903226" calcext:value-type="float">
            <text:p>1.064516129</text:p>
          </table:table-cell>
          <table:table-cell office:value-type="float" office:value="931045.9" calcext:value-type="float">
            <text:p>931045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iNSx9Tb_1_2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8.8049999997" calcext:value-type="float">
            <text:p>4818.80499999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iNSx9Tb_1_21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11019.5550000002" calcext:value-type="float">
            <text:p>11019.555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iNSx9Tb_1_22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8594.54500000039" calcext:value-type="float">
            <text:p>8594.54500000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iNSx9Tb_1_23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6539.57500000019" calcext:value-type="float">
            <text:p>6539.575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iNSx9Tb_1_24)</text:p>
          </table:table-cell>
          <table:table-cell table:number-columns-repeated="11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office:value-type="float" office:value="5026.35499999975" calcext:value-type="float">
            <text:p>5026.354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iNSx9Tb_1_25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190.6549999998" calcext:value-type="float">
            <text:p>5190.654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iNSx9Tb_1_26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7172.11999999988" calcext:value-type="float">
            <text:p>7172.11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iNSx9Tb_1_27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4328.13500000001" calcext:value-type="float">
            <text:p>4328.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iNSx9Tb_1_28)</text:p>
          </table:table-cell>
          <table:table-cell table:number-columns-repeated="11"/>
        </table:table-row>
        <table:table-row table:style-name="ro1">
          <table:table-cell office:value-type="float" office:value="1.05882352941176" calcext:value-type="float">
            <text:p>1.0588235294</text:p>
          </table:table-cell>
          <table:table-cell office:value-type="float" office:value="10868.7850000002" calcext:value-type="float">
            <text:p>10868.785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iNSx9Tb_1_29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16085.79" calcext:value-type="float">
            <text:p>16085.7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iNSx9Tb_1_30)</text:p>
          </table:table-cell>
          <table:table-cell table:number-columns-repeated="11"/>
        </table:table-row>
        <table:table-row table:style-name="ro1">
          <table:table-cell office:value-type="float" office:value="1.16129032258065" calcext:value-type="float">
            <text:p>1.1612903226</text:p>
          </table:table-cell>
          <table:table-cell office:value-type="float" office:value="14596.52" calcext:value-type="float">
            <text:p>14596.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iNSx9Tb_1_31)</text:p>
          </table:table-cell>
          <table:table-cell table:number-columns-repeated="11"/>
        </table:table-row>
        <table:table-row table:style-name="ro1">
          <table:table-cell office:value-type="float" office:value="0.936170212765957" calcext:value-type="float">
            <text:p>0.9361702128</text:p>
          </table:table-cell>
          <table:table-cell office:value-type="float" office:value="45362.7100000001" calcext:value-type="float">
            <text:p>45362.710000000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iNSx9Tb_1_32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5941.5749999999" calcext:value-type="float">
            <text:p>5941.57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iNSx9Tb_1_33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33340.9349999999" calcext:value-type="float">
            <text:p>33340.93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iNSx9Tb_1_34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42976.2649999999" calcext:value-type="float">
            <text:p>42976.26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iNSx9Tb_1_35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13987.7700000002" calcext:value-type="float">
            <text:p>13987.77000000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iNSx9Tb_1_36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23754.685" calcext:value-type="float">
            <text:p>23754.6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iNSx9Tb_1_37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132.42" calcext:value-type="float">
            <text:p>6132.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iNSx9Tb_1_38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20858.53" calcext:value-type="float">
            <text:p>20858.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iNSx9Tb_1_39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22420.78" calcext:value-type="float">
            <text:p>22420.7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iNSx9Tb_1_40)</text:p>
          </table:table-cell>
          <table:table-cell table:number-columns-repeated="11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10342.37" calcext:value-type="float">
            <text:p>10342.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Sx9Tb_1_41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41737.635" calcext:value-type="float">
            <text:p>41737.63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zNSxO8E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5549.09499999999" calcext:value-type="float">
            <text:p>5549.0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zNSxO8E_1_1)</text:p>
          </table:table-cell>
          <table:table-cell table:number-columns-repeated="11"/>
        </table:table-row>
        <table:table-row table:style-name="ro1">
          <table:table-cell office:value-type="float" office:value="1.02325581395349" calcext:value-type="float">
            <text:p>1.023255814</text:p>
          </table:table-cell>
          <table:table-cell office:value-type="float" office:value="16129.81" calcext:value-type="float">
            <text:p>16129.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zNSxO8E_1_2)</text:p>
          </table:table-cell>
          <table:table-cell table:number-columns-repeated="11"/>
        </table:table-row>
        <table:table-row table:style-name="ro1">
          <table:table-cell office:value-type="float" office:value="0.964285714285714" calcext:value-type="float">
            <text:p>0.9642857143</text:p>
          </table:table-cell>
          <table:table-cell office:value-type="float" office:value="4989.54999999999" calcext:value-type="float">
            <text:p>4989.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zNSxO8E_1_3)</text:p>
          </table:table-cell>
          <table:table-cell table:number-columns-repeated="11"/>
        </table:table-row>
        <table:table-row table:style-name="ro1">
          <table:table-cell office:value-type="float" office:value="1.20833333333333" calcext:value-type="float">
            <text:p>1.2083333333</text:p>
          </table:table-cell>
          <table:table-cell office:value-type="float" office:value="4146.56000000003" calcext:value-type="float">
            <text:p>4146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zNSxO8E_1_4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12737.6049999999" calcext:value-type="float">
            <text:p>12737.604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zNSxO8E_1_5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5347.89500000002" calcext:value-type="float">
            <text:p>5347.8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zNSxO8E_1_6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6240.61500000002" calcext:value-type="float">
            <text:p>6240.6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zNSxO8E_1_7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3401.165" calcext:value-type="float">
            <text:p>13401.1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zNSxO8E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40.64499999999" calcext:value-type="float">
            <text:p>8040.6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zNSxO8E_1_9)</text:p>
          </table:table-cell>
          <table:table-cell table:number-columns-repeated="11"/>
        </table:table-row>
        <table:table-row table:style-name="ro1">
          <table:table-cell office:value-type="float" office:value="1.06896551724138" calcext:value-type="float">
            <text:p>1.0689655172</text:p>
          </table:table-cell>
          <table:table-cell office:value-type="float" office:value="5481.345" calcext:value-type="float">
            <text:p>5481.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zNSxO8E_1_10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5245.19500000001" calcext:value-type="float">
            <text:p>5245.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zNSxO8E_1_11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6684.16000000002" calcext:value-type="float">
            <text:p>6684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INSxOHG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641.81" calcext:value-type="float">
            <text:p>13641.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INSxOHG_1_1)</text:p>
          </table:table-cell>
          <table:table-cell table:number-columns-repeated="11"/>
        </table:table-row>
        <table:table-row table:style-name="ro1">
          <table:table-cell office:value-type="float" office:value="1.08823529411765" calcext:value-type="float">
            <text:p>1.0882352941</text:p>
          </table:table-cell>
          <table:table-cell office:value-type="float" office:value="69594.125" calcext:value-type="float">
            <text:p>69594.1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INSxOHG_1_2)</text:p>
          </table:table-cell>
          <table:table-cell table:number-columns-repeated="11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7212.27000000002" calcext:value-type="float">
            <text:p>7212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INSxOHG_1_3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994.17499999999" calcext:value-type="float">
            <text:p>3994.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INSxOHG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68.885" calcext:value-type="float">
            <text:p>13868.8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INSxOHG_1_5)</text:p>
          </table:table-cell>
          <table:table-cell table:number-columns-repeated="11"/>
        </table:table-row>
        <table:table-row table:style-name="ro1">
          <table:table-cell office:value-type="float" office:value="1.03030303030303" calcext:value-type="float">
            <text:p>1.0303030303</text:p>
          </table:table-cell>
          <table:table-cell office:value-type="float" office:value="25741.7" calcext:value-type="float">
            <text:p>25741.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INSxOHG_1_6)</text:p>
          </table:table-cell>
          <table:table-cell table:number-columns-repeated="11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13427.85" calcext:value-type="float">
            <text:p>13427.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INSxOHG_1_7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25515.175" calcext:value-type="float">
            <text:p>25515.1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INSxOHG_1_8)</text:p>
          </table:table-cell>
          <table:table-cell table:number-columns-repeated="11"/>
        </table:table-row>
        <table:table-row table:style-name="ro1">
          <table:table-cell office:value-type="float" office:value="0.903225806451613" calcext:value-type="float">
            <text:p>0.9032258065</text:p>
          </table:table-cell>
          <table:table-cell office:value-type="float" office:value="9381.91500000004" calcext:value-type="float">
            <text:p>9381.9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INSxOHG_1_9)</text:p>
          </table:table-cell>
          <table:table-cell table:number-columns-repeated="11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7077.535" calcext:value-type="float">
            <text:p>27077.53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INSxOHG_1_10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5706.98500000001" calcext:value-type="float">
            <text:p>5706.9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INSxOHG_1_11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8689.52000000002" calcext:value-type="float">
            <text:p>8689.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INSxOHG_1_12)</text:p>
          </table:table-cell>
          <table:table-cell table:number-columns-repeated="11"/>
        </table:table-row>
        <table:table-row table:style-name="ro1">
          <table:table-cell office:value-type="float" office:value="0.914893617021277" calcext:value-type="float">
            <text:p>0.914893617</text:p>
          </table:table-cell>
          <table:table-cell office:value-type="float" office:value="5704.775" calcext:value-type="float">
            <text:p>5704.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INSxOHG_1_13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342.29" calcext:value-type="float">
            <text:p>10342.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INSxOHG_1_14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39276.345" calcext:value-type="float">
            <text:p>39276.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aNSxXyW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736.035" calcext:value-type="float">
            <text:p>7736.0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aNSxXyW_1_1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519.67" calcext:value-type="float">
            <text:p>13519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aNSxXyW_1_2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9116.51500000001" calcext:value-type="float">
            <text:p>9116.5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SxXyW_1_3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9246.33000000002" calcext:value-type="float">
            <text:p>9246.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aNSxXyW_1_4)</text:p>
          </table:table-cell>
          <table:table-cell table:number-columns-repeated="11"/>
        </table:table-row>
        <table:table-row table:style-name="ro1">
          <table:table-cell office:value-type="float" office:value="1.07843137254902" calcext:value-type="float">
            <text:p>1.0784313725</text:p>
          </table:table-cell>
          <table:table-cell office:value-type="float" office:value="26934.795" calcext:value-type="float">
            <text:p>26934.7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aNSxXyW_1_5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27852.24" calcext:value-type="float">
            <text:p>27852.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NSxXyW_1_6)</text:p>
          </table:table-cell>
          <table:table-cell table:number-columns-repeated="11"/>
        </table:table-row>
        <table:table-row table:style-name="ro1">
          <table:table-cell office:value-type="float" office:value="0.951219512195122" calcext:value-type="float">
            <text:p>0.9512195122</text:p>
          </table:table-cell>
          <table:table-cell office:value-type="float" office:value="37277.09" calcext:value-type="float">
            <text:p>37277.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aNSxXyW_1_7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19455.015" calcext:value-type="float">
            <text:p>19455.0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ENSxfKL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5978.06499999999" calcext:value-type="float">
            <text:p>5978.0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ENSxfKL_1_1)</text:p>
          </table:table-cell>
          <table:table-cell table:number-columns-repeated="11"/>
        </table:table-row>
        <table:table-row table:style-name="ro1">
          <table:table-cell office:value-type="float" office:value="1.45454545454545" calcext:value-type="float">
            <text:p>1.4545454545</text:p>
          </table:table-cell>
          <table:table-cell office:value-type="float" office:value="10555.15" calcext:value-type="float">
            <text:p>10555.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ENSxfKL_1_2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0453.92" calcext:value-type="float">
            <text:p>20453.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ENSxfKL_1_3)</text:p>
          </table:table-cell>
          <table:table-cell table:number-columns-repeated="11"/>
        </table:table-row>
        <table:table-row table:style-name="ro1">
          <table:table-cell office:value-type="float" office:value="0.866666666666667" calcext:value-type="float">
            <text:p>0.8666666667</text:p>
          </table:table-cell>
          <table:table-cell office:value-type="float" office:value="23660.5399999999" calcext:value-type="float">
            <text:p>23660.53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ENSxfKL_1_4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16642.03" calcext:value-type="float">
            <text:p>16642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ENSxfKL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54.8200000001" calcext:value-type="float">
            <text:p>12654.820000000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ENSxfKL_1_6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1482.025" calcext:value-type="float">
            <text:p>31482.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ENSxfKL_1_7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5945.575" calcext:value-type="float">
            <text:p>5945.5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kNSxiHg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7377.27" calcext:value-type="float">
            <text:p>7377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kNSxiHg_1_1)</text:p>
          </table:table-cell>
          <table:table-cell table:number-columns-repeated="11"/>
        </table:table-row>
        <table:table-row table:style-name="ro1">
          <table:table-cell office:value-type="float" office:value="1.11428571428571" calcext:value-type="float">
            <text:p>1.1142857143</text:p>
          </table:table-cell>
          <table:table-cell office:value-type="float" office:value="24089.22" calcext:value-type="float">
            <text:p>24089.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kNSxiHg_1_2)</text:p>
          </table:table-cell>
          <table:table-cell table:number-columns-repeated="11"/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66229.645" calcext:value-type="float">
            <text:p>66229.6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kNSxiHg_1_3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33265.38" calcext:value-type="float">
            <text:p>33265.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kNSxiHg_1_4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6986.32000000001" calcext:value-type="float">
            <text:p>6986.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kNSxiHg_1_5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178.32499999998" calcext:value-type="float">
            <text:p>4178.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kNSxiHg_1_6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20560.005" calcext:value-type="float">
            <text:p>20560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kNSxiHg_1_7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6015.95500000007" calcext:value-type="float">
            <text:p>6015.95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kNSxiHg_1_8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59157.6" calcext:value-type="float">
            <text:p>59157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kNSxiHg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82.79000000004" calcext:value-type="float">
            <text:p>4982.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kNSxiHg_1_10)</text:p>
          </table:table-cell>
          <table:table-cell table:number-columns-repeated="11"/>
        </table:table-row>
        <table:table-row table:style-name="ro1">
          <table:table-cell office:value-type="float" office:value="0.931034482758621" calcext:value-type="float">
            <text:p>0.9310344828</text:p>
          </table:table-cell>
          <table:table-cell office:value-type="float" office:value="9058.03499999992" calcext:value-type="float">
            <text:p>9058.03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kNSxiHg_1_11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2676.955" calcext:value-type="float">
            <text:p>12676.9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SxiHg_1_12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13636.945" calcext:value-type="float">
            <text:p>13636.9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kNSxiHg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01.2649999998" calcext:value-type="float">
            <text:p>10101.264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kNSxiHg_1_14)</text:p>
          </table:table-cell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45736.845" calcext:value-type="float">
            <text:p>45736.84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kNSxiHg_1_15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23648.2100000002" calcext:value-type="float">
            <text:p>23648.21000000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kNSxiHg_1_16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kNSxiHg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80.58000000019" calcext:value-type="float">
            <text:p>9680.580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kNSxiHg_1_18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5494.35999999975" calcext:value-type="float">
            <text:p>5494.35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kNSxiHg_1_19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3569.005" calcext:value-type="float">
            <text:p>3569.0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kNSxiHg_1_20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13485.5349999997" calcext:value-type="float">
            <text:p>13485.53499999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kNSxiHg_1_21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13874.9750000002" calcext:value-type="float">
            <text:p>13874.975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kNSxiHg_1_22)</text:p>
          </table:table-cell>
          <table:table-cell table:number-columns-repeated="11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33348.1900000003" calcext:value-type="float">
            <text:p>33348.190000000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kNSxiHg_1_23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29510.53" calcext:value-type="float">
            <text:p>29510.5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kNSxiHg_1_24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12351.72" calcext:value-type="float">
            <text:p>12351.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kNSxiHg_1_25)</text:p>
          </table:table-cell>
          <table:table-cell table:number-columns-repeated="11"/>
        </table:table-row>
        <table:table-row table:style-name="ro1">
          <table:table-cell office:value-type="float" office:value="0.892857142857143" calcext:value-type="float">
            <text:p>0.8928571429</text:p>
          </table:table-cell>
          <table:table-cell office:value-type="float" office:value="9833.21999999997" calcext:value-type="float">
            <text:p>9833.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kNSxiHg_1_26)</text:p>
          </table:table-cell>
          <table:table-cell table:number-columns-repeated="11"/>
        </table:table-row>
        <table:table-row table:style-name="ro1">
          <table:table-cell office:value-type="float" office:value="0.884615384615385" calcext:value-type="float">
            <text:p>0.8846153846</text:p>
          </table:table-cell>
          <table:table-cell office:value-type="float" office:value="7574.85499999998" calcext:value-type="float">
            <text:p>7574.8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kNSxiHg_1_27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126.31000000006" calcext:value-type="float">
            <text:p>6126.31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kNSxiHg_1_28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12893.5850000001" calcext:value-type="float">
            <text:p>12893.58500000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kNSxiHg_1_29)</text:p>
          </table:table-cell>
          <table:table-cell table:number-columns-repeated="11"/>
        </table:table-row>
        <table:table-row table:style-name="ro1">
          <table:table-cell office:value-type="float" office:value="1.05882352941176" calcext:value-type="float">
            <text:p>1.0588235294</text:p>
          </table:table-cell>
          <table:table-cell office:value-type="float" office:value="15342.9350000001" calcext:value-type="float">
            <text:p>15342.93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SxiHg_1_30)</text:p>
          </table:table-cell>
          <table:table-cell table:number-columns-repeated="11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90327.045" calcext:value-type="float">
            <text:p>90327.04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kNSxiHg_1_3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3.21000000002" calcext:value-type="float">
            <text:p>5663.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kNSxiHg_1_32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28944.93" calcext:value-type="float">
            <text:p>28944.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kNSxiHg_1_3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2.57500000001" calcext:value-type="float">
            <text:p>4602.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kNSxiHg_1_34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625.30500000005" calcext:value-type="float">
            <text:p>6625.30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kNSxiHg_1_35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12457.375" calcext:value-type="float">
            <text:p>12457.3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wNT60ZE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5359.26" calcext:value-type="float">
            <text:p>5359.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wNT60ZE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362.02" calcext:value-type="float">
            <text:p>30362.0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wNT60ZE_1_2)</text:p>
          </table:table-cell>
          <table:table-cell table:number-columns-repeated="11"/>
        </table:table-row>
        <table:table-row table:style-name="ro1">
          <table:table-cell office:value-type="float" office:value="1.17857142857143" calcext:value-type="float">
            <text:p>1.1785714286</text:p>
          </table:table-cell>
          <table:table-cell office:value-type="float" office:value="20073.81" calcext:value-type="float">
            <text:p>20073.8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wNT60ZE_1_3)</text:p>
          </table:table-cell>
          <table:table-cell table:number-columns-repeated="11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51910.545" calcext:value-type="float">
            <text:p>51910.54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wNT60ZE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49.74" calcext:value-type="float">
            <text:p>33649.7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wNT60ZE_1_5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8876.36499999999" calcext:value-type="float">
            <text:p>8876.36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wNT60ZE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66.42" calcext:value-type="float">
            <text:p>5666.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ANT8y6J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5470.015" calcext:value-type="float">
            <text:p>5470.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ANT8y6J_1_1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3064.565" calcext:value-type="float">
            <text:p>23064.56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ANT8y6J_1_2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9785.505" calcext:value-type="float">
            <text:p>39785.5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ANT8y6J_1_3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068.06000000006" calcext:value-type="float">
            <text:p>6068.06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NT8y6J_1_4)</text:p>
          </table:table-cell>
          <table:table-cell table:number-columns-repeated="11"/>
        </table:table-row>
        <table:table-row table:style-name="ro1">
          <table:table-cell office:value-type="float" office:value="1.40909090909091" calcext:value-type="float">
            <text:p>1.4090909091</text:p>
          </table:table-cell>
          <table:table-cell office:value-type="float" office:value="17567.11" calcext:value-type="float">
            <text:p>17567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T8y6J_1_5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6182.34999999998" calcext:value-type="float">
            <text:p>6182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T8y6J_1_6)</text:p>
          </table:table-cell>
          <table:table-cell table:number-columns-repeated="11"/>
        </table:table-row>
        <table:table-row table:style-name="ro1">
          <table:table-cell office:value-type="float" office:value="1.21428571428571" calcext:value-type="float">
            <text:p>1.2142857143</text:p>
          </table:table-cell>
          <table:table-cell office:value-type="float" office:value="5172.61000000004" calcext:value-type="float">
            <text:p>5172.61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ANT8y6J_1_7)</text:p>
          </table:table-cell>
          <table:table-cell table:number-columns-repeated="11"/>
        </table:table-row>
        <table:table-row table:style-name="ro1">
          <table:table-cell office:value-type="float" office:value="1.63636363636364" calcext:value-type="float">
            <text:p>1.6363636364</text:p>
          </table:table-cell>
          <table:table-cell office:value-type="float" office:value="11358.015" calcext:value-type="float">
            <text:p>11358.0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T8y6J_1_8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51418.33" calcext:value-type="float">
            <text:p>51418.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ANT8y6J_1_9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10540.745" calcext:value-type="float">
            <text:p>10540.7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NT8y6J_1_10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5597.42000000001" calcext:value-type="float">
            <text:p>5597.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T8y6J_1_11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ANT8y6J_1_12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28486.835" calcext:value-type="float">
            <text:p>28486.83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CNTM6yT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765.04500000001" calcext:value-type="float">
            <text:p>5765.0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NTM6yT_1_1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15340.965" calcext:value-type="float">
            <text:p>15340.96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CNTM6yT_1_2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44546.185" calcext:value-type="float">
            <text:p>44546.18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CNTM6yT_1_3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38609.58" calcext:value-type="float">
            <text:p>438609.5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CNTM6yT_1_4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24990.845" calcext:value-type="float">
            <text:p>24990.8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CNTM6yT_1_5)</text:p>
          </table:table-cell>
          <table:table-cell table:number-columns-repeated="11"/>
        </table:table-row>
        <table:table-row table:style-name="ro1">
          <table:table-cell office:value-type="float" office:value="1.23333333333333" calcext:value-type="float">
            <text:p>1.2333333333</text:p>
          </table:table-cell>
          <table:table-cell office:value-type="float" office:value="60978.3600000001" calcext:value-type="float">
            <text:p>60978.360000000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CNTM6yT_1_6)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9553.64999999991" calcext:value-type="float">
            <text:p>9553.64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CNTM6yT_1_7)</text:p>
          </table:table-cell>
          <table:table-cell table:number-columns-repeated="11"/>
        </table:table-row>
        <table:table-row table:style-name="ro1">
          <table:table-cell office:value-type="float" office:value="1.26666666666667" calcext:value-type="float">
            <text:p>1.2666666667</text:p>
          </table:table-cell>
          <table:table-cell office:value-type="float" office:value="5015.57000000007" calcext:value-type="float">
            <text:p>5015.5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CNTM6yT_1_8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0932.5100000004" calcext:value-type="float">
            <text:p>40932.510000000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CNTM6yT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93.18499999982" calcext:value-type="float">
            <text:p>7193.184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CNTM6yT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78.03000000003" calcext:value-type="float">
            <text:p>9478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CNTM6yT_1_11)</text:p>
          </table:table-cell>
          <table:table-cell table:number-columns-repeated="11"/>
        </table:table-row>
        <table:table-row table:style-name="ro1">
          <table:table-cell office:value-type="float" office:value="0.823529411764706" calcext:value-type="float">
            <text:p>0.8235294118</text:p>
          </table:table-cell>
          <table:table-cell office:value-type="float" office:value="9306.66999999993" calcext:value-type="float">
            <text:p>9306.669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CNTM6yT_1_12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16879.1099999996" calcext:value-type="float">
            <text:p>16879.10999999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CNTM6yT_1_13)</text:p>
          </table:table-cell>
          <table:table-cell table:number-columns-repeated="11"/>
        </table:table-row>
        <table:table-row table:style-name="ro1">
          <table:table-cell office:value-type="float" office:value="1.09375" calcext:value-type="float">
            <text:p>1.09375</text:p>
          </table:table-cell>
          <table:table-cell office:value-type="float" office:value="25856.875" calcext:value-type="float">
            <text:p>25856.87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CNTM6yT_1_14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6456.91500000027" calcext:value-type="float">
            <text:p>6456.9150000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CNTM6yT_1_15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14433.2349999996" calcext:value-type="float">
            <text:p>14433.23499999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CNTM6yT_1_1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68.4599999995" calcext:value-type="float">
            <text:p>14368.459999999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CNTM6yT_1_17)</text:p>
          </table:table-cell>
          <table:table-cell table:number-columns-repeated="11"/>
        </table:table-row>
        <table:table-row table:style-name="ro1">
          <table:table-cell office:value-type="float" office:value="1.23809523809524" calcext:value-type="float">
            <text:p>1.2380952381</text:p>
          </table:table-cell>
          <table:table-cell office:value-type="float" office:value="24245.5850000002" calcext:value-type="float">
            <text:p>24245.585000000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CNTM6yT_1_18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86126.4400000002" calcext:value-type="float">
            <text:p>86126.440000000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CNTM6yT_1_19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12134.7599999998" calcext:value-type="float">
            <text:p>12134.75999999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CNTM6yT_1_20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25521.2" calcext:value-type="float">
            <text:p>25521.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TM6yT_1_21)</text:p>
          </table:table-cell>
          <table:table-cell table:number-columns-repeated="11"/>
        </table:table-row>
        <table:table-row table:style-name="ro1">
          <table:table-cell office:value-type="float" office:value="1.17647058823529" calcext:value-type="float">
            <text:p>1.1764705882</text:p>
          </table:table-cell>
          <table:table-cell office:value-type="float" office:value="17238.0799999996" calcext:value-type="float">
            <text:p>17238.07999999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CNTM6yT_1_22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7947.875" calcext:value-type="float">
            <text:p>7947.8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CNTM6yT_1_23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11912.335" calcext:value-type="float">
            <text:p>11912.3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CNTM6yT_1_24)</text:p>
          </table:table-cell>
          <table:table-cell table:number-columns-repeated="11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22868.4399999999" calcext:value-type="float">
            <text:p>22868.43999999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CNTM6yT_1_25)</text:p>
          </table:table-cell>
          <table:table-cell table:number-columns-repeated="11"/>
        </table:table-row>
        <table:table-row table:style-name="ro1">
          <table:table-cell office:value-type="float" office:value="0.931034482758621" calcext:value-type="float">
            <text:p>0.9310344828</text:p>
          </table:table-cell>
          <table:table-cell office:value-type="float" office:value="10743.6700000002" calcext:value-type="float">
            <text:p>10743.670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CNTM6yT_1_26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146.23499999987" calcext:value-type="float">
            <text:p>4146.23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CNTM6yT_1_27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76939.3199999996" calcext:value-type="float">
            <text:p>76939.31999999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NTM6yT_1_28)</text:p>
          </table:table-cell>
          <table:table-cell table:number-columns-repeated="11"/>
        </table:table-row>
        <table:table-row table:style-name="ro1">
          <table:table-cell office:value-type="float" office:value="1.31578947368421" calcext:value-type="float">
            <text:p>1.3157894737</text:p>
          </table:table-cell>
          <table:table-cell office:value-type="float" office:value="47413.1600000001" calcext:value-type="float">
            <text:p>47413.160000000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CNTM6yT_1_2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63.7050000004" calcext:value-type="float">
            <text:p>18563.70500000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TM6yT_1_30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576.825" calcext:value-type="float">
            <text:p>4576.8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hNTMw-i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14.04000000001" calcext:value-type="float">
            <text:p>5014.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hNTMw-i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10.41" calcext:value-type="float">
            <text:p>23710.4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hNTMw-i_1_2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32130.7" calcext:value-type="float">
            <text:p>32130.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hNTMw-i_1_3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20517.245" calcext:value-type="float">
            <text:p>20517.24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hNTMw-i_1_4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7490.16999999998" calcext:value-type="float">
            <text:p>749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hNTMw-i_1_5)</text:p>
          </table:table-cell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24991.24" calcext:value-type="float">
            <text:p>124991.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hNTMw-i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96.335" calcext:value-type="float">
            <text:p>16796.3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hNTMw-i_1_7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4278.49000000005" calcext:value-type="float">
            <text:p>4278.49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hNTMw-i_1_8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7109.93" calcext:value-type="float">
            <text:p>27109.9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hNTMw-i_1_9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29935.8800000001" calcext:value-type="float">
            <text:p>29935.88000000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hNTMw-i_1_10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hNTMw-i_1_11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6384.655" calcext:value-type="float">
            <text:p>6384.6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fNTW5Bu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00.80999999999" calcext:value-type="float">
            <text:p>5300.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fNTW5Bu_1_1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21772.44" calcext:value-type="float">
            <text:p>21772.4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fNTW5Bu_1_2)</text:p>
          </table:table-cell>
          <table:table-cell table:number-columns-repeated="11"/>
        </table:table-row>
        <table:table-row table:style-name="ro1">
          <table:table-cell office:value-type="float" office:value="0.945945945945946" calcext:value-type="float">
            <text:p>0.9459459459</text:p>
          </table:table-cell>
          <table:table-cell office:value-type="float" office:value="16050.705" calcext:value-type="float">
            <text:p>16050.7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fNTW5Bu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92.58999999998" calcext:value-type="float">
            <text:p>3792.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fNTW5Bu_1_4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7138.29999999996" calcext:value-type="float">
            <text:p>7138.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fNTW5Bu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05.485" calcext:value-type="float">
            <text:p>20305.4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fNTW5Bu_1_6)</text:p>
          </table:table-cell>
          <table:table-cell table:number-columns-repeated="11"/>
        </table:table-row>
        <table:table-row table:style-name="ro1">
          <table:table-cell office:value-type="float" office:value="0.866666666666667" calcext:value-type="float">
            <text:p>0.8666666667</text:p>
          </table:table-cell>
          <table:table-cell office:value-type="float" office:value="7651.21500000003" calcext:value-type="float">
            <text:p>7651.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fNTW5Bu_1_7)</text:p>
          </table:table-cell>
          <table:table-cell table:number-columns-repeated="11"/>
        </table:table-row>
        <table:table-row table:style-name="ro1">
          <table:table-cell office:value-type="float" office:value="1.10344827586207" calcext:value-type="float">
            <text:p>1.1034482759</text:p>
          </table:table-cell>
          <table:table-cell office:value-type="float" office:value="4889.09000000005" calcext:value-type="float">
            <text:p>4889.09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fNTW5Bu_1_8)</text:p>
          </table:table-cell>
          <table:table-cell table:number-columns-repeated="11"/>
        </table:table-row>
        <table:table-row table:style-name="ro1">
          <table:table-cell office:value-type="float" office:value="0.880952380952381" calcext:value-type="float">
            <text:p>0.880952381</text:p>
          </table:table-cell>
          <table:table-cell office:value-type="float" office:value="17941.33" calcext:value-type="float">
            <text:p>17941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fNTW5Bu_1_9)</text:p>
          </table:table-cell>
          <table:table-cell table:number-columns-repeated="11"/>
        </table:table-row>
        <table:table-row table:style-name="ro1">
          <table:table-cell office:value-type="float" office:value="1.21052631578947" calcext:value-type="float">
            <text:p>1.2105263158</text:p>
          </table:table-cell>
          <table:table-cell office:value-type="float" office:value="14802.55" calcext:value-type="float">
            <text:p>14802.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fNTW5Bu_1_10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301.94499999998" calcext:value-type="float">
            <text:p>5301.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fNTW5Bu_1_11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31738.06" calcext:value-type="float">
            <text:p>31738.0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FNTXKBf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661.22" calcext:value-type="float">
            <text:p>5661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FNTXKBf_1_1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21937.84" calcext:value-type="float">
            <text:p>21937.8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FNTXKBf_1_2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46470.985" calcext:value-type="float">
            <text:p>46470.9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FNTXKBf_1_3)</text:p>
          </table:table-cell>
          <table:table-cell table:number-columns-repeated="11"/>
        </table:table-row>
        <table:table-row table:style-name="ro1">
          <table:table-cell office:value-type="float" office:value="1.09375" calcext:value-type="float">
            <text:p>1.09375</text:p>
          </table:table-cell>
          <table:table-cell office:value-type="float" office:value="43230.63" calcext:value-type="float">
            <text:p>43230.6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FNTXKBf_1_4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7371.77499999999" calcext:value-type="float">
            <text:p>7371.7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FNTXKBf_1_5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8285.99500000005" calcext:value-type="float">
            <text:p>8285.99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FNTXKBf_1_6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50459.6900000001" calcext:value-type="float">
            <text:p>50459.690000000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FNTXKBf_1_7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7NTXPtt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7NTXPtt_1_1)</text:p>
          </table:table-cell>
          <table:table-cell table:number-columns-repeated="11"/>
        </table:table-row>
        <table:table-row table:style-name="ro1">
          <table:table-cell office:value-type="float" office:value="1.38888888888889" calcext:value-type="float">
            <text:p>1.3888888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7NTXPtt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7NTXPtt_1_3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7NTXPtt_1_4)</text:p>
          </table:table-cell>
          <table:table-cell table:number-columns-repeated="11"/>
        </table:table-row>
        <table:table-row table:style-name="ro1">
          <table:table-cell office:value-type="float" office:value="1.92857142857143" calcext:value-type="float">
            <text:p>1.92857142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7NTXPtt_1_5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7NTXPtt_1_6)</text:p>
          </table:table-cell>
          <table:table-cell table:number-columns-repeated="11"/>
        </table:table-row>
        <table:table-row table:style-name="ro1">
          <table:table-cell office:value-type="float" office:value="1.3448275862069" calcext:value-type="float">
            <text:p>1.34482758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7NTXPtt_1_7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7NTXPtt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7NTXPtt_1_9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2936.91999999998" calcext:value-type="float">
            <text:p>2936.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7NTXPtt_1_10)</text:p>
          </table:table-cell>
          <table:table-cell table:number-columns-repeated="11"/>
        </table:table-row>
        <table:table-row table:style-name="ro1">
          <table:table-cell office:value-type="float" office:value="1.39130434782609" calcext:value-type="float">
            <text:p>1.3913043478</text:p>
          </table:table-cell>
          <table:table-cell office:value-type="float" office:value="7933.545" calcext:value-type="float">
            <text:p>7933.5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7NTXPtt_1_11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14824.82" calcext:value-type="float">
            <text:p>14824.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7NTXPtt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5.63" calcext:value-type="float">
            <text:p>10915.6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fNTaklh_1_title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591.49500000001" calcext:value-type="float">
            <text:p>5591.4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fNTaklh_1_1)</text:p>
          </table:table-cell>
          <table:table-cell table:number-columns-repeated="11"/>
        </table:table-row>
        <table:table-row table:style-name="ro1">
          <table:table-cell office:value-type="float" office:value="1.10714285714286" calcext:value-type="float">
            <text:p>1.1071428571</text:p>
          </table:table-cell>
          <table:table-cell office:value-type="float" office:value="12964.3" calcext:value-type="float">
            <text:p>12964.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fNTaklh_1_2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3846.175" calcext:value-type="float">
            <text:p>33846.17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fNTaklh_1_3)</text:p>
          </table:table-cell>
          <table:table-cell table:number-columns-repeated="11"/>
        </table:table-row>
        <table:table-row table:style-name="ro1">
          <table:table-cell office:value-type="float" office:value="0.871794871794872" calcext:value-type="float">
            <text:p>0.8717948718</text:p>
          </table:table-cell>
          <table:table-cell office:value-type="float" office:value="6949.31000000001" calcext:value-type="float">
            <text:p>6949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fNTaklh_1_4)</text:p>
          </table:table-cell>
          <table:table-cell table:number-columns-repeated="11"/>
        </table:table-row>
        <table:table-row table:style-name="ro1">
          <table:table-cell office:value-type="float" office:value="0.976744186046512" calcext:value-type="float">
            <text:p>0.976744186</text:p>
          </table:table-cell>
          <table:table-cell office:value-type="float" office:value="10823.2000000001" calcext:value-type="float">
            <text:p>10823.20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fNTaklh_1_5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24141.45" calcext:value-type="float">
            <text:p>24141.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fNTaklh_1_6)</text:p>
          </table:table-cell>
          <table:table-cell table:number-columns-repeated="11"/>
        </table:table-row>
        <table:table-row table:style-name="ro1">
          <table:table-cell office:value-type="float" office:value="1.35714285714286" calcext:value-type="float">
            <text:p>1.3571428571</text:p>
          </table:table-cell>
          <table:table-cell office:value-type="float" office:value="20574.965" calcext:value-type="float">
            <text:p>20574.96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fNTaklh_1_7)</text:p>
          </table:table-cell>
          <table:table-cell table:number-columns-repeated="11"/>
        </table:table-row>
        <table:table-row table:style-name="ro1">
          <table:table-cell office:value-type="float" office:value="0.984126984126984" calcext:value-type="float">
            <text:p>0.9841269841</text:p>
          </table:table-cell>
          <table:table-cell office:value-type="float" office:value="51330.5500000001" calcext:value-type="float">
            <text:p>51330.550000000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(fNTaklh_1_8)</text:p>
          </table:table-cell>
          <table:table-cell table:number-columns-repeated="11"/>
        </table:table-row>
        <table:table-row table:style-name="ro1">
          <table:table-cell office:value-type="float" office:value="1.12820512820513" calcext:value-type="float">
            <text:p>1.1282051282</text:p>
          </table:table-cell>
          <table:table-cell office:value-type="float" office:value="18573.2" calcext:value-type="float">
            <text:p>18573.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fNTaklh_1_9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2694.9500000001" calcext:value-type="float">
            <text:p>12694.95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fNTaklh_1_10)</text:p>
          </table:table-cell>
          <table:table-cell table:number-columns-repeated="11"/>
        </table:table-row>
        <table:table-row table:style-name="ro1">
          <table:table-cell office:value-type="float" office:value="1.06896551724138" calcext:value-type="float">
            <text:p>1.0689655172</text:p>
          </table:table-cell>
          <table:table-cell office:value-type="float" office:value="6873.40999999992" calcext:value-type="float">
            <text:p>6873.40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fNTaklh_1_11)</text:p>
          </table:table-cell>
          <table:table-cell table:number-columns-repeated="11"/>
        </table:table-row>
        <table:table-row table:style-name="ro1">
          <table:table-cell office:value-type="float" office:value="1.0952380952381" calcext:value-type="float">
            <text:p>1.0952380952</text:p>
          </table:table-cell>
          <table:table-cell office:value-type="float" office:value="51215.7650000001" calcext:value-type="float">
            <text:p>51215.765000000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fNTaklh_1_12)</text:p>
          </table:table-cell>
          <table:table-cell table:number-columns-repeated="11"/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29016.5000000001" calcext:value-type="float">
            <text:p>29016.500000000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fNTaklh_1_13)</text:p>
          </table:table-cell>
          <table:table-cell table:number-columns-repeated="11"/>
        </table:table-row>
        <table:table-row table:style-name="ro1">
          <table:table-cell office:value-type="float" office:value="0.966666666666667" calcext:value-type="float">
            <text:p>0.9666666667</text:p>
          </table:table-cell>
          <table:table-cell office:value-type="float" office:value="15587.26" calcext:value-type="float">
            <text:p>15587.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fNTaklh_1_14)</text:p>
          </table:table-cell>
          <table:table-cell table:number-columns-repeated="11"/>
        </table:table-row>
        <table:table-row table:style-name="ro1">
          <table:table-cell office:value-type="float" office:value="1.53846153846154" calcext:value-type="float">
            <text:p>1.5384615385</text:p>
          </table:table-cell>
          <table:table-cell office:value-type="float" office:value="6168.72500000004" calcext:value-type="float">
            <text:p>6168.7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fNTaklh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40.095" calcext:value-type="float">
            <text:p>14640.0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uNTarIk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256.38" calcext:value-type="float">
            <text:p>5256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uNTarIk_1_1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10007.925" calcext:value-type="float">
            <text:p>10007.9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uNTarIk_1_2)</text:p>
          </table:table-cell>
          <table:table-cell table:number-columns-repeated="11"/>
        </table:table-row>
        <table:table-row table:style-name="ro1">
          <table:table-cell office:value-type="float" office:value="1.04651162790698" calcext:value-type="float">
            <text:p>1.0465116279</text:p>
          </table:table-cell>
          <table:table-cell office:value-type="float" office:value="7930.10000000004" calcext:value-type="float">
            <text:p>7930.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uNTarIk_1_3)</text:p>
          </table:table-cell>
          <table:table-cell table:number-columns-repeated="11"/>
        </table:table-row>
        <table:table-row table:style-name="ro1">
          <table:table-cell office:value-type="float" office:value="1.05769230769231" calcext:value-type="float">
            <text:p>1.0576923077</text:p>
          </table:table-cell>
          <table:table-cell office:value-type="float" office:value="243318.005" calcext:value-type="float">
            <text:p>243318.00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(uNTarIk_1_4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6540.59000000006" calcext:value-type="float">
            <text:p>6540.59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uNTarIk_1_5)</text:p>
          </table:table-cell>
          <table:table-cell table:number-columns-repeated="11"/>
        </table:table-row>
        <table:table-row table:style-name="ro1">
          <table:table-cell office:value-type="float" office:value="1.18867924528302" calcext:value-type="float">
            <text:p>1.1886792453</text:p>
          </table:table-cell>
          <table:table-cell office:value-type="float" office:value="26059.4149999999" calcext:value-type="float">
            <text:p>26059.414999999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uNTarIk_1_6)</text:p>
          </table:table-cell>
          <table:table-cell table:number-columns-repeated="11"/>
        </table:table-row>
        <table:table-row table:style-name="ro1">
          <table:table-cell office:value-type="float" office:value="1.37142857142857" calcext:value-type="float">
            <text:p>1.3714285714</text:p>
          </table:table-cell>
          <table:table-cell office:value-type="float" office:value="5642.75" calcext:value-type="float">
            <text:p>5642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uNTarIk_1_7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5941.945" calcext:value-type="float">
            <text:p>5941.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uNTarIk_1_8)</text:p>
          </table:table-cell>
          <table:table-cell table:number-columns-repeated="11"/>
        </table:table-row>
        <table:table-row table:style-name="ro1">
          <table:table-cell office:value-type="float" office:value="1.19047619047619" calcext:value-type="float">
            <text:p>1.1904761905</text:p>
          </table:table-cell>
          <table:table-cell office:value-type="float" office:value="16726.335" calcext:value-type="float">
            <text:p>16726.3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uNTarIk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30.22499999998" calcext:value-type="float">
            <text:p>7330.2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rNTa_LU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221.13000000003" calcext:value-type="float">
            <text:p>7221.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rNTa_LU_1_1)</text:p>
          </table:table-cell>
          <table:table-cell table:number-columns-repeated="11"/>
        </table:table-row>
        <table:table-row table:style-name="ro1">
          <table:table-cell office:value-type="float" office:value="1.01960784313725" calcext:value-type="float">
            <text:p>1.0196078431</text:p>
          </table:table-cell>
          <table:table-cell office:value-type="float" office:value="15542.295" calcext:value-type="float">
            <text:p>15542.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rNTa_LU_1_2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0619.695" calcext:value-type="float">
            <text:p>10619.6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rNTa_LU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09.92499999993" calcext:value-type="float">
            <text:p>7809.92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rNTa_LU_1_4)</text:p>
          </table:table-cell>
          <table:table-cell table:number-columns-repeated="11"/>
        </table:table-row>
        <table:table-row table:style-name="ro1">
          <table:table-cell office:value-type="float" office:value="0.863636363636364" calcext:value-type="float">
            <text:p>0.8636363636</text:p>
          </table:table-cell>
          <table:table-cell office:value-type="float" office:value="8433.91999999998" calcext:value-type="float">
            <text:p>8433.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rNTa_LU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23.74500000011" calcext:value-type="float">
            <text:p>9323.74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rNTa_LU_1_6)</text:p>
          </table:table-cell>
          <table:table-cell table:number-columns-repeated="11"/>
        </table:table-row>
        <table:table-row table:style-name="ro1">
          <table:table-cell office:value-type="float" office:value="1.19230769230769" calcext:value-type="float">
            <text:p>1.1923076923</text:p>
          </table:table-cell>
          <table:table-cell office:value-type="float" office:value="18822.79" calcext:value-type="float">
            <text:p>18822.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rNTa_LU_1_7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16909.5400000002" calcext:value-type="float">
            <text:p>16909.5400000002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rNTa_LU_1_8)</text:p>
          </table:table-cell>
          <table:table-cell table:number-columns-repeated="11"/>
        </table:table-row>
        <table:table-row table:style-name="ro1">
          <table:table-cell office:value-type="float" office:value="1.02631578947368" calcext:value-type="float">
            <text:p>1.0263157895</text:p>
          </table:table-cell>
          <table:table-cell office:value-type="float" office:value="36012.0900000001" calcext:value-type="float">
            <text:p>36012.0900000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rNTa_LU_1_9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11154.6150000001" calcext:value-type="float">
            <text:p>11154.615000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rNTa_LU_1_10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7949.375" calcext:value-type="float">
            <text:p>7949.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rNTa_LU_1_11)</text:p>
          </table:table-cell>
          <table:table-cell table:number-columns-repeated="11"/>
        </table:table-row>
        <table:table-row table:style-name="ro1">
          <table:table-cell office:value-type="float" office:value="1.23529411764706" calcext:value-type="float">
            <text:p>1.2352941176</text:p>
          </table:table-cell>
          <table:table-cell office:value-type="float" office:value="6886.65499999997" calcext:value-type="float">
            <text:p>6886.6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rNTa_LU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0.66500000004" calcext:value-type="float">
            <text:p>6920.6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rNTa_LU_1_13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37521.365" calcext:value-type="float">
            <text:p>37521.36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rNTa_LU_1_14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6653.62000000005" calcext:value-type="float">
            <text:p>6653.62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rNTa_LU_1_1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15.735" calcext:value-type="float">
            <text:p>86115.7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rNTa_LU_1_16)</text:p>
          </table:table-cell>
          <table:table-cell table:number-columns-repeated="11"/>
        </table:table-row>
        <table:table-row table:style-name="ro1">
          <table:table-cell office:value-type="float" office:value="0.894736842105263" calcext:value-type="float">
            <text:p>0.8947368421</text:p>
          </table:table-cell>
          <table:table-cell office:value-type="float" office:value="16629.52" calcext:value-type="float">
            <text:p>16629.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rNTa_LU_1_17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6347.15" calcext:value-type="float">
            <text:p>6347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rNTa_LU_1_18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05852.845" calcext:value-type="float">
            <text:p>105852.8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qNTb6Tb_1_title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365.62500000006" calcext:value-type="float">
            <text:p>5365.62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qNTb6Tb_1_1)</text:p>
          </table:table-cell>
          <table:table-cell table:number-columns-repeated="11"/>
        </table:table-row>
        <table:table-row table:style-name="ro1">
          <table:table-cell office:value-type="float" office:value="0.973684210526316" calcext:value-type="float">
            <text:p>0.9736842105</text:p>
          </table:table-cell>
          <table:table-cell office:value-type="float" office:value="32848.22" calcext:value-type="float">
            <text:p>32848.2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qNTb6Tb_1_2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0801.8649999999" calcext:value-type="float">
            <text:p>50801.86499999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qNTb6Tb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476.59" calcext:value-type="float">
            <text:p>23476.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qNTb6Tb_1_4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0840.34" calcext:value-type="float">
            <text:p>10840.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qNTb6Tb_1_5)</text:p>
          </table:table-cell>
          <table:table-cell table:number-columns-repeated="11"/>
        </table:table-row>
        <table:table-row table:style-name="ro1">
          <table:table-cell office:value-type="float" office:value="1.16129032258065" calcext:value-type="float">
            <text:p>1.1612903226</text:p>
          </table:table-cell>
          <table:table-cell office:value-type="float" office:value="60059.2749999999" calcext:value-type="float">
            <text:p>60059.274999999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qNTb6Tb_1_6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4665.01500000001" calcext:value-type="float">
            <text:p>4665.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qNTb6Tb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42.8949999999" calcext:value-type="float">
            <text:p>17542.8949999999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qNTb6Tb_1_8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17279.5750000002" calcext:value-type="float">
            <text:p>17279.575000000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qNTb6Tb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41.5099999999" calcext:value-type="float">
            <text:p>34041.509999999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qNTb6Tb_1_10)</text:p>
          </table:table-cell>
          <table:table-cell table:number-columns-repeated="11"/>
        </table:table-row>
        <table:table-row table:style-name="ro1">
          <table:table-cell office:value-type="float" office:value="1.16981132075472" calcext:value-type="float">
            <text:p>1.1698113208</text:p>
          </table:table-cell>
          <table:table-cell office:value-type="float" office:value="22045.19" calcext:value-type="float">
            <text:p>22045.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(qNTb6Tb_1_11)</text:p>
          </table:table-cell>
          <table:table-cell table:number-columns-repeated="11"/>
        </table:table-row>
        <table:table-row table:style-name="ro1">
          <table:table-cell office:value-type="float" office:value="1.03030303030303" calcext:value-type="float">
            <text:p>1.0303030303</text:p>
          </table:table-cell>
          <table:table-cell office:value-type="float" office:value="5352.89000000004" calcext:value-type="float">
            <text:p>5352.89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qNTb6Tb_1_12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7060.01000000001" calcext:value-type="float">
            <text:p>7060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qNTb6Tb_1_13)</text:p>
          </table:table-cell>
          <table:table-cell table:number-columns-repeated="11"/>
        </table:table-row>
        <table:table-row table:style-name="ro1">
          <table:table-cell office:value-type="float" office:value="1.57142857142857" calcext:value-type="float">
            <text:p>1.5714285714</text:p>
          </table:table-cell>
          <table:table-cell office:value-type="float" office:value="13022.83" calcext:value-type="float">
            <text:p>13022.8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HNTbDjv_1_title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6673.455" calcext:value-type="float">
            <text:p>6673.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HNTbDjv_1_1)</text:p>
          </table:table-cell>
          <table:table-cell table:number-columns-repeated="11"/>
        </table:table-row>
        <table:table-row table:style-name="ro1">
          <table:table-cell office:value-type="float" office:value="1.06818181818182" calcext:value-type="float">
            <text:p>1.0681818182</text:p>
          </table:table-cell>
          <table:table-cell office:value-type="float" office:value="22445.935" calcext:value-type="float">
            <text:p>22445.93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HNTbDjv_1_2)</text:p>
          </table:table-cell>
          <table:table-cell table:number-columns-repeated="11"/>
        </table:table-row>
        <table:table-row table:style-name="ro1">
          <table:table-cell office:value-type="float" office:value="1.12903225806452" calcext:value-type="float">
            <text:p>1.1290322581</text:p>
          </table:table-cell>
          <table:table-cell office:value-type="float" office:value="9247.78999999981" calcext:value-type="float">
            <text:p>9247.78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HNTbDjv_1_3)</text:p>
          </table:table-cell>
          <table:table-cell table:number-columns-repeated="11"/>
        </table:table-row>
        <table:table-row table:style-name="ro1">
          <table:table-cell office:value-type="float" office:value="0.962962962962963" calcext:value-type="float">
            <text:p>0.962962963</text:p>
          </table:table-cell>
          <table:table-cell office:value-type="float" office:value="36317.9100000001" calcext:value-type="float">
            <text:p>36317.91000000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HNTbDjv_1_4)</text:p>
          </table:table-cell>
          <table:table-cell table:number-columns-repeated="11"/>
        </table:table-row>
        <table:table-row table:style-name="ro1">
          <table:table-cell office:value-type="float" office:value="0.964285714285714" calcext:value-type="float">
            <text:p>0.9642857143</text:p>
          </table:table-cell>
          <table:table-cell office:value-type="float" office:value="35123.84" calcext:value-type="float">
            <text:p>35123.8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HNTbDjv_1_5)</text:p>
          </table:table-cell>
          <table:table-cell table:number-columns-repeated="11"/>
        </table:table-row>
        <table:table-row table:style-name="ro1">
          <table:table-cell office:value-type="float" office:value="1.15384615384615" calcext:value-type="float">
            <text:p>1.1538461538</text:p>
          </table:table-cell>
          <table:table-cell office:value-type="float" office:value="4424.17999999994" calcext:value-type="float">
            <text:p>4424.17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HNTbDjv_1_6)</text:p>
          </table:table-cell>
          <table:table-cell table:number-columns-repeated="11"/>
        </table:table-row>
        <table:table-row table:style-name="ro1">
          <table:table-cell office:value-type="float" office:value="0.896551724137931" calcext:value-type="float">
            <text:p>0.8965517241</text:p>
          </table:table-cell>
          <table:table-cell office:value-type="float" office:value="12710.4450000001" calcext:value-type="float">
            <text:p>12710.44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HNTbDjv_1_7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6070.5850000001" calcext:value-type="float">
            <text:p>36070.585000000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HNTbDjv_1_8)</text:p>
          </table:table-cell>
          <table:table-cell table:number-columns-repeated="11"/>
        </table:table-row>
        <table:table-row table:style-name="ro1">
          <table:table-cell office:value-type="float" office:value="1.16216216216216" calcext:value-type="float">
            <text:p>1.1621621622</text:p>
          </table:table-cell>
          <table:table-cell office:value-type="float" office:value="34872.915" calcext:value-type="float">
            <text:p>34872.91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HNTbDjv_1_9)</text:p>
          </table:table-cell>
          <table:table-cell table:number-columns-repeated="11"/>
        </table:table-row>
        <table:table-row table:style-name="ro1">
          <table:table-cell office:value-type="float" office:value="1.61111111111111" calcext:value-type="float">
            <text:p>1.6111111111</text:p>
          </table:table-cell>
          <table:table-cell office:value-type="float" office:value="7224.6399999999" calcext:value-type="float">
            <text:p>7224.63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HNTbDjv_1_10)</text:p>
          </table:table-cell>
          <table:table-cell table:number-columns-repeated="11"/>
        </table:table-row>
        <table:table-row table:style-name="ro1">
          <table:table-cell office:value-type="float" office:value="1.08823529411765" calcext:value-type="float">
            <text:p>1.0882352941</text:p>
          </table:table-cell>
          <table:table-cell office:value-type="float" office:value="41159.8799999998" calcext:value-type="float">
            <text:p>41159.87999999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HNTbDjv_1_11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52632.385" calcext:value-type="float">
            <text:p>52632.38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HNTbDjv_1_12)</text:p>
          </table:table-cell>
          <table:table-cell table:number-columns-repeated="11"/>
        </table:table-row>
        <table:table-row table:style-name="ro1">
          <table:table-cell office:value-type="float" office:value="1.38888888888889" calcext:value-type="float">
            <text:p>1.3888888889</text:p>
          </table:table-cell>
          <table:table-cell office:value-type="float" office:value="33987.8549999999" calcext:value-type="float">
            <text:p>33987.854999999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HNTbDjv_1_1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64.0649999999" calcext:value-type="float">
            <text:p>39964.064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HNTbDjv_1_14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28551.1999999999" calcext:value-type="float">
            <text:p>28551.19999999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HNTbDjv_1_15)</text:p>
          </table:table-cell>
          <table:table-cell table:number-columns-repeated="11"/>
        </table:table-row>
        <table:table-row table:style-name="ro1">
          <table:table-cell office:value-type="float" office:value="1.20689655172414" calcext:value-type="float">
            <text:p>1.2068965517</text:p>
          </table:table-cell>
          <table:table-cell office:value-type="float" office:value="10425.6" calcext:value-type="float">
            <text:p>1042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HNTbDjv_1_16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26483.0049999999" calcext:value-type="float">
            <text:p>26483.00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HNTbDjv_1_17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13240.3200000001" calcext:value-type="float">
            <text:p>13240.32000000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HNTbDjv_1_18)</text:p>
          </table:table-cell>
          <table:table-cell table:number-columns-repeated="11"/>
        </table:table-row>
        <table:table-row table:style-name="ro1">
          <table:table-cell office:value-type="float" office:value="0.946428571428571" calcext:value-type="float">
            <text:p>0.9464285714</text:p>
          </table:table-cell>
          <table:table-cell office:value-type="float" office:value="7773.69500000001" calcext:value-type="float">
            <text:p>7773.6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HNTbDjv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11.38" calcext:value-type="float">
            <text:p>4711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bNTbQpz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47.81" calcext:value-type="float">
            <text:p>5047.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bNTbQpz_1_1)</text:p>
          </table:table-cell>
          <table:table-cell table:number-columns-repeated="11"/>
        </table:table-row>
        <table:table-row table:style-name="ro1">
          <table:table-cell office:value-type="float" office:value="0.945945945945946" calcext:value-type="float">
            <text:p>0.9459459459</text:p>
          </table:table-cell>
          <table:table-cell office:value-type="float" office:value="4773.965" calcext:value-type="float">
            <text:p>4773.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bNTbQpz_1_2)</text:p>
          </table:table-cell>
          <table:table-cell table:number-columns-repeated="11"/>
        </table:table-row>
        <table:table-row table:style-name="ro1">
          <table:table-cell office:value-type="float" office:value="0.964285714285714" calcext:value-type="float">
            <text:p>0.9642857143</text:p>
          </table:table-cell>
          <table:table-cell office:value-type="float" office:value="4745.26500000001" calcext:value-type="float">
            <text:p>4745.2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bNTbQpz_1_3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43546.04" calcext:value-type="float">
            <text:p>43546.0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bNTbQpz_1_4)</text:p>
          </table:table-cell>
          <table:table-cell table:number-columns-repeated="11"/>
        </table:table-row>
        <table:table-row table:style-name="ro1">
          <table:table-cell office:value-type="float" office:value="1.63636363636364" calcext:value-type="float">
            <text:p>1.6363636364</text:p>
          </table:table-cell>
          <table:table-cell office:value-type="float" office:value="9517.62499999997" calcext:value-type="float">
            <text:p>9517.6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bNTbQpz_1_5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46483.125" calcext:value-type="float">
            <text:p>46483.12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oNTbUmG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44.5" calcext:value-type="float">
            <text:p>9944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oNTbUmG_1_1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22864.375" calcext:value-type="float">
            <text:p>22864.3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oNTbUmG_1_2)</text:p>
          </table:table-cell>
          <table:table-cell table:number-columns-repeated="11"/>
        </table:table-row>
        <table:table-row table:style-name="ro1">
          <table:table-cell office:value-type="float" office:value="0.981818181818182" calcext:value-type="float">
            <text:p>0.9818181818</text:p>
          </table:table-cell>
          <table:table-cell office:value-type="float" office:value="26009.565" calcext:value-type="float">
            <text:p>26009.5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oNTbUmG_1_3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8144.55000000005" calcext:value-type="float">
            <text:p>8144.55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oNTbUmG_1_4)</text:p>
          </table:table-cell>
          <table:table-cell table:number-columns-repeated="11"/>
        </table:table-row>
        <table:table-row table:style-name="ro1">
          <table:table-cell office:value-type="float" office:value="1.13793103448276" calcext:value-type="float">
            <text:p>1.1379310345</text:p>
          </table:table-cell>
          <table:table-cell office:value-type="float" office:value="12000.845" calcext:value-type="float">
            <text:p>12000.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oNTbUmG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9.99000000008" calcext:value-type="float">
            <text:p>6619.99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oNTbUmG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19.52" calcext:value-type="float">
            <text:p>19719.5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MNTbY6T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23.055" calcext:value-type="float">
            <text:p>5323.0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NTbY6T_1_1)</text:p>
          </table:table-cell>
          <table:table-cell table:number-columns-repeated="11"/>
        </table:table-row>
        <table:table-row table:style-name="ro1">
          <table:table-cell office:value-type="float" office:value="2.05263157894737" calcext:value-type="float">
            <text:p>2.0526315789</text:p>
          </table:table-cell>
          <table:table-cell office:value-type="float" office:value="10158.765" calcext:value-type="float">
            <text:p>10158.76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MNTbY6T_1_2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184.28" calcext:value-type="float">
            <text:p>4184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MNTbY6T_1_3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10136.195" calcext:value-type="float">
            <text:p>10136.1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MNTbY6T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40.55499999998" calcext:value-type="float">
            <text:p>9340.5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MNTbY6T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97.085" calcext:value-type="float">
            <text:p>14397.0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TbY5R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649.115" calcext:value-type="float">
            <text:p>5649.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TbY5R_1_1)</text:p>
          </table:table-cell>
          <table:table-cell table:number-columns-repeated="11"/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3993.75" calcext:value-type="float">
            <text:p>3993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pNTbY5R_1_2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2512.6" calcext:value-type="float">
            <text:p>52512.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pNTbY5R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21.705" calcext:value-type="float">
            <text:p>23621.7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pNTbY5R_1_4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95299.37" calcext:value-type="float">
            <text:p>195299.37</text:p>
          </table:table-cell>
          <table:table-cell office:value-type="float" office:value="7" calcext:value-type="float">
            <text:p>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pNTbY5R_1_5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5568.63" calcext:value-type="float">
            <text:p>15568.6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Tbc1W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729.60000000001" calcext:value-type="float">
            <text:p>4729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Tbc1W_1_1)</text:p>
          </table:table-cell>
          <table:table-cell table:number-columns-repeated="11"/>
        </table:table-row>
        <table:table-row table:style-name="ro1">
          <table:table-cell office:value-type="float" office:value="1.24137931034483" calcext:value-type="float">
            <text:p>1.2413793103</text:p>
          </table:table-cell>
          <table:table-cell office:value-type="float" office:value="3848.32499999999" calcext:value-type="float">
            <text:p>3848.3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PNTbc1W_1_2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2927.67" calcext:value-type="float">
            <text:p>12927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PNTbc1W_1_3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14135.16" calcext:value-type="float">
            <text:p>14135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PNTbc1W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9.605" calcext:value-type="float">
            <text:p>10099.6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vNTbc0t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03.11499999996" calcext:value-type="float">
            <text:p>5103.1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vNTbc0t_1_1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5279.23999999999" calcext:value-type="float">
            <text:p>5279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Tbc0t_1_2)</text:p>
          </table:table-cell>
          <table:table-cell table:number-columns-repeated="11"/>
        </table:table-row>
        <table:table-row table:style-name="ro1">
          <table:table-cell office:value-type="float" office:value="1.06521739130435" calcext:value-type="float">
            <text:p>1.0652173913</text:p>
          </table:table-cell>
          <table:table-cell office:value-type="float" office:value="18412.855" calcext:value-type="float">
            <text:p>18412.85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(vNTbc0t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50.7" calcext:value-type="float">
            <text:p>20950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vNTbc0t_1_4)</text:p>
          </table:table-cell>
          <table:table-cell table:number-columns-repeated="11"/>
        </table:table-row>
        <table:table-row table:style-name="ro1">
          <table:table-cell office:value-type="float" office:value="0.727272727272727" calcext:value-type="float">
            <text:p>0.7272727273</text:p>
          </table:table-cell>
          <table:table-cell office:value-type="float" office:value="10625.25" calcext:value-type="float">
            <text:p>10625.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vNTbc0t_1_5)</text:p>
          </table:table-cell>
          <table:table-cell table:number-columns-repeated="11"/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7991.06" calcext:value-type="float">
            <text:p>7991.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vNTbc0t_1_6)</text:p>
          </table:table-cell>
          <table:table-cell table:number-columns-repeated="11"/>
        </table:table-row>
        <table:table-row table:style-name="ro1">
          <table:table-cell office:value-type="float" office:value="0.764705882352941" calcext:value-type="float">
            <text:p>0.7647058824</text:p>
          </table:table-cell>
          <table:table-cell office:value-type="float" office:value="9819.99500000002" calcext:value-type="float">
            <text:p>9819.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vNTbc0t_1_7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5264.19499999999" calcext:value-type="float">
            <text:p>5264.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Tbc0t_1_8)</text:p>
          </table:table-cell>
          <table:table-cell table:number-columns-repeated="11"/>
        </table:table-row>
        <table:table-row table:style-name="ro1">
          <table:table-cell office:value-type="float" office:value="0.868421052631579" calcext:value-type="float">
            <text:p>0.8684210526</text:p>
          </table:table-cell>
          <table:table-cell office:value-type="float" office:value="13342.34" calcext:value-type="float">
            <text:p>13342.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vNTbc0t_1_9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16702.84" calcext:value-type="float">
            <text:p>16702.8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vNTbc0t_1_10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239.63" calcext:value-type="float">
            <text:p>6239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TNTbc0o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478.975" calcext:value-type="float">
            <text:p>5478.9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TNTbc0o_1_1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18706.32" calcext:value-type="float">
            <text:p>18706.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TNTbc0o_1_2)</text:p>
          </table:table-cell>
          <table:table-cell table:number-columns-repeated="11"/>
        </table:table-row>
        <table:table-row table:style-name="ro1">
          <table:table-cell office:value-type="float" office:value="1.17647058823529" calcext:value-type="float">
            <text:p>1.1764705882</text:p>
          </table:table-cell>
          <table:table-cell office:value-type="float" office:value="6737.14500000002" calcext:value-type="float">
            <text:p>6737.1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TNTbc0o_1_3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22251.6" calcext:value-type="float">
            <text:p>22251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TNTbc0o_1_4)</text:p>
          </table:table-cell>
          <table:table-cell table:number-columns-repeated="11"/>
        </table:table-row>
        <table:table-row table:style-name="ro1">
          <table:table-cell office:value-type="float" office:value="1.10344827586207" calcext:value-type="float">
            <text:p>1.1034482759</text:p>
          </table:table-cell>
          <table:table-cell office:value-type="float" office:value="4098.38999999999" calcext:value-type="float">
            <text:p>4098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TNTbc0o_1_5)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2296.075" calcext:value-type="float">
            <text:p>82296.07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TNTbc0o_1_6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28394.135" calcext:value-type="float">
            <text:p>28394.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TNTbc0o_1_7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12196.445" calcext:value-type="float">
            <text:p>12196.4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TNTbc0o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17.135" calcext:value-type="float">
            <text:p>15417.13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uNTbrdo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836.21000000001" calcext:value-type="float">
            <text:p>6836.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uNTbrdo_1_1)</text:p>
          </table:table-cell>
          <table:table-cell table:number-columns-repeated="11"/>
        </table:table-row>
        <table:table-row table:style-name="ro1">
          <table:table-cell office:value-type="float" office:value="1.17857142857143" calcext:value-type="float">
            <text:p>1.1785714286</text:p>
          </table:table-cell>
          <table:table-cell office:value-type="float" office:value="12379.035" calcext:value-type="float">
            <text:p>12379.0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uNTbrdo_1_2)</text:p>
          </table:table-cell>
          <table:table-cell table:number-columns-repeated="11"/>
        </table:table-row>
        <table:table-row table:style-name="ro1">
          <table:table-cell office:value-type="float" office:value="1.08571428571429" calcext:value-type="float">
            <text:p>1.0857142857</text:p>
          </table:table-cell>
          <table:table-cell office:value-type="float" office:value="5929.53499999999" calcext:value-type="float">
            <text:p>5929.5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uNTbrdo_1_3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12306.245" calcext:value-type="float">
            <text:p>12306.2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uNTbrdo_1_4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24349.175" calcext:value-type="float">
            <text:p>24349.1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uNTbrdo_1_5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971.015" calcext:value-type="float">
            <text:p>4971.0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XNTbuyW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5702.16000000001" calcext:value-type="float">
            <text:p>5702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XNTbuyW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93.165" calcext:value-type="float">
            <text:p>50793.16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XNTbuyW_1_2)</text:p>
          </table:table-cell>
          <table:table-cell table:number-columns-repeated="11"/>
        </table:table-row>
        <table:table-row table:style-name="ro1">
          <table:table-cell office:value-type="float" office:value="1.17241379310345" calcext:value-type="float">
            <text:p>1.1724137931</text:p>
          </table:table-cell>
          <table:table-cell office:value-type="float" office:value="50668.25" calcext:value-type="float">
            <text:p>50668.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XNTbuyW_1_3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20630.6300000001" calcext:value-type="float">
            <text:p>20630.6300000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XNTbuyW_1_4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149.94500000001" calcext:value-type="float">
            <text:p>4149.9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XNTbuyW_1_5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52682.875" calcext:value-type="float">
            <text:p>52682.8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XNTbuyW_1_6)</text:p>
          </table:table-cell>
          <table:table-cell table:number-columns-repeated="11"/>
        </table:table-row>
        <table:table-row table:style-name="ro1">
          <table:table-cell office:value-type="float" office:value="0.962962962962963" calcext:value-type="float">
            <text:p>0.962962963</text:p>
          </table:table-cell>
          <table:table-cell office:value-type="float" office:value="12289.6900000001" calcext:value-type="float">
            <text:p>12289.69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XNTbuyW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2.88000000001" calcext:value-type="float">
            <text:p>9992.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XNTbuyW_1_8)</text:p>
          </table:table-cell>
          <table:table-cell table:number-columns-repeated="11"/>
        </table:table-row>
        <table:table-row table:style-name="ro1">
          <table:table-cell office:value-type="float" office:value="1.06060606060606" calcext:value-type="float">
            <text:p>1.0606060606</text:p>
          </table:table-cell>
          <table:table-cell office:value-type="float" office:value="10392.8399999999" calcext:value-type="float">
            <text:p>10392.83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XNTbuyW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6.88999999996" calcext:value-type="float">
            <text:p>4256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XNTbuyW_1_10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30887.02" calcext:value-type="float">
            <text:p>30887.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XNTbuyW_1_11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992.235" calcext:value-type="float">
            <text:p>15992.23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XNTbuyW_1_12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48919.3449999999" calcext:value-type="float">
            <text:p>48919.344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XNTbuyW_1_13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9772.08" calcext:value-type="float">
            <text:p>19772.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XNTbuyW_1_14)</text:p>
          </table:table-cell>
          <table:table-cell table:number-columns-repeated="11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8203.625" calcext:value-type="float">
            <text:p>8203.6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XNTbuyW_1_15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267.03" calcext:value-type="float">
            <text:p>5267.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ONTc4ci_1_title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437.655" calcext:value-type="float">
            <text:p>5437.6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ONTc4ci_1_1)</text:p>
          </table:table-cell>
          <table:table-cell table:number-columns-repeated="11"/>
        </table:table-row>
        <table:table-row table:style-name="ro1">
          <table:table-cell office:value-type="float" office:value="1.44444444444444" calcext:value-type="float">
            <text:p>1.4444444444</text:p>
          </table:table-cell>
          <table:table-cell office:value-type="float" office:value="11254.9" calcext:value-type="float">
            <text:p>11254.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ONTc4ci_1_2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4657.245" calcext:value-type="float">
            <text:p>4657.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ONTc4ci_1_3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8650.825" calcext:value-type="float">
            <text:p>8650.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ONTc4ci_1_4)</text:p>
          </table:table-cell>
          <table:table-cell table:number-columns-repeated="11"/>
        </table:table-row>
        <table:table-row table:style-name="ro1">
          <table:table-cell office:value-type="float" office:value="1.13636363636364" calcext:value-type="float">
            <text:p>1.1363636364</text:p>
          </table:table-cell>
          <table:table-cell office:value-type="float" office:value="106131.4" calcext:value-type="float">
            <text:p>106131.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ONTc4ci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06.125" calcext:value-type="float">
            <text:p>19506.1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ONTc4ci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765.03" calcext:value-type="float">
            <text:p>18765.0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ENTloNQ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8084.45499999999" calcext:value-type="float">
            <text:p>8084.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ENTloNQ_1_1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295.0049999998" calcext:value-type="float">
            <text:p>50295.004999999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ENTloNQ_1_2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46891.075" calcext:value-type="float">
            <text:p>46891.07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ENTloNQ_1_3)</text:p>
          </table:table-cell>
          <table:table-cell table:number-columns-repeated="11"/>
        </table:table-row>
        <table:table-row table:style-name="ro1">
          <table:table-cell office:value-type="float" office:value="1.36842105263158" calcext:value-type="float">
            <text:p>1.3684210526</text:p>
          </table:table-cell>
          <table:table-cell office:value-type="float" office:value="156307.705" calcext:value-type="float">
            <text:p>156307.70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ENTloNQ_1_4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312.58" calcext:value-type="float">
            <text:p>33312.5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ENTloNQ_1_5)</text:p>
          </table:table-cell>
          <table:table-cell table:number-columns-repeated="11"/>
        </table:table-row>
        <table:table-row table:style-name="ro1">
          <table:table-cell office:value-type="float" office:value="0.934782608695652" calcext:value-type="float">
            <text:p>0.9347826087</text:p>
          </table:table-cell>
          <table:table-cell office:value-type="float" office:value="31072.04" calcext:value-type="float">
            <text:p>31072.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ENTloNQ_1_6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12.9800000002" calcext:value-type="float">
            <text:p>18812.98000000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ENTloNQ_1_7)</text:p>
          </table:table-cell>
          <table:table-cell table:number-columns-repeated="11"/>
        </table:table-row>
        <table:table-row table:style-name="ro1">
          <table:table-cell office:value-type="float" office:value="1.25925925925926" calcext:value-type="float">
            <text:p>1.2592592593</text:p>
          </table:table-cell>
          <table:table-cell office:value-type="float" office:value="56345.1650000002" calcext:value-type="float">
            <text:p>56345.165000000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ENTloNQ_1_8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21952.1899999999" calcext:value-type="float">
            <text:p>21952.1899999999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ENTloNQ_1_9)</text:p>
          </table:table-cell>
          <table:table-cell table:number-columns-repeated="11"/>
        </table:table-row>
        <table:table-row table:style-name="ro1">
          <table:table-cell office:value-type="float" office:value="0.866666666666667" calcext:value-type="float">
            <text:p>0.8666666667</text:p>
          </table:table-cell>
          <table:table-cell office:value-type="float" office:value="33444.1149999998" calcext:value-type="float">
            <text:p>33444.114999999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ENTloNQ_1_10)</text:p>
          </table:table-cell>
          <table:table-cell table:number-columns-repeated="11"/>
        </table:table-row>
        <table:table-row table:style-name="ro1">
          <table:table-cell office:value-type="float" office:value="0.892857142857143" calcext:value-type="float">
            <text:p>0.8928571429</text:p>
          </table:table-cell>
          <table:table-cell office:value-type="float" office:value="56130.7999999999" calcext:value-type="float">
            <text:p>56130.7999999999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ENTloNQ_1_11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12191.85" calcext:value-type="float">
            <text:p>12191.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ENTloNQ_1_12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25033.305" calcext:value-type="float">
            <text:p>25033.30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ENTloNQ_1_13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8679.15500000003" calcext:value-type="float">
            <text:p>8679.1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ENTloNQ_1_14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26230.8000000003" calcext:value-type="float">
            <text:p>26230.800000000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ENTloNQ_1_15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8618.49500000058" calcext:value-type="float">
            <text:p>8618.49500000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ENTloNQ_1_16)</text:p>
          </table:table-cell>
          <table:table-cell table:number-columns-repeated="11"/>
        </table:table-row>
        <table:table-row table:style-name="ro1">
          <table:table-cell office:value-type="float" office:value="1.21052631578947" calcext:value-type="float">
            <text:p>1.2105263158</text:p>
          </table:table-cell>
          <table:table-cell office:value-type="float" office:value="6333.95500000031" calcext:value-type="float">
            <text:p>6333.955000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ENTloNQ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532.2000000002" calcext:value-type="float">
            <text:p>17532.20000000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ENTloNQ_1_18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4715.64500000002" calcext:value-type="float">
            <text:p>4715.6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ENTloNQ_1_19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7734.43999999983" calcext:value-type="float">
            <text:p>7734.43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ENTloNQ_1_20)</text:p>
          </table:table-cell>
          <table:table-cell table:number-columns-repeated="11"/>
        </table:table-row>
        <table:table-row table:style-name="ro1">
          <table:table-cell office:value-type="float" office:value="1.14814814814815" calcext:value-type="float">
            <text:p>1.1481481481</text:p>
          </table:table-cell>
          <table:table-cell office:value-type="float" office:value="37138.7499999999" calcext:value-type="float">
            <text:p>37138.749999999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ENTloNQ_1_21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8283.13500000024" calcext:value-type="float">
            <text:p>8283.135000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ENTloNQ_1_2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99.02" calcext:value-type="float">
            <text:p>11899.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rNTl_uk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13.38999999996" calcext:value-type="float">
            <text:p>5313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rNTl_uk_1_1)</text:p>
          </table:table-cell>
          <table:table-cell table:number-columns-repeated="11"/>
        </table:table-row>
        <table:table-row table:style-name="ro1">
          <table:table-cell office:value-type="float" office:value="1.15151515151515" calcext:value-type="float">
            <text:p>1.1515151515</text:p>
          </table:table-cell>
          <table:table-cell office:value-type="float" office:value="6117.38999999999" calcext:value-type="float">
            <text:p>6117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rNTl_uk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62.835" calcext:value-type="float">
            <text:p>13962.8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NTl_uk_1_3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6702.94" calcext:value-type="float">
            <text:p>6702.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rNTl_uk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67.55500000002" calcext:value-type="float">
            <text:p>7567.5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rNTl_uk_1_5)</text:p>
          </table:table-cell>
          <table:table-cell table:number-columns-repeated="11"/>
        </table:table-row>
        <table:table-row table:style-name="ro1">
          <table:table-cell office:value-type="float" office:value="1.0952380952381" calcext:value-type="float">
            <text:p>1.0952380952</text:p>
          </table:table-cell>
          <table:table-cell office:value-type="float" office:value="18263.7850000001" calcext:value-type="float">
            <text:p>18263.785000000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rNTl_uk_1_6)</text:p>
          </table:table-cell>
          <table:table-cell table:number-columns-repeated="11"/>
        </table:table-row>
        <table:table-row table:style-name="ro1">
          <table:table-cell office:value-type="float" office:value="1.10526315789474" calcext:value-type="float">
            <text:p>1.1052631579</text:p>
          </table:table-cell>
          <table:table-cell office:value-type="float" office:value="42491.885" calcext:value-type="float">
            <text:p>42491.8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rNTl_uk_1_7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19523.425" calcext:value-type="float">
            <text:p>19523.42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rNTl_uk_1_8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555391.365" calcext:value-type="float">
            <text:p>555391.36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NTm2si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10648.035" calcext:value-type="float">
            <text:p>10648.0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NTm2si_1_1)</text:p>
          </table:table-cell>
          <table:table-cell table:number-columns-repeated="11"/>
        </table:table-row>
        <table:table-row table:style-name="ro1">
          <table:table-cell office:value-type="float" office:value="1.03225806451613" calcext:value-type="float">
            <text:p>1.0322580645</text:p>
          </table:table-cell>
          <table:table-cell office:value-type="float" office:value="12133.4150000002" calcext:value-type="float">
            <text:p>12133.41500000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3NTm2si_1_2)</text:p>
          </table:table-cell>
          <table:table-cell table:number-columns-repeated="11"/>
        </table:table-row>
        <table:table-row table:style-name="ro1">
          <table:table-cell office:value-type="float" office:value="1.46666666666667" calcext:value-type="float">
            <text:p>1.4666666667</text:p>
          </table:table-cell>
          <table:table-cell office:value-type="float" office:value="60069.0299999999" calcext:value-type="float">
            <text:p>60069.02999999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3NTm2si_1_3)</text:p>
          </table:table-cell>
          <table:table-cell table:number-columns-repeated="11"/>
        </table:table-row>
        <table:table-row table:style-name="ro1">
          <table:table-cell office:value-type="float" office:value="1.05263157894737" calcext:value-type="float">
            <text:p>1.0526315789</text:p>
          </table:table-cell>
          <table:table-cell office:value-type="float" office:value="16451.1400000001" calcext:value-type="float">
            <text:p>16451.14000000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3NTm2si_1_4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8049.45499999996" calcext:value-type="float">
            <text:p>8049.4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3NTm2si_1_5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3484.9899999999" calcext:value-type="float">
            <text:p>63484.9899999999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3NTm2si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0.44" calcext:value-type="float">
            <text:p>6120.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ENTm624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4766.25" calcext:value-type="float">
            <text:p>4766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ENTm624_1_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53.075" calcext:value-type="float">
            <text:p>19553.0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ENTm624_1_2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7139.44000000002" calcext:value-type="float">
            <text:p>7139.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ENTm624_1_3)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2237.21" calcext:value-type="float">
            <text:p>12237.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ENTm624_1_4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4709.4" calcext:value-type="float">
            <text:p>34709.4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ENTm624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591.29" calcext:value-type="float">
            <text:p>53591.2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ENTm624_1_6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12543.905" calcext:value-type="float">
            <text:p>12543.9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ENTm624_1_7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31552.67" calcext:value-type="float">
            <text:p>31552.6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ENTm624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72.52500000008" calcext:value-type="float">
            <text:p>6272.52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ENTm624_1_9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33702.4" calcext:value-type="float">
            <text:p>33702.4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ENTm624_1_10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19194.715" calcext:value-type="float">
            <text:p>19194.7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3NTl_uX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87.52499999997" calcext:value-type="float">
            <text:p>4587.5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3NTl_uX_1_1)</text:p>
          </table:table-cell>
          <table:table-cell table:number-columns-repeated="11"/>
        </table:table-row>
        <table:table-row table:style-name="ro1">
          <table:table-cell office:value-type="float" office:value="1.1304347826087" calcext:value-type="float">
            <text:p>1.1304347826</text:p>
          </table:table-cell>
          <table:table-cell office:value-type="float" office:value="19197.445" calcext:value-type="float">
            <text:p>19197.4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3NTl_uX_1_2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6184.87500000003" calcext:value-type="float">
            <text:p>6184.8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3NTl_uX_1_3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4699.50500000003" calcext:value-type="float">
            <text:p>4699.5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3NTl_uX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58.51500000001" calcext:value-type="float">
            <text:p>5958.5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NTl_uX_1_5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23025.14" calcext:value-type="float">
            <text:p>23025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3NTl_uX_1_6)</text:p>
          </table:table-cell>
          <table:table-cell table:number-columns-repeated="11"/>
        </table:table-row>
        <table:table-row table:style-name="ro1">
          <table:table-cell office:value-type="float" office:value="0.972222222222222" calcext:value-type="float">
            <text:p>0.9722222222</text:p>
          </table:table-cell>
          <table:table-cell office:value-type="float" office:value="11392.17" calcext:value-type="float">
            <text:p>11392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3NTl_uX_1_7)</text:p>
          </table:table-cell>
          <table:table-cell table:number-columns-repeated="11"/>
        </table:table-row>
        <table:table-row table:style-name="ro1">
          <table:table-cell office:value-type="float" office:value="0.84375" calcext:value-type="float">
            <text:p>0.84375</text:p>
          </table:table-cell>
          <table:table-cell office:value-type="float" office:value="9346.26000000001" calcext:value-type="float">
            <text:p>9346.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3NTl_uX_1_8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3NTl_uX_1_9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990.875" calcext:value-type="float">
            <text:p>27990.8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3NTl_uX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1.59500000001" calcext:value-type="float">
            <text:p>4811.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3NTl_uX_1_11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095.4" calcext:value-type="float">
            <text:p>8095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3NTl_uX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245.495" calcext:value-type="float">
            <text:p>14245.4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3NTl_uX_1_13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5985.955" calcext:value-type="float">
            <text:p>5985.9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3NTl_uX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335.89" calcext:value-type="float">
            <text:p>34335.8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dNTp-p0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24.96499999999" calcext:value-type="float">
            <text:p>6524.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dNTp-p0_1_1)</text:p>
          </table:table-cell>
          <table:table-cell table:number-columns-repeated="11"/>
        </table:table-row>
        <table:table-row table:style-name="ro1">
          <table:table-cell office:value-type="float" office:value="1.05882352941176" calcext:value-type="float">
            <text:p>1.0588235294</text:p>
          </table:table-cell>
          <table:table-cell office:value-type="float" office:value="45584.625" calcext:value-type="float">
            <text:p>45584.62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dNTp-p0_1_2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7460.23999999996" calcext:value-type="float">
            <text:p>746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dNTp-p0_1_3)</text:p>
          </table:table-cell>
          <table:table-cell table:number-columns-repeated="11"/>
        </table:table-row>
        <table:table-row table:style-name="ro1">
          <table:table-cell office:value-type="float" office:value="1.66666666666667" calcext:value-type="float">
            <text:p>1.6666666667</text:p>
          </table:table-cell>
          <table:table-cell office:value-type="float" office:value="55811.72" calcext:value-type="float">
            <text:p>55811.7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dNTp-p0_1_4)</text:p>
          </table:table-cell>
          <table:table-cell table:number-columns-repeated="11"/>
        </table:table-row>
        <table:table-row table:style-name="ro1">
          <table:table-cell office:value-type="float" office:value="1.88888888888889" calcext:value-type="float">
            <text:p>1.8888888889</text:p>
          </table:table-cell>
          <table:table-cell office:value-type="float" office:value="16933.135" calcext:value-type="float">
            <text:p>16933.1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NTp-p0_1_5)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437.03" calcext:value-type="float">
            <text:p>18437.0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dNTp-p0_1_6)</text:p>
          </table:table-cell>
          <table:table-cell table:number-columns-repeated="11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7301.69499999995" calcext:value-type="float">
            <text:p>7301.6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dNTp-p0_1_7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9653.185" calcext:value-type="float">
            <text:p>9653.1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dNTp-p0_1_8)</text:p>
          </table:table-cell>
          <table:table-cell table:number-columns-repeated="11"/>
        </table:table-row>
        <table:table-row table:style-name="ro1">
          <table:table-cell office:value-type="float" office:value="1.13636363636364" calcext:value-type="float">
            <text:p>1.1363636364</text:p>
          </table:table-cell>
          <table:table-cell office:value-type="float" office:value="22046.835" calcext:value-type="float">
            <text:p>22046.8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dNTp-p0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08.57000000007" calcext:value-type="float">
            <text:p>6608.5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dNTp-p0_1_10)</text:p>
          </table:table-cell>
          <table:table-cell table:number-columns-repeated="11"/>
        </table:table-row>
        <table:table-row table:style-name="ro1">
          <table:table-cell office:value-type="float" office:value="1.6875" calcext:value-type="float">
            <text:p>1.6875</text:p>
          </table:table-cell>
          <table:table-cell office:value-type="float" office:value="16282.205" calcext:value-type="float">
            <text:p>16282.2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dNTp-p0_1_11)</text:p>
          </table:table-cell>
          <table:table-cell table:number-columns-repeated="11"/>
        </table:table-row>
        <table:table-row table:style-name="ro1">
          <table:table-cell office:value-type="float" office:value="1.09090909090909" calcext:value-type="float">
            <text:p>1.0909090909</text:p>
          </table:table-cell>
          <table:table-cell office:value-type="float" office:value="7466.19" calcext:value-type="float">
            <text:p>7466.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dNTp-p0_1_12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12238.4300000001" calcext:value-type="float">
            <text:p>12238.43000000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dNTp-p0_1_13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9837.94999999998" calcext:value-type="float">
            <text:p>9837.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1NTq5Ik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5815.50000000003" calcext:value-type="float">
            <text:p>5815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1NTq5Ik_1_1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23545.5249999999" calcext:value-type="float">
            <text:p>23545.524999999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1NTq5Ik_1_2)</text:p>
          </table:table-cell>
          <table:table-cell table:number-columns-repeated="11"/>
        </table:table-row>
        <table:table-row table:style-name="ro1">
          <table:table-cell office:value-type="float" office:value="0.807692307692308" calcext:value-type="float">
            <text:p>0.8076923077</text:p>
          </table:table-cell>
          <table:table-cell office:value-type="float" office:value="26258.83" calcext:value-type="float">
            <text:p>26258.8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NTq5Ik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8.54000000001" calcext:value-type="float">
            <text:p>5188.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1NTq5Ik_1_4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17399.67" calcext:value-type="float">
            <text:p>17399.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1NTq5Ik_1_5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20490.1899999999" calcext:value-type="float">
            <text:p>20490.18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NTq5Ik_1_6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4181.79" calcext:value-type="float">
            <text:p>4181.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1NTq5Ik_1_7)</text:p>
          </table:table-cell>
          <table:table-cell table:number-columns-repeated="11"/>
        </table:table-row>
        <table:table-row table:style-name="ro1">
          <table:table-cell office:value-type="float" office:value="0.925925925925926" calcext:value-type="float">
            <text:p>0.9259259259</text:p>
          </table:table-cell>
          <table:table-cell office:value-type="float" office:value="4692.12" calcext:value-type="float">
            <text:p>4692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1NTq5Ik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41.89" calcext:value-type="float">
            <text:p>25141.8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1NTq5Ik_1_9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3494.965" calcext:value-type="float">
            <text:p>3494.9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1NTq5Ik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2.74" calcext:value-type="float">
            <text:p>4762.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FNTq5IU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75.385" calcext:value-type="float">
            <text:p>4875.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FNTq5IU_1_1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11420.215" calcext:value-type="float">
            <text:p>11420.2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FNTq5IU_1_2)</text:p>
          </table:table-cell>
          <table:table-cell table:number-columns-repeated="11"/>
        </table:table-row>
        <table:table-row table:style-name="ro1">
          <table:table-cell office:value-type="float" office:value="1.21052631578947" calcext:value-type="float">
            <text:p>1.2105263158</text:p>
          </table:table-cell>
          <table:table-cell office:value-type="float" office:value="10975.505" calcext:value-type="float">
            <text:p>10975.5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FNTq5IU_1_3)</text:p>
          </table:table-cell>
          <table:table-cell table:number-columns-repeated="11"/>
        </table:table-row>
        <table:table-row table:style-name="ro1">
          <table:table-cell office:value-type="float" office:value="1.26086956521739" calcext:value-type="float">
            <text:p>1.2608695652</text:p>
          </table:table-cell>
          <table:table-cell office:value-type="float" office:value="5833.8" calcext:value-type="float">
            <text:p>5833.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FNTq5IU_1_4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4144.52" calcext:value-type="float">
            <text:p>14144.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FNTq5IU_1_5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7584.24" calcext:value-type="float">
            <text:p>47584.2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kNTq8vg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219.40000000008" calcext:value-type="float">
            <text:p>6219.4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kNTq8vg_1_1)</text:p>
          </table:table-cell>
          <table:table-cell table:number-columns-repeated="11"/>
        </table:table-row>
        <table:table-row table:style-name="ro1">
          <table:table-cell office:value-type="float" office:value="1.02941176470588" calcext:value-type="float">
            <text:p>1.0294117647</text:p>
          </table:table-cell>
          <table:table-cell office:value-type="float" office:value="8915.31999999995" calcext:value-type="float">
            <text:p>8915.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Tq8vg_1_2)</text:p>
          </table:table-cell>
          <table:table-cell table:number-columns-repeated="11"/>
        </table:table-row>
        <table:table-row table:style-name="ro1">
          <table:table-cell office:value-type="float" office:value="1.02564102564103" calcext:value-type="float">
            <text:p>1.0256410256</text:p>
          </table:table-cell>
          <table:table-cell office:value-type="float" office:value="40439.355" calcext:value-type="float">
            <text:p>40439.3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kNTq8vg_1_3)</text:p>
          </table:table-cell>
          <table:table-cell table:number-columns-repeated="11"/>
        </table:table-row>
        <table:table-row table:style-name="ro1">
          <table:table-cell office:value-type="float" office:value="1.67857142857143" calcext:value-type="float">
            <text:p>1.6785714286</text:p>
          </table:table-cell>
          <table:table-cell office:value-type="float" office:value="9618.15999999998" calcext:value-type="float">
            <text:p>9618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kNTq8vg_1_4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158787.255" calcext:value-type="float">
            <text:p>158787.255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(kNTq8vg_1_5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23396.51" calcext:value-type="float">
            <text:p>23396.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kNTq8vg_1_6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31555.9449999999" calcext:value-type="float">
            <text:p>31555.94499999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kNTq8vg_1_7)</text:p>
          </table:table-cell>
          <table:table-cell table:number-columns-repeated="11"/>
        </table:table-row>
        <table:table-row table:style-name="ro1">
          <table:table-cell office:value-type="float" office:value="1.02857142857143" calcext:value-type="float">
            <text:p>1.0285714286</text:p>
          </table:table-cell>
          <table:table-cell office:value-type="float" office:value="14042.71" calcext:value-type="float">
            <text:p>14042.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Tq8vg_1_8)</text:p>
          </table:table-cell>
          <table:table-cell table:number-columns-repeated="11"/>
        </table:table-row>
        <table:table-row table:style-name="ro1">
          <table:table-cell office:value-type="float" office:value="1.22222222222222" calcext:value-type="float">
            <text:p>1.2222222222</text:p>
          </table:table-cell>
          <table:table-cell office:value-type="float" office:value="6568.595" calcext:value-type="float">
            <text:p>6568.5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kNTq8vg_1_9)</text:p>
          </table:table-cell>
          <table:table-cell table:number-columns-repeated="11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16997.565" calcext:value-type="float">
            <text:p>16997.5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kNTq8vg_1_10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25427.725" calcext:value-type="float">
            <text:p>25427.72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bNTqGVv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874.70499999999" calcext:value-type="float">
            <text:p>5874.7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bNTqGVv_1_1)</text:p>
          </table:table-cell>
          <table:table-cell table:number-columns-repeated="11"/>
        </table:table-row>
        <table:table-row table:style-name="ro1">
          <table:table-cell office:value-type="float" office:value="1.31034482758621" calcext:value-type="float">
            <text:p>1.3103448276</text:p>
          </table:table-cell>
          <table:table-cell office:value-type="float" office:value="23941.48" calcext:value-type="float">
            <text:p>23941.4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bNTqGVv_1_2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36128.95" calcext:value-type="float">
            <text:p>36128.9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bNTqGVv_1_3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8214.715" calcext:value-type="float">
            <text:p>118214.7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bNTqGVv_1_4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10944.7000000001" calcext:value-type="float">
            <text:p>10944.70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bNTqGVv_1_5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5334.35000000004" calcext:value-type="float">
            <text:p>5334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bNTqGVv_1_6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65000.9499999998" calcext:value-type="float">
            <text:p>65000.9499999998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bNTqGVv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357.485" calcext:value-type="float">
            <text:p>65357.48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oNTqKbj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9687.98999999999" calcext:value-type="float">
            <text:p>9687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oNTqKbj_1_1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12970.87" calcext:value-type="float">
            <text:p>12970.8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oNTqKbj_1_2)</text:p>
          </table:table-cell>
          <table:table-cell table:number-columns-repeated="11"/>
        </table:table-row>
        <table:table-row table:style-name="ro1">
          <table:table-cell office:value-type="float" office:value="1.13888888888889" calcext:value-type="float">
            <text:p>1.1388888889</text:p>
          </table:table-cell>
          <table:table-cell office:value-type="float" office:value="9813.15499999991" calcext:value-type="float">
            <text:p>9813.15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oNTqKbj_1_3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949.78999999998" calcext:value-type="float">
            <text:p>6949.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oNTqKbj_1_4)</text:p>
          </table:table-cell>
          <table:table-cell table:number-columns-repeated="11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8603.67499999999" calcext:value-type="float">
            <text:p>8603.6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oNTqKbj_1_5)</text:p>
          </table:table-cell>
          <table:table-cell table:number-columns-repeated="11"/>
        </table:table-row>
        <table:table-row table:style-name="ro1">
          <table:table-cell office:value-type="float" office:value="0.975609756097561" calcext:value-type="float">
            <text:p>0.9756097561</text:p>
          </table:table-cell>
          <table:table-cell office:value-type="float" office:value="17409.425" calcext:value-type="float">
            <text:p>17409.4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oNTqKbj_1_6)</text:p>
          </table:table-cell>
          <table:table-cell table:number-columns-repeated="11"/>
        </table:table-row>
        <table:table-row table:style-name="ro1">
          <table:table-cell office:value-type="float" office:value="1.1875" calcext:value-type="float">
            <text:p>1.1875</text:p>
          </table:table-cell>
          <table:table-cell office:value-type="float" office:value="307206.38" calcext:value-type="float">
            <text:p>307206.38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oNTqKbj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50.72" calcext:value-type="float">
            <text:p>19050.7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oNTqKbj_1_8)</text:p>
          </table:table-cell>
          <table:table-cell table:number-columns-repeated="11"/>
        </table:table-row>
        <table:table-row table:style-name="ro1">
          <table:table-cell office:value-type="float" office:value="1.11538461538462" calcext:value-type="float">
            <text:p>1.1153846154</text:p>
          </table:table-cell>
          <table:table-cell office:value-type="float" office:value="9770.41000000003" calcext:value-type="float">
            <text:p>9770.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oNTqKbj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276.345" calcext:value-type="float">
            <text:p>171276.345</text:p>
          </table:table-cell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oNTqKbj_1_10)</text:p>
          </table:table-cell>
          <table:table-cell table:number-columns-repeated="11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12043.57" calcext:value-type="float">
            <text:p>12043.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NTqKbj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3.51000000001" calcext:value-type="float">
            <text:p>6353.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8NTqUyx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17.60000000004" calcext:value-type="float">
            <text:p>5517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8NTqUyx_1_1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92228.87" calcext:value-type="float">
            <text:p>92228.87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8NTqUyx_1_2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40443.5200000001" calcext:value-type="float">
            <text:p>40443.520000000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8NTqUyx_1_3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5040.1149999999" calcext:value-type="float">
            <text:p>35040.114999999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8NTqUyx_1_4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39.02999999991" calcext:value-type="float">
            <text:p>6239.02999999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8NTqUyx_1_5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123190.205" calcext:value-type="float">
            <text:p>123190.205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8NTqUyx_1_6)</text:p>
          </table:table-cell>
          <table:table-cell table:number-columns-repeated="11"/>
        </table:table-row>
        <table:table-row table:style-name="ro1">
          <table:table-cell office:value-type="float" office:value="1.11764705882353" calcext:value-type="float">
            <text:p>1.1176470588</text:p>
          </table:table-cell>
          <table:table-cell office:value-type="float" office:value="13260.855" calcext:value-type="float">
            <text:p>13260.8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8NTqUyx_1_7)</text:p>
          </table:table-cell>
          <table:table-cell table:number-columns-repeated="11"/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14950.57" calcext:value-type="float">
            <text:p>14950.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8NTqUyx_1_8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6153.62" calcext:value-type="float">
            <text:p>6153.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KNUQCPp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093.785" calcext:value-type="float">
            <text:p>12093.7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KNUQCPp_1_1)</text:p>
          </table:table-cell>
          <table:table-cell table:number-columns-repeated="11"/>
        </table:table-row>
        <table:table-row table:style-name="ro1">
          <table:table-cell office:value-type="float" office:value="1.02564102564103" calcext:value-type="float">
            <text:p>1.0256410256</text:p>
          </table:table-cell>
          <table:table-cell office:value-type="float" office:value="5897.53000000001" calcext:value-type="float">
            <text:p>5897.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KNUQCPp_1_2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37104.9150000001" calcext:value-type="float">
            <text:p>37104.915000000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KNUQCPp_1_3)</text:p>
          </table:table-cell>
          <table:table-cell table:number-columns-repeated="11"/>
        </table:table-row>
        <table:table-row table:style-name="ro1">
          <table:table-cell office:value-type="float" office:value="0.972972972972973" calcext:value-type="float">
            <text:p>0.972972973</text:p>
          </table:table-cell>
          <table:table-cell office:value-type="float" office:value="28563.665" calcext:value-type="float">
            <text:p>28563.66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KNUQCPp_1_4)</text:p>
          </table:table-cell>
          <table:table-cell table:number-columns-repeated="11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7515.73000000001" calcext:value-type="float">
            <text:p>7515.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KNUQCPp_1_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77.76" calcext:value-type="float">
            <text:p>24577.76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KNUQCPp_1_6)</text:p>
          </table:table-cell>
          <table:table-cell table:number-columns-repeated="11"/>
        </table:table-row>
        <table:table-row table:style-name="ro1">
          <table:table-cell office:value-type="float" office:value="0.921052631578947" calcext:value-type="float">
            <text:p>0.9210526316</text:p>
          </table:table-cell>
          <table:table-cell office:value-type="float" office:value="44051.815" calcext:value-type="float">
            <text:p>44051.81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UQCPp_1_7)</text:p>
          </table:table-cell>
          <table:table-cell table:number-columns-repeated="11"/>
        </table:table-row>
        <table:table-row table:style-name="ro1">
          <table:table-cell office:value-type="float" office:value="1.13636363636364" calcext:value-type="float">
            <text:p>1.1363636364</text:p>
          </table:table-cell>
          <table:table-cell office:value-type="float" office:value="94502.555" calcext:value-type="float">
            <text:p>94502.55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KNUQCPp_1_8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22311.7349999999" calcext:value-type="float">
            <text:p>22311.734999999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KNUQCPp_1_9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120716.245" calcext:value-type="float">
            <text:p>120716.245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KNUQCPp_1_10)</text:p>
          </table:table-cell>
          <table:table-cell table:number-columns-repeated="11"/>
        </table:table-row>
        <table:table-row table:style-name="ro1">
          <table:table-cell office:value-type="float" office:value="1.1304347826087" calcext:value-type="float">
            <text:p>1.1304347826</text:p>
          </table:table-cell>
          <table:table-cell office:value-type="float" office:value="33141.9400000001" calcext:value-type="float">
            <text:p>33141.940000000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KNUQCPp_1_11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5190.995" calcext:value-type="float">
            <text:p>25190.9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KNUQCPp_1_12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18403.8449999999" calcext:value-type="float">
            <text:p>18403.844999999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KNUQCPp_1_13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25079.6699999999" calcext:value-type="float">
            <text:p>25079.669999999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KNUQCPp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53.845" calcext:value-type="float">
            <text:p>39753.8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KNUQCPp_1_15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7895.4449999998" calcext:value-type="float">
            <text:p>27895.444999999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KNUQCPp_1_16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48252.5549999999" calcext:value-type="float">
            <text:p>48252.554999999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KNUQCPp_1_1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4.3299999998" calcext:value-type="float">
            <text:p>20004.32999999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KNUQCPp_1_18)</text:p>
          </table:table-cell>
          <table:table-cell table:number-columns-repeated="11"/>
        </table:table-row>
        <table:table-row table:style-name="ro1">
          <table:table-cell office:value-type="float" office:value="0.848484848484848" calcext:value-type="float">
            <text:p>0.8484848485</text:p>
          </table:table-cell>
          <table:table-cell office:value-type="float" office:value="32813.8100000001" calcext:value-type="float">
            <text:p>32813.81000000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KNUQCPp_1_19)</text:p>
          </table:table-cell>
          <table:table-cell table:number-columns-repeated="11"/>
        </table:table-row>
        <table:table-row table:style-name="ro1">
          <table:table-cell office:value-type="float" office:value="0.886363636363636" calcext:value-type="float">
            <text:p>0.8863636364</text:p>
          </table:table-cell>
          <table:table-cell office:value-type="float" office:value="47268.025" calcext:value-type="float">
            <text:p>47268.0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KNUQCPp_1_20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37650.0649999999" calcext:value-type="float">
            <text:p>37650.06499999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KNUQCPp_1_21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20865.6850000001" calcext:value-type="float">
            <text:p>20865.685000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KNUQCPp_1_22)</text:p>
          </table:table-cell>
          <table:table-cell table:number-columns-repeated="11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6206.97000000009" calcext:value-type="float">
            <text:p>6206.9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KNUQCPp_1_2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68.355" calcext:value-type="float">
            <text:p>98068.355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wNUQQoY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5604.13499999995" calcext:value-type="float">
            <text:p>5604.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wNUQQoY_1_1)</text:p>
          </table:table-cell>
          <table:table-cell table:number-columns-repeated="11"/>
        </table:table-row>
        <table:table-row table:style-name="ro1">
          <table:table-cell office:value-type="float" office:value="1.11363636363636" calcext:value-type="float">
            <text:p>1.1136363636</text:p>
          </table:table-cell>
          <table:table-cell office:value-type="float" office:value="133889.835" calcext:value-type="float">
            <text:p>133889.835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wNUQQoY_1_2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350284.695" calcext:value-type="float">
            <text:p>350284.695</text:p>
          </table:table-cell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wNUQQoY_1_3)</text:p>
          </table:table-cell>
          <table:table-cell table:number-columns-repeated="11"/>
        </table:table-row>
        <table:table-row table:style-name="ro1">
          <table:table-cell office:value-type="float" office:value="1.17073170731707" calcext:value-type="float">
            <text:p>1.1707317073</text:p>
          </table:table-cell>
          <table:table-cell office:value-type="float" office:value="29768.3249999998" calcext:value-type="float">
            <text:p>29768.324999999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wNUQQoY_1_4)</text:p>
          </table:table-cell>
          <table:table-cell table:number-columns-repeated="11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3293.8299999998" calcext:value-type="float">
            <text:p>13293.82999999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wNUQQoY_1_5)</text:p>
          </table:table-cell>
          <table:table-cell table:number-columns-repeated="11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89292.22" calcext:value-type="float">
            <text:p>89292.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wNUQQoY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828.215" calcext:value-type="float">
            <text:p>455828.2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wNUQQoY_1_7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117543.21" calcext:value-type="float">
            <text:p>117543.2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wNUQQoY_1_8)</text:p>
          </table:table-cell>
          <table:table-cell table:number-columns-repeated="11"/>
        </table:table-row>
        <table:table-row table:style-name="ro1">
          <table:table-cell office:value-type="float" office:value="1.1025641025641" calcext:value-type="float">
            <text:p>1.1025641026</text:p>
          </table:table-cell>
          <table:table-cell office:value-type="float" office:value="67642.6950000005" calcext:value-type="float">
            <text:p>67642.695000000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wNUQQoY_1_9)</text:p>
          </table:table-cell>
          <table:table-cell table:number-columns-repeated="11"/>
        </table:table-row>
        <table:table-row table:style-name="ro1">
          <table:table-cell office:value-type="float" office:value="0.975609756097561" calcext:value-type="float">
            <text:p>0.9756097561</text:p>
          </table:table-cell>
          <table:table-cell office:value-type="float" office:value="11650.3550000002" calcext:value-type="float">
            <text:p>11650.355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wNUQQoY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25.5149999994" calcext:value-type="float">
            <text:p>32525.514999999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wNUQQoY_1_11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7584.45000000019" calcext:value-type="float">
            <text:p>7584.450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wNUQQoY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69.02500000001" calcext:value-type="float">
            <text:p>9869.0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LNUQclc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335.28" calcext:value-type="float">
            <text:p>533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LNUQclc_1_1)</text:p>
          </table:table-cell>
          <table:table-cell table:number-columns-repeated="11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4646.365" calcext:value-type="float">
            <text:p>14646.36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LNUQclc_1_2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6841.23000000001" calcext:value-type="float">
            <text:p>6841.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LNUQclc_1_3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5455.08" calcext:value-type="float">
            <text:p>5455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LNUQclc_1_4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33919.8150000001" calcext:value-type="float">
            <text:p>33919.815000000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LNUQclc_1_5)</text:p>
          </table:table-cell>
          <table:table-cell table:number-columns-repeated="11"/>
        </table:table-row>
        <table:table-row table:style-name="ro1">
          <table:table-cell office:value-type="float" office:value="1.02040816326531" calcext:value-type="float">
            <text:p>1.0204081633</text:p>
          </table:table-cell>
          <table:table-cell office:value-type="float" office:value="12506.11" calcext:value-type="float">
            <text:p>12506.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LNUQclc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95.32000000007" calcext:value-type="float">
            <text:p>4995.32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LNUQclc_1_7)</text:p>
          </table:table-cell>
          <table:table-cell table:number-columns-repeated="11"/>
        </table:table-row>
        <table:table-row table:style-name="ro1">
          <table:table-cell office:value-type="float" office:value="1.30434782608696" calcext:value-type="float">
            <text:p>1.3043478261</text:p>
          </table:table-cell>
          <table:table-cell office:value-type="float" office:value="67714.825" calcext:value-type="float">
            <text:p>67714.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LNUQclc_1_8)</text:p>
          </table:table-cell>
          <table:table-cell table:number-columns-repeated="11"/>
        </table:table-row>
        <table:table-row table:style-name="ro1">
          <table:table-cell office:value-type="float" office:value="0.967741935483871" calcext:value-type="float">
            <text:p>0.9677419355</text:p>
          </table:table-cell>
          <table:table-cell office:value-type="float" office:value="30558.5700000001" calcext:value-type="float">
            <text:p>30558.57000000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LNUQclc_1_9)</text:p>
          </table:table-cell>
          <table:table-cell table:number-columns-repeated="11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6371.63999999996" calcext:value-type="float">
            <text:p>6371.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LNUQclc_1_10)</text:p>
          </table:table-cell>
          <table:table-cell table:number-columns-repeated="11"/>
        </table:table-row>
        <table:table-row table:style-name="ro1">
          <table:table-cell office:value-type="float" office:value="1.21428571428571" calcext:value-type="float">
            <text:p>1.2142857143</text:p>
          </table:table-cell>
          <table:table-cell office:value-type="float" office:value="4279.06000000006" calcext:value-type="float">
            <text:p>4279.06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LNUQclc_1_11)</text:p>
          </table:table-cell>
          <table:table-cell table:number-columns-repeated="11"/>
        </table:table-row>
        <table:table-row table:style-name="ro1">
          <table:table-cell office:value-type="float" office:value="0.894736842105263" calcext:value-type="float">
            <text:p>0.8947368421</text:p>
          </table:table-cell>
          <table:table-cell office:value-type="float" office:value="28018.6550000001" calcext:value-type="float">
            <text:p>28018.65500000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LNUQclc_1_12)</text:p>
          </table:table-cell>
          <table:table-cell table:number-columns-repeated="11"/>
        </table:table-row>
        <table:table-row table:style-name="ro1">
          <table:table-cell office:value-type="float" office:value="1.13333333333333" calcext:value-type="float">
            <text:p>1.1333333333</text:p>
          </table:table-cell>
          <table:table-cell office:value-type="float" office:value="11509.73" calcext:value-type="float">
            <text:p>11509.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LNUQclc_1_13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26570.565" calcext:value-type="float">
            <text:p>26570.56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LNUQclc_1_14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18446.275" calcext:value-type="float">
            <text:p>18446.27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LNUQclc_1_15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5707.355" calcext:value-type="float">
            <text:p>5707.3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LNUQclc_1_16)</text:p>
          </table:table-cell>
          <table:table-cell table:number-columns-repeated="11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5644.52999999998" calcext:value-type="float">
            <text:p>5644.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UQmrW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473.98999999999" calcext:value-type="float">
            <text:p>7473.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NUQmrW_1_1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38393.635" calcext:value-type="float">
            <text:p>38393.63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cNUQmrW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736.57" calcext:value-type="float">
            <text:p>17736.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cNUQmrW_1_3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55063.03" calcext:value-type="float">
            <text:p>55063.0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cNUQmrW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4.595" calcext:value-type="float">
            <text:p>9994.5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cNUQmrW_1_5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24785.705" calcext:value-type="float">
            <text:p>24785.70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cNUQmrW_1_6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948.6050000001" calcext:value-type="float">
            <text:p>12948.60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UQmrW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60.6899999999" calcext:value-type="float">
            <text:p>45560.6899999999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UQmrW_1_8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18.80500000005" calcext:value-type="float">
            <text:p>7118.80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NUQmrW_1_9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663.57999999996" calcext:value-type="float">
            <text:p>8663.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NUQmrW_1_10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8147.875" calcext:value-type="float">
            <text:p>8147.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NUQmrW_1_1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5.40999999992" calcext:value-type="float">
            <text:p>6445.40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cNUQmrW_1_12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23128.145" calcext:value-type="float">
            <text:p>23128.1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cNUQmrW_1_13)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076.67500000005" calcext:value-type="float">
            <text:p>8076.67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cNUQmrW_1_14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20841.1849999999" calcext:value-type="float">
            <text:p>20841.184999999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NUQmrW_1_15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9255.19000000006" calcext:value-type="float">
            <text:p>9255.19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cNUQmrW_1_16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8231.67000000004" calcext:value-type="float">
            <text:p>8231.6700000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NUQmrW_1_17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19844.1949999998" calcext:value-type="float">
            <text:p>19844.19499999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cNUQmrW_1_18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43636.58" calcext:value-type="float">
            <text:p>43636.5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cNUQmrW_1_19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66.83500000008" calcext:value-type="float">
            <text:p>7566.835000000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NUQmrW_1_20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6250.50000000012" calcext:value-type="float">
            <text:p>6250.50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cNUQmrW_1_2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12.3699999999" calcext:value-type="float">
            <text:p>26412.369999999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cNUQmrW_1_22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2909.6800000001" calcext:value-type="float">
            <text:p>22909.680000000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UQmrW_1_23)</text:p>
          </table:table-cell>
          <table:table-cell table:number-columns-repeated="11"/>
        </table:table-row>
        <table:table-row table:style-name="ro1">
          <table:table-cell office:value-type="float" office:value="1.17647058823529" calcext:value-type="float">
            <text:p>1.1764705882</text:p>
          </table:table-cell>
          <table:table-cell office:value-type="float" office:value="11598.195" calcext:value-type="float">
            <text:p>11598.1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cNUQmrW_1_24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4296.34000000032" calcext:value-type="float">
            <text:p>4296.3400000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NUQmrW_1_25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0208.5600000001" calcext:value-type="float">
            <text:p>40208.560000000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cNUQmrW_1_26)</text:p>
          </table:table-cell>
          <table:table-cell table:number-columns-repeated="11"/>
        </table:table-row>
        <table:table-row table:style-name="ro1">
          <table:table-cell office:value-type="float" office:value="1.22857142857143" calcext:value-type="float">
            <text:p>1.2285714286</text:p>
          </table:table-cell>
          <table:table-cell office:value-type="float" office:value="83764.6350000005" calcext:value-type="float">
            <text:p>83764.6350000005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cNUQmrW_1_27)</text:p>
          </table:table-cell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7763.7799999999" calcext:value-type="float">
            <text:p>27763.77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cNUQmrW_1_28)</text:p>
          </table:table-cell>
          <table:table-cell table:number-columns-repeated="11"/>
        </table:table-row>
        <table:table-row table:style-name="ro1">
          <table:table-cell office:value-type="float" office:value="0.935483870967742" calcext:value-type="float">
            <text:p>0.935483871</text:p>
          </table:table-cell>
          <table:table-cell office:value-type="float" office:value="4996.77500000014" calcext:value-type="float">
            <text:p>4996.77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cNUQmrW_1_29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3895.8899999999" calcext:value-type="float">
            <text:p>3895.88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cNUQmrW_1_30)</text:p>
          </table:table-cell>
          <table:table-cell table:number-columns-repeated="11"/>
        </table:table-row>
        <table:table-row table:style-name="ro1">
          <table:table-cell office:value-type="float" office:value="1.10714285714286" calcext:value-type="float">
            <text:p>1.1071428571</text:p>
          </table:table-cell>
          <table:table-cell office:value-type="float" office:value="17901.0049999999" calcext:value-type="float">
            <text:p>17901.004999999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cNUQmrW_1_31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4711.04499999993" calcext:value-type="float">
            <text:p>4711.04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cNUQmrW_1_32)</text:p>
          </table:table-cell>
          <table:table-cell table:number-columns-repeated="11"/>
        </table:table-row>
        <table:table-row table:style-name="ro1">
          <table:table-cell office:value-type="float" office:value="1.13953488372093" calcext:value-type="float">
            <text:p>1.1395348837</text:p>
          </table:table-cell>
          <table:table-cell office:value-type="float" office:value="9086.71499999991" calcext:value-type="float">
            <text:p>9086.71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cNUQmrW_1_33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24325.8799999998" calcext:value-type="float">
            <text:p>24325.87999999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cNUQmrW_1_34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20405.7" calcext:value-type="float">
            <text:p>20405.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yNUSIZQ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237.90000000001" calcext:value-type="float">
            <text:p>8237.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yNUSIZQ_1_1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8313.245" calcext:value-type="float">
            <text:p>8313.2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yNUSIZQ_1_2)</text:p>
          </table:table-cell>
          <table:table-cell table:number-columns-repeated="11"/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4114.66500000001" calcext:value-type="float">
            <text:p>4114.6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yNUSIZQ_1_3)</text:p>
          </table:table-cell>
          <table:table-cell table:number-columns-repeated="11"/>
        </table:table-row>
        <table:table-row table:style-name="ro1">
          <table:table-cell office:value-type="float" office:value="1.54545454545455" calcext:value-type="float">
            <text:p>1.5454545455</text:p>
          </table:table-cell>
          <table:table-cell office:value-type="float" office:value="7133.21500000001" calcext:value-type="float">
            <text:p>7133.2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NUSIZQ_1_4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5881.245" calcext:value-type="float">
            <text:p>5881.2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yNUSIZQ_1_5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679.085" calcext:value-type="float">
            <text:p>12679.0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yNUSIZQ_1_6)</text:p>
          </table:table-cell>
          <table:table-cell table:number-columns-repeated="11"/>
        </table:table-row>
        <table:table-row table:style-name="ro1">
          <table:table-cell office:value-type="float" office:value="0.8125" calcext:value-type="float">
            <text:p>0.8125</text:p>
          </table:table-cell>
          <table:table-cell office:value-type="float" office:value="6971.71500000003" calcext:value-type="float">
            <text:p>6971.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yNUSIZQ_1_7)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5184.295" calcext:value-type="float">
            <text:p>15184.2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yNUSIZQ_1_8)</text:p>
          </table:table-cell>
          <table:table-cell table:number-columns-repeated="11"/>
        </table:table-row>
        <table:table-row table:style-name="ro1">
          <table:table-cell office:value-type="float" office:value="1.2258064516129" calcext:value-type="float">
            <text:p>1.2258064516</text:p>
          </table:table-cell>
          <table:table-cell office:value-type="float" office:value="11966.09" calcext:value-type="float">
            <text:p>11966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yNUSIZQ_1_9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095.66" calcext:value-type="float">
            <text:p>6095.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yNUSIZQ_1_10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10288.515" calcext:value-type="float">
            <text:p>10288.5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yNUSIZQ_1_11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10798.925" calcext:value-type="float">
            <text:p>10798.9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yNUSIZQ_1_1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9.28" calcext:value-type="float">
            <text:p>5239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hNUSB9u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4828.42" calcext:value-type="float">
            <text:p>4828.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hNUSB9u_1_1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12506.065" calcext:value-type="float">
            <text:p>12506.06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hNUSB9u_1_2)</text:p>
          </table:table-cell>
          <table:table-cell table:number-columns-repeated="11"/>
        </table:table-row>
        <table:table-row table:style-name="ro1">
          <table:table-cell office:value-type="float" office:value="0.894736842105263" calcext:value-type="float">
            <text:p>0.8947368421</text:p>
          </table:table-cell>
          <table:table-cell office:value-type="float" office:value="4729.84499999999" calcext:value-type="float">
            <text:p>4729.8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hNUSB9u_1_3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30166.79" calcext:value-type="float">
            <text:p>30166.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hNUSB9u_1_4)</text:p>
          </table:table-cell>
          <table:table-cell table:number-columns-repeated="11"/>
        </table:table-row>
        <table:table-row table:style-name="ro1">
          <table:table-cell office:value-type="float" office:value="1.23809523809524" calcext:value-type="float">
            <text:p>1.2380952381</text:p>
          </table:table-cell>
          <table:table-cell office:value-type="float" office:value="7507.58" calcext:value-type="float">
            <text:p>7507.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hNUSB9u_1_5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5724.68999999997" calcext:value-type="float">
            <text:p>5724.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hNUSB9u_1_6)</text:p>
          </table:table-cell>
          <table:table-cell table:number-columns-repeated="11"/>
        </table:table-row>
        <table:table-row table:style-name="ro1">
          <table:table-cell office:value-type="float" office:value="0.916666666666667" calcext:value-type="float">
            <text:p>0.9166666667</text:p>
          </table:table-cell>
          <table:table-cell office:value-type="float" office:value="6376.81499999997" calcext:value-type="float">
            <text:p>6376.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hNUSB9u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04.18" calcext:value-type="float">
            <text:p>16904.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hNUSB9u_1_8)</text:p>
          </table:table-cell>
          <table:table-cell table:number-columns-repeated="11"/>
        </table:table-row>
        <table:table-row table:style-name="ro1">
          <table:table-cell office:value-type="float" office:value="1.03703703703704" calcext:value-type="float">
            <text:p>1.037037037</text:p>
          </table:table-cell>
          <table:table-cell office:value-type="float" office:value="39388.2250000001" calcext:value-type="float">
            <text:p>39388.22500000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hNUSB9u_1_9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90558.85" calcext:value-type="float">
            <text:p>90558.85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hNUSB9u_1_10)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81406.885" calcext:value-type="float">
            <text:p>81406.88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ZNUSR1E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776.02000000002" calcext:value-type="float">
            <text:p>8776.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ZNUSR1E_1_1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09520.26" calcext:value-type="float">
            <text:p>209520.26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ZNUSR1E_1_2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57156.2400000001" calcext:value-type="float">
            <text:p>57156.240000000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ZNUSR1E_1_3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6209.62500000023" calcext:value-type="float">
            <text:p>6209.625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ZNUSR1E_1_4)</text:p>
          </table:table-cell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45798.7399999996" calcext:value-type="float">
            <text:p>45798.739999999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ZNUSR1E_1_5)</text:p>
          </table:table-cell>
          <table:table-cell table:number-columns-repeated="11"/>
        </table:table-row>
        <table:table-row table:style-name="ro1">
          <table:table-cell office:value-type="float" office:value="0.952380952380952" calcext:value-type="float">
            <text:p>0.9523809524</text:p>
          </table:table-cell>
          <table:table-cell office:value-type="float" office:value="15723.1950000001" calcext:value-type="float">
            <text:p>15723.195000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ZNUSR1E_1_6)</text:p>
          </table:table-cell>
          <table:table-cell table:number-columns-repeated="11"/>
        </table:table-row>
        <table:table-row table:style-name="ro1">
          <table:table-cell office:value-type="float" office:value="1.03448275862069" calcext:value-type="float">
            <text:p>1.0344827586</text:p>
          </table:table-cell>
          <table:table-cell office:value-type="float" office:value="72928.0350000004" calcext:value-type="float">
            <text:p>72928.035000000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ZNUSR1E_1_7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45954.9399999999" calcext:value-type="float">
            <text:p>45954.9399999999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ZNUSR1E_1_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336.315" calcext:value-type="float">
            <text:p>91336.315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ZNUSR1E_1_9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38290.99" calcext:value-type="float">
            <text:p>38290.9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ZNUSR1E_1_10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23688.015" calcext:value-type="float">
            <text:p>23688.0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ZNUSR1E_1_11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223015.98" calcext:value-type="float">
            <text:p>223015.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ZNUSR1E_1_12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5776.105" calcext:value-type="float">
            <text:p>5776.1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ZNUSR1E_1_13)</text:p>
          </table:table-cell>
          <table:table-cell table:number-columns-repeated="11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57908.625" calcext:value-type="float">
            <text:p>57908.62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mNUSdq6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428.9900000001" calcext:value-type="float">
            <text:p>10428.99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mNUSdq6_1_1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08892.245" calcext:value-type="float">
            <text:p>308892.24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mNUSdq6_1_2)</text:p>
          </table:table-cell>
          <table:table-cell table:number-columns-repeated="11"/>
        </table:table-row>
        <table:table-row table:style-name="ro1">
          <table:table-cell office:value-type="float" office:value="1.27272727272727" calcext:value-type="float">
            <text:p>1.2727272727</text:p>
          </table:table-cell>
          <table:table-cell office:value-type="float" office:value="7429.54999999981" calcext:value-type="float">
            <text:p>7429.54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mNUSdq6_1_3)</text:p>
          </table:table-cell>
          <table:table-cell table:number-columns-repeated="11"/>
        </table:table-row>
        <table:table-row table:style-name="ro1">
          <table:table-cell office:value-type="float" office:value="1.15789473684211" calcext:value-type="float">
            <text:p>1.1578947368</text:p>
          </table:table-cell>
          <table:table-cell office:value-type="float" office:value="50794.7299999996" calcext:value-type="float">
            <text:p>50794.72999999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mNUSdq6_1_4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35090.6999999997" calcext:value-type="float">
            <text:p>35090.699999999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NUSdq6_1_5)</text:p>
          </table:table-cell>
          <table:table-cell table:number-columns-repeated="11"/>
        </table:table-row>
        <table:table-row table:style-name="ro1">
          <table:table-cell office:value-type="float" office:value="1.30769230769231" calcext:value-type="float">
            <text:p>1.3076923077</text:p>
          </table:table-cell>
          <table:table-cell office:value-type="float" office:value="18144.9899999998" calcext:value-type="float">
            <text:p>18144.98999999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mNUSdq6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32.5049999998" calcext:value-type="float">
            <text:p>25732.504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mNUSdq6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11.2250000001" calcext:value-type="float">
            <text:p>19511.225000000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mNUSdq6_1_8)</text:p>
          </table:table-cell>
          <table:table-cell table:number-columns-repeated="11"/>
        </table:table-row>
        <table:table-row table:style-name="ro1">
          <table:table-cell office:value-type="float" office:value="0.777777777777778" calcext:value-type="float">
            <text:p>0.7777777778</text:p>
          </table:table-cell>
          <table:table-cell office:value-type="float" office:value="7341.2350000001" calcext:value-type="float">
            <text:p>7341.23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NUSdq6_1_9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74079.35" calcext:value-type="float">
            <text:p>374079.3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mNUSdq6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0.595" calcext:value-type="float">
            <text:p>14000.5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PNUSgw2_1_title)</text:p>
          </table:table-cell>
          <table:table-cell table:number-columns-repeated="11"/>
        </table:table-row>
        <table:table-row table:style-name="ro1">
          <table:table-cell office:value-type="float" office:value="0.714285714285714" calcext:value-type="float">
            <text:p>0.7142857143</text:p>
          </table:table-cell>
          <table:table-cell office:value-type="float" office:value="13594.22" calcext:value-type="float">
            <text:p>13594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PNUSgw2_1_1)</text:p>
          </table:table-cell>
          <table:table-cell table:number-columns-repeated="11"/>
        </table:table-row>
        <table:table-row table:style-name="ro1">
          <table:table-cell office:value-type="float" office:value="0.944444444444444" calcext:value-type="float">
            <text:p>0.9444444444</text:p>
          </table:table-cell>
          <table:table-cell office:value-type="float" office:value="13510.11" calcext:value-type="float">
            <text:p>13510.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NUSgw2_1_2)</text:p>
          </table:table-cell>
          <table:table-cell table:number-columns-repeated="11"/>
        </table:table-row>
        <table:table-row table:style-name="ro1">
          <table:table-cell office:value-type="float" office:value="1.88888888888889" calcext:value-type="float">
            <text:p>1.8888888889</text:p>
          </table:table-cell>
          <table:table-cell office:value-type="float" office:value="7988.27500000001" calcext:value-type="float">
            <text:p>7988.2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PNUSgw2_1_3)</text:p>
          </table:table-cell>
          <table:table-cell table:number-columns-repeated="11"/>
        </table:table-row>
        <table:table-row table:style-name="ro1">
          <table:table-cell office:value-type="float" office:value="0.976744186046512" calcext:value-type="float">
            <text:p>0.976744186</text:p>
          </table:table-cell>
          <table:table-cell office:value-type="float" office:value="15671.525" calcext:value-type="float">
            <text:p>15671.5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PNUSgw2_1_4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6828.23999999999" calcext:value-type="float">
            <text:p>6828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PNUSgw2_1_5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9504.10500000001" calcext:value-type="float">
            <text:p>9504.1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PNUSgw2_1_6)</text:p>
          </table:table-cell>
          <table:table-cell table:number-columns-repeated="11"/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6896.025" calcext:value-type="float">
            <text:p>16896.02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PNUSgw2_1_7)</text:p>
          </table:table-cell>
          <table:table-cell table:number-columns-repeated="11"/>
        </table:table-row>
        <table:table-row table:style-name="ro1">
          <table:table-cell office:value-type="float" office:value="1.05128205128205" calcext:value-type="float">
            <text:p>1.0512820513</text:p>
          </table:table-cell>
          <table:table-cell office:value-type="float" office:value="12247.6850000001" calcext:value-type="float">
            <text:p>12247.68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PNUSgw2_1_8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37239.775" calcext:value-type="float">
            <text:p>37239.7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PNUSgw2_1_9)</text:p>
          </table:table-cell>
          <table:table-cell table:number-columns-repeated="11"/>
        </table:table-row>
        <table:table-row table:style-name="ro1">
          <table:table-cell office:value-type="float" office:value="1.14814814814815" calcext:value-type="float">
            <text:p>1.1481481481</text:p>
          </table:table-cell>
          <table:table-cell office:value-type="float" office:value="30364.7100000001" calcext:value-type="float">
            <text:p>30364.710000000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PNUSgw2_1_10)</text:p>
          </table:table-cell>
          <table:table-cell table:number-columns-repeated="11"/>
        </table:table-row>
        <table:table-row table:style-name="ro1">
          <table:table-cell office:value-type="float" office:value="1.04545454545455" calcext:value-type="float">
            <text:p>1.0454545455</text:p>
          </table:table-cell>
          <table:table-cell office:value-type="float" office:value="38537.015" calcext:value-type="float">
            <text:p>38537.0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PNUSgw2_1_11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25242.8250000001" calcext:value-type="float">
            <text:p>25242.82500000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PNUSgw2_1_12)</text:p>
          </table:table-cell>
          <table:table-cell table:number-columns-repeated="11"/>
        </table:table-row>
        <table:table-row table:style-name="ro1">
          <table:table-cell office:value-type="float" office:value="1.02941176470588" calcext:value-type="float">
            <text:p>1.0294117647</text:p>
          </table:table-cell>
          <table:table-cell office:value-type="float" office:value="22634.5400000002" calcext:value-type="float">
            <text:p>22634.54000000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PNUSgw2_1_13)</text:p>
          </table:table-cell>
          <table:table-cell table:number-columns-repeated="11"/>
        </table:table-row>
        <table:table-row table:style-name="ro1">
          <table:table-cell office:value-type="float" office:value="1.64285714285714" calcext:value-type="float">
            <text:p>1.6428571429</text:p>
          </table:table-cell>
          <table:table-cell office:value-type="float" office:value="23153.6699999999" calcext:value-type="float">
            <text:p>23153.66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PNUSgw2_1_14)</text:p>
          </table:table-cell>
          <table:table-cell table:number-columns-repeated="11"/>
        </table:table-row>
        <table:table-row table:style-name="ro1">
          <table:table-cell office:value-type="float" office:value="1.66666666666667" calcext:value-type="float">
            <text:p>1.6666666667</text:p>
          </table:table-cell>
          <table:table-cell office:value-type="float" office:value="17532.2449999999" calcext:value-type="float">
            <text:p>17532.24499999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PNUSgw2_1_15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5169.2" calcext:value-type="float">
            <text:p>55169.2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NUSqS4_1_title)</text:p>
          </table:table-cell>
          <table:table-cell table:number-columns-repeated="11"/>
        </table:table-row>
        <table:table-row table:style-name="ro1">
          <table:table-cell office:value-type="float" office:value="0.555555555555556" calcext:value-type="float">
            <text:p>0.5555555556</text:p>
          </table:table-cell>
          <table:table-cell office:value-type="float" office:value="5337.27499999997" calcext:value-type="float">
            <text:p>5337.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aNUSqS4_1_1)</text:p>
          </table:table-cell>
          <table:table-cell table:number-columns-repeated="11"/>
        </table:table-row>
        <table:table-row table:style-name="ro1">
          <table:table-cell office:value-type="float" office:value="0.939393939393939" calcext:value-type="float">
            <text:p>0.9393939394</text:p>
          </table:table-cell>
          <table:table-cell office:value-type="float" office:value="34420.87" calcext:value-type="float">
            <text:p>34420.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aNUSqS4_1_2)</text:p>
          </table:table-cell>
          <table:table-cell table:number-columns-repeated="11"/>
        </table:table-row>
        <table:table-row table:style-name="ro1">
          <table:table-cell office:value-type="float" office:value="1.24137931034483" calcext:value-type="float">
            <text:p>1.2413793103</text:p>
          </table:table-cell>
          <table:table-cell office:value-type="float" office:value="230587.69" calcext:value-type="float">
            <text:p>230587.6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aNUSqS4_1_3)</text:p>
          </table:table-cell>
          <table:table-cell table:number-columns-repeated="11"/>
        </table:table-row>
        <table:table-row table:style-name="ro1">
          <table:table-cell office:value-type="float" office:value="0.96969696969697" calcext:value-type="float">
            <text:p>0.9696969697</text:p>
          </table:table-cell>
          <table:table-cell office:value-type="float" office:value="8741.71999999986" calcext:value-type="float">
            <text:p>8741.71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aNUSqS4_1_4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34413.1849999998" calcext:value-type="float">
            <text:p>34413.1849999998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aNUSqS4_1_5)</text:p>
          </table:table-cell>
          <table:table-cell table:number-columns-repeated="11"/>
        </table:table-row>
        <table:table-row table:style-name="ro1">
          <table:table-cell office:value-type="float" office:value="1.73684210526316" calcext:value-type="float">
            <text:p>1.7368421053</text:p>
          </table:table-cell>
          <table:table-cell office:value-type="float" office:value="75689.6199999996" calcext:value-type="float">
            <text:p>75689.6199999996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aNUSqS4_1_6)</text:p>
          </table:table-cell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4766.5049999999" calcext:value-type="float">
            <text:p>54766.504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7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6929.06000000017" calcext:value-type="float">
            <text:p>6929.060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aNUSqS4_1_8)</text:p>
          </table:table-cell>
          <table:table-cell table:number-columns-repeated="11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office:value-type="float" office:value="181054.445" calcext:value-type="float">
            <text:p>181054.4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16.8400000003" calcext:value-type="float">
            <text:p>37616.8400000003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aNUSqS4_1_10)</text:p>
          </table:table-cell>
          <table:table-cell table:number-columns-repeated="11"/>
        </table:table-row>
        <table:table-row table:style-name="ro1">
          <table:table-cell office:value-type="float" office:value="1.09677419354839" calcext:value-type="float">
            <text:p>1.0967741935</text:p>
          </table:table-cell>
          <table:table-cell office:value-type="float" office:value="27103.3549999992" calcext:value-type="float">
            <text:p>27103.354999999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aNUSqS4_1_11)</text:p>
          </table:table-cell>
          <table:table-cell table:number-columns-repeated="11"/>
        </table:table-row>
        <table:table-row table:style-name="ro1">
          <table:table-cell office:value-type="float" office:value="0.838709677419355" calcext:value-type="float">
            <text:p>0.8387096774</text:p>
          </table:table-cell>
          <table:table-cell office:value-type="float" office:value="90359.5750000007" calcext:value-type="float">
            <text:p>90359.575000000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12)</text:p>
          </table:table-cell>
          <table:table-cell table:number-columns-repeated="11"/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4358.0049999999" calcext:value-type="float">
            <text:p>34358.004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NUSqS4_1_13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122951.825000001" calcext:value-type="float">
            <text:p>122951.825000001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NUSqS4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0.9900000002" calcext:value-type="float">
            <text:p>42910.990000000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aNUSqS4_1_15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19835.645" calcext:value-type="float">
            <text:p>19835.645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aNUSqS4_1_16)</text:p>
          </table:table-cell>
          <table:table-cell table:number-columns-repeated="11"/>
        </table:table-row>
        <table:table-row table:style-name="ro1">
          <table:table-cell office:value-type="float" office:value="0.939393939393939" calcext:value-type="float">
            <text:p>0.9393939394</text:p>
          </table:table-cell>
          <table:table-cell office:value-type="float" office:value="17715.4349999996" calcext:value-type="float">
            <text:p>17715.434999999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17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7618.1600000004" calcext:value-type="float">
            <text:p>27618.160000000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aNUSqS4_1_18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3062.6649999998" calcext:value-type="float">
            <text:p>23062.66499999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aNUSqS4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46.7350000001" calcext:value-type="float">
            <text:p>22046.73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USqS4_1_2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68.5350000001" calcext:value-type="float">
            <text:p>22968.535000000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21)</text:p>
          </table:table-cell>
          <table:table-cell table:number-columns-repeated="11"/>
        </table:table-row>
        <table:table-row table:style-name="ro1">
          <table:table-cell office:value-type="float" office:value="0.970588235294117" calcext:value-type="float">
            <text:p>0.9705882353</text:p>
          </table:table-cell>
          <table:table-cell office:value-type="float" office:value="9881.38000000012" calcext:value-type="float">
            <text:p>9881.38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2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30.6449999998" calcext:value-type="float">
            <text:p>10730.6449999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aNUSqS4_1_23)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4950.7150000001" calcext:value-type="float">
            <text:p>34950.715000000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aNUSqS4_1_24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29622.7949999999" calcext:value-type="float">
            <text:p>29622.794999999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USqS4_1_25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8931.07000000007" calcext:value-type="float">
            <text:p>8931.07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aNUSqS4_1_26)</text:p>
          </table:table-cell>
          <table:table-cell table:number-columns-repeated="11"/>
        </table:table-row>
        <table:table-row table:style-name="ro1">
          <table:table-cell office:value-type="float" office:value="0.966666666666667" calcext:value-type="float">
            <text:p>0.9666666667</text:p>
          </table:table-cell>
          <table:table-cell office:value-type="float" office:value="36001.2450000001" calcext:value-type="float">
            <text:p>36001.245000000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SqS4_1_2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372.7150000004" calcext:value-type="float">
            <text:p>47372.715000000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USqS4_1_28)</text:p>
          </table:table-cell>
          <table:table-cell table:number-columns-repeated="11"/>
        </table:table-row>
        <table:table-row table:style-name="ro1">
          <table:table-cell office:value-type="float" office:value="1.07142857142857" calcext:value-type="float">
            <text:p>1.0714285714</text:p>
          </table:table-cell>
          <table:table-cell office:value-type="float" office:value="79881.6599999999" calcext:value-type="float">
            <text:p>79881.65999999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aNUSqS4_1_29)</text:p>
          </table:table-cell>
          <table:table-cell table:number-columns-repeated="11"/>
        </table:table-row>
        <table:table-row table:style-name="ro1">
          <table:table-cell office:value-type="float" office:value="1.18181818181818" calcext:value-type="float">
            <text:p>1.1818181818</text:p>
          </table:table-cell>
          <table:table-cell office:value-type="float" office:value="10667.2850000001" calcext:value-type="float">
            <text:p>10667.285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NUSqS4_1_30)</text:p>
          </table:table-cell>
          <table:table-cell table:number-columns-repeated="11"/>
        </table:table-row>
        <table:table-row table:style-name="ro1">
          <table:table-cell office:value-type="float" office:value="0.333333333333333" calcext:value-type="float">
            <text:p>0.3333333333</text:p>
          </table:table-cell>
          <table:table-cell office:value-type="float" office:value="8222.41999999993" calcext:value-type="float">
            <text:p>8222.41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aNUSqS4_1_31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24805.035" calcext:value-type="float">
            <text:p>24805.03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SNUTEpY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80.15999999999" calcext:value-type="float">
            <text:p>7180.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SNUTEpY_1_1)</text:p>
          </table:table-cell>
          <table:table-cell table:number-columns-repeated="11"/>
        </table:table-row>
        <table:table-row table:style-name="ro1">
          <table:table-cell office:value-type="float" office:value="1.24324324324324" calcext:value-type="float">
            <text:p>1.2432432432</text:p>
          </table:table-cell>
          <table:table-cell office:value-type="float" office:value="51389.9099999998" calcext:value-type="float">
            <text:p>51389.909999999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SNUTEpY_1_2)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88200.2650000001" calcext:value-type="float">
            <text:p>88200.265000000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SNUTEpY_1_3)</text:p>
          </table:table-cell>
          <table:table-cell table:number-columns-repeated="11"/>
        </table:table-row>
        <table:table-row table:style-name="ro1">
          <table:table-cell office:value-type="float" office:value="0.942857142857143" calcext:value-type="float">
            <text:p>0.9428571429</text:p>
          </table:table-cell>
          <table:table-cell office:value-type="float" office:value="73230.3100000002" calcext:value-type="float">
            <text:p>73230.3100000002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SNUTEpY_1_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057.9050000003" calcext:value-type="float">
            <text:p>59057.905000000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SNUTEpY_1_5)</text:p>
          </table:table-cell>
          <table:table-cell table:number-columns-repeated="11"/>
        </table:table-row>
        <table:table-row table:style-name="ro1">
          <table:table-cell office:value-type="float" office:value="1.05714285714286" calcext:value-type="float">
            <text:p>1.0571428571</text:p>
          </table:table-cell>
          <table:table-cell office:value-type="float" office:value="9611.19999999995" calcext:value-type="float">
            <text:p>9611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SNUTEpY_1_6)</text:p>
          </table:table-cell>
          <table:table-cell table:number-columns-repeated="11"/>
        </table:table-row>
        <table:table-row table:style-name="ro1">
          <table:table-cell office:value-type="float" office:value="0.958333333333333" calcext:value-type="float">
            <text:p>0.9583333333</text:p>
          </table:table-cell>
          <table:table-cell office:value-type="float" office:value="23028.92" calcext:value-type="float">
            <text:p>23028.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SNUTEpY_1_7)</text:p>
          </table:table-cell>
          <table:table-cell table:number-columns-repeated="11"/>
        </table:table-row>
        <table:table-row table:style-name="ro1">
          <table:table-cell office:value-type="float" office:value="0.933333333333333" calcext:value-type="float">
            <text:p>0.9333333333</text:p>
          </table:table-cell>
          <table:table-cell office:value-type="float" office:value="47648.0149999999" calcext:value-type="float">
            <text:p>47648.01499999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SNUTEpY_1_8)</text:p>
          </table:table-cell>
          <table:table-cell table:number-columns-repeated="11"/>
        </table:table-row>
        <table:table-row table:style-name="ro1">
          <table:table-cell office:value-type="float" office:value="1.0952380952381" calcext:value-type="float">
            <text:p>1.0952380952</text:p>
          </table:table-cell>
          <table:table-cell office:value-type="float" office:value="21538.5600000001" calcext:value-type="float">
            <text:p>21538.560000000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SNUTEpY_1_9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36154.9500000001" calcext:value-type="float">
            <text:p>36154.950000000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SNUTEpY_1_10)</text:p>
          </table:table-cell>
          <table:table-cell table:number-columns-repeated="11"/>
        </table:table-row>
        <table:table-row table:style-name="ro1">
          <table:table-cell office:value-type="float" office:value="1.13636363636364" calcext:value-type="float">
            <text:p>1.1363636364</text:p>
          </table:table-cell>
          <table:table-cell office:value-type="float" office:value="51779.4350000001" calcext:value-type="float">
            <text:p>51779.435000000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SNUTEpY_1_11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903.72500000021" calcext:value-type="float">
            <text:p>5903.72500000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SNUTEpY_1_12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7776.96499999985" calcext:value-type="float">
            <text:p>7776.96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SNUTEpY_1_13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55179.2550000002" calcext:value-type="float">
            <text:p>55179.25500000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SNUTEpY_1_14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4.83500000001" calcext:value-type="float">
            <text:p>7504.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fNUbvm1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926.39" calcext:value-type="float">
            <text:p>13926.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fNUbvm1_1_1)</text:p>
          </table:table-cell>
          <table:table-cell table:number-columns-repeated="11"/>
        </table:table-row>
        <table:table-row table:style-name="ro1">
          <table:table-cell office:value-type="float" office:value="1.23529411764706" calcext:value-type="float">
            <text:p>1.2352941176</text:p>
          </table:table-cell>
          <table:table-cell office:value-type="float" office:value="13533.755" calcext:value-type="float">
            <text:p>13533.7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fNUbvm1_1_2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2087.01" calcext:value-type="float">
            <text:p>42087.0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fNUbvm1_1_3)</text:p>
          </table:table-cell>
          <table:table-cell table:number-columns-repeated="11"/>
        </table:table-row>
        <table:table-row table:style-name="ro1">
          <table:table-cell office:value-type="float" office:value="1.07317073170732" calcext:value-type="float">
            <text:p>1.0731707317</text:p>
          </table:table-cell>
          <table:table-cell office:value-type="float" office:value="33446.245" calcext:value-type="float">
            <text:p>33446.24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fNUbvm1_1_4)</text:p>
          </table:table-cell>
          <table:table-cell table:number-columns-repeated="11"/>
        </table:table-row>
        <table:table-row table:style-name="ro1">
          <table:table-cell office:value-type="float" office:value="0.971428571428571" calcext:value-type="float">
            <text:p>0.9714285714</text:p>
          </table:table-cell>
          <table:table-cell office:value-type="float" office:value="58691.1000000001" calcext:value-type="float">
            <text:p>58691.100000000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fNUbvm1_1_5)</text:p>
          </table:table-cell>
          <table:table-cell table:number-columns-repeated="11"/>
        </table:table-row>
        <table:table-row table:style-name="ro1">
          <table:table-cell office:value-type="float" office:value="1.0952380952381" calcext:value-type="float">
            <text:p>1.0952380952</text:p>
          </table:table-cell>
          <table:table-cell office:value-type="float" office:value="60794.5299999999" calcext:value-type="float">
            <text:p>60794.529999999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fNUbvm1_1_6)</text:p>
          </table:table-cell>
          <table:table-cell table:number-columns-repeated="11"/>
        </table:table-row>
        <table:table-row table:style-name="ro1">
          <table:table-cell office:value-type="float" office:value="1.19047619047619" calcext:value-type="float">
            <text:p>1.1904761905</text:p>
          </table:table-cell>
          <table:table-cell office:value-type="float" office:value="65848.4199999996" calcext:value-type="float">
            <text:p>65848.419999999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fNUbvm1_1_7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34820.2150000004" calcext:value-type="float">
            <text:p>34820.21500000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fNUbvm1_1_8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33842.5000000002" calcext:value-type="float">
            <text:p>33842.50000000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fNUbvm1_1_9)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2566.115" calcext:value-type="float">
            <text:p>22566.1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fNUbvm1_1_10)</text:p>
          </table:table-cell>
          <table:table-cell table:number-columns-repeated="11"/>
        </table:table-row>
        <table:table-row table:style-name="ro1">
          <table:table-cell office:value-type="float" office:value="0.954545454545455" calcext:value-type="float">
            <text:p>0.9545454545</text:p>
          </table:table-cell>
          <table:table-cell office:value-type="float" office:value="29479.1249999999" calcext:value-type="float">
            <text:p>29479.124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fNUbvm1_1_11)</text:p>
          </table:table-cell>
          <table:table-cell table:number-columns-repeated="11"/>
        </table:table-row>
        <table:table-row table:style-name="ro1">
          <table:table-cell office:value-type="float" office:value="1.07692307692308" calcext:value-type="float">
            <text:p>1.0769230769</text:p>
          </table:table-cell>
          <table:table-cell office:value-type="float" office:value="12088.5449999998" calcext:value-type="float">
            <text:p>12088.544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fNUbvm1_1_12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57428.83" calcext:value-type="float">
            <text:p>57428.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fNUbvm1_1_13)</text:p>
          </table:table-cell>
          <table:table-cell table:number-columns-repeated="11"/>
        </table:table-row>
        <table:table-row table:style-name="ro1">
          <table:table-cell office:value-type="float" office:value="1.03571428571429" calcext:value-type="float">
            <text:p>1.0357142857</text:p>
          </table:table-cell>
          <table:table-cell office:value-type="float" office:value="13752.34" calcext:value-type="float">
            <text:p>13752.3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fNUbvm1_1_14)</text:p>
          </table:table-cell>
          <table:table-cell table:number-columns-repeated="11"/>
        </table:table-row>
        <table:table-row table:style-name="ro1">
          <table:table-cell office:value-type="float" office:value="1.04166666666667" calcext:value-type="float">
            <text:p>1.0416666667</text:p>
          </table:table-cell>
          <table:table-cell office:value-type="float" office:value="8754.10999999987" calcext:value-type="float">
            <text:p>8754.10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fNUbvm1_1_15)</text:p>
          </table:table-cell>
          <table:table-cell table:number-columns-repeated="11"/>
        </table:table-row>
        <table:table-row table:style-name="ro1">
          <table:table-cell office:value-type="float" office:value="0.833333333333333" calcext:value-type="float">
            <text:p>0.8333333333</text:p>
          </table:table-cell>
          <table:table-cell office:value-type="float" office:value="7498.935" calcext:value-type="float">
            <text:p>7498.9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fNUbvm1_1_16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190036.645" calcext:value-type="float">
            <text:p>190036.6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fNUbvm1_1_17)</text:p>
          </table:table-cell>
          <table:table-cell table:number-columns-repeated="11"/>
        </table:table-row>
        <table:table-row table:style-name="ro1">
          <table:table-cell office:value-type="float" office:value="0.205882352941176" calcext:value-type="float">
            <text:p>0.2058823529</text:p>
          </table:table-cell>
          <table:table-cell office:value-type="float" office:value="49055.895" calcext:value-type="float">
            <text:p>49055.89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INUc2v9_1_title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49693.2050000001" calcext:value-type="float">
            <text:p>49693.205000000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INUc2v9_1_1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31064.5750000002" calcext:value-type="float">
            <text:p>31064.575000000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2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40001.1249999999" calcext:value-type="float">
            <text:p>40001.124999999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3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930.4649999998" calcext:value-type="float">
            <text:p>17930.46499999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4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21418.0199999999" calcext:value-type="float">
            <text:p>21418.019999999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5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4054.41" calcext:value-type="float">
            <text:p>34054.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6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12077.4449999999" calcext:value-type="float">
            <text:p>12077.4449999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7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21829.2600000001" calcext:value-type="float">
            <text:p>21829.260000000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8)</text:p>
          </table:table-cell>
          <table:table-cell table:number-columns-repeated="11"/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24228.705" calcext:value-type="float">
            <text:p>24228.70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INUc2v9_1_9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82.2299999999" calcext:value-type="float">
            <text:p>10082.22999999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10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34062.7349999999" calcext:value-type="float">
            <text:p>34062.734999999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11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964.465" calcext:value-type="float">
            <text:p>14964.46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12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0725.6749999998" calcext:value-type="float">
            <text:p>20725.674999999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NUc2v9_1_13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18055.385" calcext:value-type="float">
            <text:p>18055.3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14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838.9400000001" calcext:value-type="float">
            <text:p>13838.940000000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15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3957.2100000001" calcext:value-type="float">
            <text:p>33957.210000000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NUc2v9_1_16)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358.9900000001" calcext:value-type="float">
            <text:p>14358.990000000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17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INUc2v9_1_18)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4718.465" calcext:value-type="float">
            <text:p>34718.4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INUc2v9_1_19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92.65999999992" calcext:value-type="float">
            <text:p>3192.65999999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INUc2v9_1_20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21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75.4600000001" calcext:value-type="float">
            <text:p>20675.46000000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NUc2v9_1_22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23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977.395" calcext:value-type="float">
            <text:p>13977.39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24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200.29" calcext:value-type="float">
            <text:p>20200.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INUc2v9_1_25)</text:p>
          </table:table-cell>
          <table:table-cell table:number-columns-repeated="11"/>
        </table:table-row>
        <table:table-row table:style-name="ro1">
          <table:table-cell office:value-type="float" office:value="1.33333333333333" calcext:value-type="float">
            <text:p>1.3333333333</text:p>
          </table:table-cell>
          <table:table-cell office:value-type="float" office:value="4473.66500000004" calcext:value-type="float">
            <text:p>4473.6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INUc2v9_1_26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10590.72" calcext:value-type="float">
            <text:p>10590.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27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18727.655" calcext:value-type="float">
            <text:p>18727.6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28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36701.445" calcext:value-type="float">
            <text:p>36701.4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29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219.28" calcext:value-type="float">
            <text:p>25219.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INUc2v9_1_30)</text:p>
          </table:table-cell>
          <table:table-cell table:number-columns-repeated="11"/>
        </table:table-row>
        <table:table-row table:style-name="ro1">
          <table:table-cell office:value-type="float" office:value="0.777777777777778" calcext:value-type="float">
            <text:p>0.7777777778</text:p>
          </table:table-cell>
          <table:table-cell office:value-type="float" office:value="127566.8" calcext:value-type="float">
            <text:p>127566.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INUc2v9_1_31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173.86" calcext:value-type="float">
            <text:p>40173.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INUc2v9_1_32)</text:p>
          </table:table-cell>
          <table:table-cell table:number-columns-repeated="11"/>
        </table:table-row>
        <table:table-row table:style-name="ro1">
          <table:table-cell office:value-type="float" office:value="0.846153846153846" calcext:value-type="float">
            <text:p>0.8461538462</text:p>
          </table:table-cell>
          <table:table-cell office:value-type="float" office:value="30260.85" calcext:value-type="float">
            <text:p>30260.8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ONUcJez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632.44000000002" calcext:value-type="float">
            <text:p>6632.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ONUcJez_1_1)</text:p>
          </table:table-cell>
          <table:table-cell table:number-columns-repeated="11"/>
        </table:table-row>
        <table:table-row table:style-name="ro1">
          <table:table-cell office:value-type="float" office:value="0.91304347826087" calcext:value-type="float">
            <text:p>0.9130434783</text:p>
          </table:table-cell>
          <table:table-cell office:value-type="float" office:value="21454.325" calcext:value-type="float">
            <text:p>21454.3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ONUcJez_1_2)</text:p>
          </table:table-cell>
          <table:table-cell table:number-columns-repeated="11"/>
        </table:table-row>
        <table:table-row table:style-name="ro1">
          <table:table-cell office:value-type="float" office:value="0.882352941176471" calcext:value-type="float">
            <text:p>0.8823529412</text:p>
          </table:table-cell>
          <table:table-cell office:value-type="float" office:value="16349.765" calcext:value-type="float">
            <text:p>16349.7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ONUcJez_1_3)</text:p>
          </table:table-cell>
          <table:table-cell table:number-columns-repeated="11"/>
        </table:table-row>
        <table:table-row table:style-name="ro1">
          <table:table-cell office:value-type="float" office:value="0.931034482758621" calcext:value-type="float">
            <text:p>0.9310344828</text:p>
          </table:table-cell>
          <table:table-cell office:value-type="float" office:value="44429.0950000002" calcext:value-type="float">
            <text:p>44429.09500000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ONUcJez_1_4)</text:p>
          </table:table-cell>
          <table:table-cell table:number-columns-repeated="11"/>
        </table:table-row>
        <table:table-row table:style-name="ro1">
          <table:table-cell office:value-type="float" office:value="1.07407407407407" calcext:value-type="float">
            <text:p>1.0740740741</text:p>
          </table:table-cell>
          <table:table-cell office:value-type="float" office:value="25460.9650000001" calcext:value-type="float">
            <text:p>25460.965000000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ONUcJez_1_5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8494.605" calcext:value-type="float">
            <text:p>58494.605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ONUcJez_1_6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9616.12" calcext:value-type="float">
            <text:p>139616.1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ONUcJez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47.3099999999" calcext:value-type="float">
            <text:p>17147.309999999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ONUcJez_1_8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83276.2900000005" calcext:value-type="float">
            <text:p>83276.2900000005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ONUcJez_1_9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8681.55500000017" calcext:value-type="float">
            <text:p>8681.555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ONUcJez_1_10)</text:p>
          </table:table-cell>
          <table:table-cell table:number-columns-repeated="11"/>
        </table:table-row>
        <table:table-row table:style-name="ro1">
          <table:table-cell office:value-type="float" office:value="0.80952380952381" calcext:value-type="float">
            <text:p>0.8095238095</text:p>
          </table:table-cell>
          <table:table-cell office:value-type="float" office:value="24921.3349999997" calcext:value-type="float">
            <text:p>24921.334999999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ONUcJez_1_11)</text:p>
          </table:table-cell>
          <table:table-cell table:number-columns-repeated="11"/>
        </table:table-row>
        <table:table-row table:style-name="ro1">
          <table:table-cell office:value-type="float" office:value="1.57142857142857" calcext:value-type="float">
            <text:p>1.5714285714</text:p>
          </table:table-cell>
          <table:table-cell office:value-type="float" office:value="32627.7550000001" calcext:value-type="float">
            <text:p>32627.755000000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ONUcJez_1_12)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071.67500000005" calcext:value-type="float">
            <text:p>7071.67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ONUcJez_1_13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6127.28000000003" calcext:value-type="float">
            <text:p>6127.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NUcJez_1_14)</text:p>
          </table:table-cell>
          <table:table-cell table:number-columns-repeated="11"/>
        </table:table-row>
        <table:table-row table:style-name="ro1">
          <table:table-cell office:value-type="float" office:value="0.888888888888889" calcext:value-type="float">
            <text:p>0.8888888889</text:p>
          </table:table-cell>
          <table:table-cell office:value-type="float" office:value="28819.075" calcext:value-type="float">
            <text:p>28819.0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ONUcJez_1_15)</text:p>
          </table:table-cell>
          <table:table-cell table:number-columns-repeated="11"/>
        </table:table-row>
        <table:table-row table:style-name="ro1">
          <table:table-cell office:value-type="float" office:value="0.727272727272727" calcext:value-type="float">
            <text:p>0.7272727273</text:p>
          </table:table-cell>
          <table:table-cell office:value-type="float" office:value="18495.8699999999" calcext:value-type="float">
            <text:p>18495.869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ONUcJez_1_16)</text:p>
          </table:table-cell>
          <table:table-cell table:number-columns-repeated="11"/>
        </table:table-row>
        <table:table-row table:style-name="ro1">
          <table:table-cell office:value-type="float" office:value="0.896551724137931" calcext:value-type="float">
            <text:p>0.8965517241</text:p>
          </table:table-cell>
          <table:table-cell office:value-type="float" office:value="22669.6100000001" calcext:value-type="float">
            <text:p>22669.61000000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ONUcJez_1_17)</text:p>
          </table:table-cell>
          <table:table-cell table:number-columns-repeated="11"/>
        </table:table-row>
        <table:table-row table:style-name="ro1">
          <table:table-cell office:value-type="float" office:value="0.869565217391304" calcext:value-type="float">
            <text:p>0.8695652174</text:p>
          </table:table-cell>
          <table:table-cell office:value-type="float" office:value="294047.095" calcext:value-type="float">
            <text:p>294047.0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ONUcJez_1_1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30.07999999999" calcext:value-type="float">
            <text:p>693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ONUcJez_1_19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544.8950000001" calcext:value-type="float">
            <text:p>15544.89500000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ONUcJez_1_2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317.9" calcext:value-type="float">
            <text:p>29317.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DNUcQM2_1_title)</text:p>
          </table:table-cell>
          <table:table-cell table:number-columns-repeated="11"/>
        </table:table-row>
        <table:table-row table:style-name="ro1">
          <table:table-cell office:value-type="float" office:value="0.454545454545455" calcext:value-type="float">
            <text:p>0.4545454545</text:p>
          </table:table-cell>
          <table:table-cell office:value-type="float" office:value="10328.05" calcext:value-type="float">
            <text:p>10328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DNUcQM2_1_1)</text:p>
          </table:table-cell>
          <table:table-cell table:number-columns-repeated="11"/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27385.195" calcext:value-type="float">
            <text:p>27385.19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DNUcQM2_1_2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28302.935" calcext:value-type="float">
            <text:p>28302.93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DNUcQM2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76.13" calcext:value-type="float">
            <text:p>10876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DNUcQM2_1_4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19015.16" calcext:value-type="float">
            <text:p>19015.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2NUcLs2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171.66" calcext:value-type="float">
            <text:p>11171.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2NUcLs2_1_1)</text:p>
          </table:table-cell>
          <table:table-cell table:number-columns-repeated="11"/>
        </table:table-row>
        <table:table-row table:style-name="ro1">
          <table:table-cell office:value-type="float" office:value="0.941176470588235" calcext:value-type="float">
            <text:p>0.9411764706</text:p>
          </table:table-cell>
          <table:table-cell office:value-type="float" office:value="39451.06" calcext:value-type="float">
            <text:p>39451.06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2NUcLs2_1_2)</text:p>
          </table:table-cell>
          <table:table-cell table:number-columns-repeated="11"/>
        </table:table-row>
        <table:table-row table:style-name="ro1">
          <table:table-cell office:value-type="float" office:value="1.02380952380952" calcext:value-type="float">
            <text:p>1.0238095238</text:p>
          </table:table-cell>
          <table:table-cell office:value-type="float" office:value="40045.89" calcext:value-type="float">
            <text:p>40045.8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NUcLs2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11.89000000001" calcext:value-type="float">
            <text:p>8611.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2NUcLs2_1_4)</text:p>
          </table:table-cell>
          <table:table-cell table:number-columns-repeated="11"/>
        </table:table-row>
        <table:table-row table:style-name="ro1">
          <table:table-cell office:value-type="float" office:value="0.904761904761905" calcext:value-type="float">
            <text:p>0.9047619048</text:p>
          </table:table-cell>
          <table:table-cell office:value-type="float" office:value="11135.785" calcext:value-type="float">
            <text:p>11135.7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2NUcLs2_1_5)</text:p>
          </table:table-cell>
          <table:table-cell table:number-columns-repeated="11"/>
        </table:table-row>
        <table:table-row table:style-name="ro1">
          <table:table-cell office:value-type="float" office:value="0.9375" calcext:value-type="float">
            <text:p>0.9375</text:p>
          </table:table-cell>
          <table:table-cell office:value-type="float" office:value="5237.34" calcext:value-type="float">
            <text:p>5237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2NUcLs2_1_6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17156.2" calcext:value-type="float">
            <text:p>17156.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VNUcHDm_1_title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5374.18500000003" calcext:value-type="float">
            <text:p>5374.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VNUcHDm_1_1)</text:p>
          </table:table-cell>
          <table:table-cell table:number-columns-repeated="11"/>
        </table:table-row>
        <table:table-row table:style-name="ro1">
          <table:table-cell office:value-type="float" office:value="1.05128205128205" calcext:value-type="float">
            <text:p>1.0512820513</text:p>
          </table:table-cell>
          <table:table-cell office:value-type="float" office:value="157235.625" calcext:value-type="float">
            <text:p>157235.625</text:p>
          </table:table-cell>
          <table:table-cell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VNUcHDm_1_2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16676.3400000001" calcext:value-type="float">
            <text:p>16676.34000000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UcHDm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415.71" calcext:value-type="float">
            <text:p>70415.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VNUcHDm_1_4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13687.7799999999" calcext:value-type="float">
            <text:p>13687.779999999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VNUcHDm_1_5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3749.4850000001" calcext:value-type="float">
            <text:p>13749.48500000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VNUcHDm_1_6)</text:p>
          </table:table-cell>
          <table:table-cell table:number-columns-repeated="11"/>
        </table:table-row>
        <table:table-row table:style-name="ro1">
          <table:table-cell office:value-type="float" office:value="1.10344827586207" calcext:value-type="float">
            <text:p>1.1034482759</text:p>
          </table:table-cell>
          <table:table-cell office:value-type="float" office:value="19281.4249999999" calcext:value-type="float">
            <text:p>19281.42499999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VNUcHDm_1_7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3409.7050000003" calcext:value-type="float">
            <text:p>43409.705000000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(VNUcHDm_1_8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431.0199999999" calcext:value-type="float">
            <text:p>7431.01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VNUcHDm_1_9)</text:p>
          </table:table-cell>
          <table:table-cell table:number-columns-repeated="11"/>
        </table:table-row>
        <table:table-row table:style-name="ro1">
          <table:table-cell office:value-type="float" office:value="1.25806451612903" calcext:value-type="float">
            <text:p>1.2580645161</text:p>
          </table:table-cell>
          <table:table-cell office:value-type="float" office:value="12914.1999999998" calcext:value-type="float">
            <text:p>12914.19999999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VNUcHDm_1_10)</text:p>
          </table:table-cell>
          <table:table-cell table:number-columns-repeated="11"/>
        </table:table-row>
        <table:table-row table:style-name="ro1">
          <table:table-cell office:value-type="float" office:value="1.13888888888889" calcext:value-type="float">
            <text:p>1.1388888889</text:p>
          </table:table-cell>
          <table:table-cell office:value-type="float" office:value="13955.6899999999" calcext:value-type="float">
            <text:p>13955.68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VNUcHDm_1_11)</text:p>
          </table:table-cell>
          <table:table-cell table:number-columns-repeated="11"/>
        </table:table-row>
        <table:table-row table:style-name="ro1">
          <table:table-cell office:value-type="float" office:value="0.909090909090909" calcext:value-type="float">
            <text:p>0.9090909091</text:p>
          </table:table-cell>
          <table:table-cell office:value-type="float" office:value="63262.3900000001" calcext:value-type="float">
            <text:p>63262.390000000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VNUcHDm_1_12)</text:p>
          </table:table-cell>
          <table:table-cell table:number-columns-repeated="11"/>
        </table:table-row>
        <table:table-row table:style-name="ro1">
          <table:table-cell office:value-type="float" office:value="1.13793103448276" calcext:value-type="float">
            <text:p>1.1379310345</text:p>
          </table:table-cell>
          <table:table-cell office:value-type="float" office:value="94970.1900000001" calcext:value-type="float">
            <text:p>94970.1900000001</text:p>
          </table:table-cell>
          <table:table-cell office:value-type="float" office:value="4" calcext:value-type="float">
            <text:p>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VNUcHDm_1_13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7164.72" calcext:value-type="float">
            <text:p>7164.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ANUch2y_1_title)</text:p>
          </table:table-cell>
          <table:table-cell table:number-columns-repeated="11"/>
        </table:table-row>
        <table:table-row table:style-name="ro1">
          <table:table-cell office:value-type="float" office:value="0.461538461538462" calcext:value-type="float">
            <text:p>0.4615384615</text:p>
          </table:table-cell>
          <table:table-cell office:value-type="float" office:value="6437.28" calcext:value-type="float">
            <text:p>6437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ANUch2y_1_1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2823.49" calcext:value-type="float">
            <text:p>52823.4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ANUch2y_1_2)</text:p>
          </table:table-cell>
          <table:table-cell table:number-columns-repeated="11"/>
        </table:table-row>
        <table:table-row table:style-name="ro1">
          <table:table-cell office:value-type="float" office:value="1.05128205128205" calcext:value-type="float">
            <text:p>1.0512820513</text:p>
          </table:table-cell>
          <table:table-cell office:value-type="float" office:value="36656.015" calcext:value-type="float">
            <text:p>36656.0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ANUch2y_1_3)</text:p>
          </table:table-cell>
          <table:table-cell table:number-columns-repeated="11"/>
        </table:table-row>
        <table:table-row table:style-name="ro1">
          <table:table-cell office:value-type="float" office:value="1.83333333333333" calcext:value-type="float">
            <text:p>1.8333333333</text:p>
          </table:table-cell>
          <table:table-cell office:value-type="float" office:value="84028.76" calcext:value-type="float">
            <text:p>84028.76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ANUch2y_1_4)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477.6000000003" calcext:value-type="float">
            <text:p>18477.600000000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NUch2y_1_5)</text:p>
          </table:table-cell>
          <table:table-cell table:number-columns-repeated="11"/>
        </table:table-row>
        <table:table-row table:style-name="ro1">
          <table:table-cell office:value-type="float" office:value="1.54545454545455" calcext:value-type="float">
            <text:p>1.5454545455</text:p>
          </table:table-cell>
          <table:table-cell office:value-type="float" office:value="34712.8500000001" calcext:value-type="float">
            <text:p>34712.850000000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ANUch2y_1_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83.1249999998" calcext:value-type="float">
            <text:p>41583.12499999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ANUch2y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86.81999999983" calcext:value-type="float">
            <text:p>8886.81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ANUch2y_1_8)</text:p>
          </table:table-cell>
          <table:table-cell table:number-columns-repeated="11"/>
        </table:table-row>
        <table:table-row table:style-name="ro1">
          <table:table-cell office:value-type="float" office:value="0.914285714285714" calcext:value-type="float">
            <text:p>0.9142857143</text:p>
          </table:table-cell>
          <table:table-cell office:value-type="float" office:value="36683.2100000008" calcext:value-type="float">
            <text:p>36683.210000000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ANUch2y_1_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26.7800000003" calcext:value-type="float">
            <text:p>17426.78000000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ANUch2y_1_10)</text:p>
          </table:table-cell>
          <table:table-cell table:number-columns-repeated="11"/>
        </table:table-row>
        <table:table-row table:style-name="ro1">
          <table:table-cell office:value-type="float" office:value="0.857142857142857" calcext:value-type="float">
            <text:p>0.8571428571</text:p>
          </table:table-cell>
          <table:table-cell office:value-type="float" office:value="394876.180000001" calcext:value-type="float">
            <text:p>394876.18000000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ANUch2y_1_11)</text:p>
          </table:table-cell>
          <table:table-cell table:number-columns-repeated="11"/>
        </table:table-row>
        <table:table-row table:style-name="ro1">
          <table:table-cell office:value-type="float" office:value="1.08695652173913" calcext:value-type="float">
            <text:p>1.0869565217</text:p>
          </table:table-cell>
          <table:table-cell office:value-type="float" office:value="26598.1050000004" calcext:value-type="float">
            <text:p>26598.105000000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NUch2y_1_12)</text:p>
          </table:table-cell>
          <table:table-cell table:number-columns-repeated="11"/>
        </table:table-row>
        <table:table-row table:style-name="ro1">
          <table:table-cell office:value-type="float" office:value="1.28571428571429" calcext:value-type="float">
            <text:p>1.2857142857</text:p>
          </table:table-cell>
          <table:table-cell office:value-type="float" office:value="9283.22999999952" calcext:value-type="float">
            <text:p>9283.22999999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NUch2y_1_13)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6278.71" calcext:value-type="float">
            <text:p>36278.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ANUch2y_1_14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5965.32500000019" calcext:value-type="float">
            <text:p>5965.325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ANUch2y_1_15)</text:p>
          </table:table-cell>
          <table:table-cell table:number-columns-repeated="11"/>
        </table:table-row>
        <table:table-row table:style-name="ro1">
          <table:table-cell office:value-type="float" office:value="1.04761904761905" calcext:value-type="float">
            <text:p>1.0476190476</text:p>
          </table:table-cell>
          <table:table-cell office:value-type="float" office:value="7313.53000000119" calcext:value-type="float">
            <text:p>7313.53000000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Uch2y_1_16)</text:p>
          </table:table-cell>
          <table:table-cell table:number-columns-repeated="11"/>
        </table:table-row>
        <table:table-row table:style-name="ro1">
          <table:table-cell office:value-type="float" office:value="1.08333333333333" calcext:value-type="float">
            <text:p>1.0833333333</text:p>
          </table:table-cell>
          <table:table-cell office:value-type="float" office:value="44361.625" calcext:value-type="float">
            <text:p>44361.62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ANUch2y_1_17)</text:p>
          </table:table-cell>
          <table:table-cell table:number-columns-repeated="11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ANUch2y_1_18)</text:p>
          </table:table-cell>
          <table:table-cell table:number-columns-repeated="11"/>
        </table:table-row>
        <table:table-row table:style-name="ro1">
          <table:table-cell office:value-type="float" office:value="1.21428571428571" calcext:value-type="float">
            <text:p>1.2142857143</text:p>
          </table:table-cell>
          <table:table-cell office:value-type="float" office:value="16139.6050000014" calcext:value-type="float">
            <text:p>16139.60500000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ANUch2y_1_19)</text:p>
          </table:table-cell>
          <table:table-cell table:number-columns-repeated="11"/>
        </table:table-row>
        <table:table-row table:style-name="ro1">
          <table:table-cell office:value-type="float" office:value="1.21212121212121" calcext:value-type="float">
            <text:p>1.2121212121</text:p>
          </table:table-cell>
          <table:table-cell office:value-type="float" office:value="26149.6899999995" calcext:value-type="float">
            <text:p>26149.689999999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ANUch2y_1_2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824.899999999" calcext:value-type="float">
            <text:p>79824.89999999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ANUch2y_1_21)</text:p>
          </table:table-cell>
          <table:table-cell table:number-columns-repeated="11"/>
        </table:table-row>
        <table:table-row table:style-name="ro1">
          <table:table-cell office:value-type="float" office:value="1.06666666666667" calcext:value-type="float">
            <text:p>1.0666666667</text:p>
          </table:table-cell>
          <table:table-cell office:value-type="float" office:value="795226.635000001" calcext:value-type="float">
            <text:p>795226.635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ANUch2y_1_22)</text:p>
          </table:table-cell>
          <table:table-cell table:number-columns-repeated="11"/>
        </table:table-row>
        <table:table-row table:style-name="ro1">
          <table:table-cell office:value-type="float" office:value="0.947368421052632" calcext:value-type="float">
            <text:p>0.9473684211</text:p>
          </table:table-cell>
          <table:table-cell office:value-type="float" office:value="9684.96499999939" calcext:value-type="float">
            <text:p>9684.96499999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ANUch2y_1_23)</text:p>
          </table:table-cell>
          <table:table-cell table:number-columns-repeated="11"/>
        </table:table-row>
        <table:table-row table:style-name="ro1">
          <table:table-cell office:value-type="float" office:value="0.818181818181818" calcext:value-type="float">
            <text:p>0.8181818182</text:p>
          </table:table-cell>
          <table:table-cell office:value-type="float" office:value="25151.1200000006" calcext:value-type="float">
            <text:p>25151.120000000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ANUch2y_1_24)</text:p>
          </table:table-cell>
          <table:table-cell table:number-columns-repeated="11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29841.68" calcext:value-type="float">
            <text:p>129841.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ANUch2y_1_25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8.7799999998" calcext:value-type="float">
            <text:p>9008.779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ANUch2y_1_26)</text:p>
          </table:table-cell>
          <table:table-cell table:number-columns-repeated="11"/>
        </table:table-row>
        <table:table-row table:style-name="ro1">
          <table:table-cell office:value-type="float" office:value="0.961538461538462" calcext:value-type="float">
            <text:p>0.9615384615</text:p>
          </table:table-cell>
          <table:table-cell office:value-type="float" office:value="14726.2849999997" calcext:value-type="float">
            <text:p>14726.2849999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ANUch2y_1_2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4.7099999995" calcext:value-type="float">
            <text:p>14064.7099999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ANUch2y_1_28)</text:p>
          </table:table-cell>
          <table:table-cell table:number-columns-repeated="11"/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40466.3400000003" calcext:value-type="float">
            <text:p>40466.3400000003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ANUch2y_1_29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4093.4100000001" calcext:value-type="float">
            <text:p>24093.410000000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Uch2y_1_3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572.245" calcext:value-type="float">
            <text:p>45572.24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ANUch2y_1_31)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697.60000000033" calcext:value-type="float">
            <text:p>9697.60000000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Uch2y_1_32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07246.085" calcext:value-type="float">
            <text:p>1407246.08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Uch2y_1_33)</text:p>
          </table:table-cell>
          <table:table-cell table:number-columns-repeated="11"/>
        </table:table-row>
        <table:table-row table:style-name="ro1">
          <table:table-cell office:value-type="float" office:value="1.26315789473684" calcext:value-type="float">
            <text:p>1.2631578947</text:p>
          </table:table-cell>
          <table:table-cell office:value-type="float" office:value="32992.4449999999" calcext:value-type="float">
            <text:p>32992.444999999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ANUch2y_1_34)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5409.4350000001" calcext:value-type="float">
            <text:p>65409.435000000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ANUch2y_1_35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26469.01" calcext:value-type="float">
            <text:p>26469.0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ANUch2y_1_36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11.2450000001" calcext:value-type="float">
            <text:p>26011.24500000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ANUch2y_1_37)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852.17999999996" calcext:value-type="float">
            <text:p>9852.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ANUch2y_1_38)</text:p>
          </table:table-cell>
          <table:table-cell table:number-columns-repeated="11"/>
        </table:table-row>
        <table:table-row table:style-name="ro1">
          <table:table-cell office:value-type="float" office:value="1.11111111111111" calcext:value-type="float">
            <text:p>1.1111111111</text:p>
          </table:table-cell>
          <table:table-cell office:value-type="float" office:value="6641.38" calcext:value-type="float">
            <text:p>6641.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ANUch2y_1_3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36.70999999999" calcext:value-type="float">
            <text:p>5436.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ANUch2y_1_4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389.255" calcext:value-type="float">
            <text:p>35389.25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bNUdOnr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707.68999999983" calcext:value-type="float">
            <text:p>6707.689999999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bNUdOnr_1_1)</text:p>
          </table:table-cell>
          <table:table-cell table:number-columns-repeated="11"/>
        </table:table-row>
        <table:table-row table:style-name="ro1">
          <table:table-cell office:value-type="float" office:value="1.21428571428571" calcext:value-type="float">
            <text:p>1.2142857143</text:p>
          </table:table-cell>
          <table:table-cell office:value-type="float" office:value="9227.23999999987" calcext:value-type="float">
            <text:p>9227.2399999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bNUdOnr_1_2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86.1300000001" calcext:value-type="float">
            <text:p>10186.1300000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bNUdOnr_1_3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4910.56500000018" calcext:value-type="float">
            <text:p>4910.56500000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bNUdOnr_1_4)</text:p>
          </table:table-cell>
          <table:table-cell table:number-columns-repeated="11"/>
        </table:table-row>
        <table:table-row table:style-name="ro1">
          <table:table-cell office:value-type="float" office:value="0.962962962962963" calcext:value-type="float">
            <text:p>0.962962963</text:p>
          </table:table-cell>
          <table:table-cell office:value-type="float" office:value="4220.17500000005" calcext:value-type="float">
            <text:p>4220.17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bNUdOnr_1_5)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8837.495" calcext:value-type="float">
            <text:p>8837.4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bNUdOnr_1_6)</text:p>
          </table:table-cell>
          <table:table-cell table:number-columns-repeated="11"/>
        </table:table-row>
        <table:table-row table:style-name="ro1">
          <table:table-cell office:value-type="float" office:value="0.813953488372093" calcext:value-type="float">
            <text:p>0.8139534884</text:p>
          </table:table-cell>
          <table:table-cell office:value-type="float" office:value="17167.1500000001" calcext:value-type="float">
            <text:p>17167.1500000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bNUdOnr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1.27000000014" calcext:value-type="float">
            <text:p>6411.270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bNUdOnr_1_8)</text:p>
          </table:table-cell>
          <table:table-cell table:number-columns-repeated="11"/>
        </table:table-row>
        <table:table-row table:style-name="ro1">
          <table:table-cell office:value-type="float" office:value="0.785714285714286" calcext:value-type="float">
            <text:p>0.7857142857</text:p>
          </table:table-cell>
          <table:table-cell office:value-type="float" office:value="14453.5050000001" calcext:value-type="float">
            <text:p>14453.505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bNUdOnr_1_9)</text:p>
          </table:table-cell>
          <table:table-cell table:number-columns-repeated="11"/>
        </table:table-row>
        <table:table-row table:style-name="ro1">
          <table:table-cell office:value-type="float" office:value="1.14285714285714" calcext:value-type="float">
            <text:p>1.1428571429</text:p>
          </table:table-cell>
          <table:table-cell office:value-type="float" office:value="35336.5200000001" calcext:value-type="float">
            <text:p>35336.520000000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bNUdOnr_1_10)</text:p>
          </table:table-cell>
          <table:table-cell table:number-columns-repeated="11"/>
        </table:table-row>
        <table:table-row table:style-name="ro1">
          <table:table-cell office:value-type="float" office:value="1.03846153846154" calcext:value-type="float">
            <text:p>1.0384615385</text:p>
          </table:table-cell>
          <table:table-cell office:value-type="float" office:value="504739.97" calcext:value-type="float">
            <text:p>504739.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bNUdOnr_1_11)</text:p>
          </table:table-cell>
          <table:table-cell table:number-columns-repeated="11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9834.395" calcext:value-type="float">
            <text:p>29834.39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qNUdTN3_1_title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512.6900000001" calcext:value-type="float">
            <text:p>10512.69000000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qNUdTN3_1_1)</text:p>
          </table:table-cell>
          <table:table-cell table:number-columns-repeated="11"/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851.16999999998" calcext:value-type="float">
            <text:p>3851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qNUdTN3_1_2)</text:p>
          </table:table-cell>
          <table:table-cell table:number-columns-repeated="11"/>
        </table:table-row>
        <table:table-row table:style-name="ro1">
          <table:table-cell office:value-type="float" office:value="1.26829268292683" calcext:value-type="float">
            <text:p>1.2682926829</text:p>
          </table:table-cell>
          <table:table-cell office:value-type="float" office:value="30662.785" calcext:value-type="float">
            <text:p>30662.7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qNUdTN3_1_3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37.1850000001" calcext:value-type="float">
            <text:p>16937.18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qNUdTN3_1_4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13526.8649999999" calcext:value-type="float">
            <text:p>13526.86499999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qNUdTN3_1_5)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927.39000000001" calcext:value-type="float">
            <text:p>4927.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qNUdTN3_1_6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11163.3600000001" calcext:value-type="float">
            <text:p>11163.360000000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qNUdTN3_1_7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18.82499999995" calcext:value-type="float">
            <text:p>6618.8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qNUdTN3_1_8)</text:p>
          </table:table-cell>
          <table:table-cell table:number-columns-repeated="11"/>
        </table:table-row>
        <table:table-row table:style-name="ro1">
          <table:table-cell office:value-type="float" office:value="1.16666666666667" calcext:value-type="float">
            <text:p>1.1666666667</text:p>
          </table:table-cell>
          <table:table-cell office:value-type="float" office:value="7458.46999999986" calcext:value-type="float">
            <text:p>7458.469999999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qNUdTN3_1_9)</text:p>
          </table:table-cell>
          <table:table-cell table:number-columns-repeated="11"/>
        </table:table-row>
        <table:table-row table:style-name="ro1">
          <table:table-cell office:value-type="float" office:value="1.42857142857143" calcext:value-type="float">
            <text:p>1.4285714286</text:p>
          </table:table-cell>
          <table:table-cell office:value-type="float" office:value="24873.735" calcext:value-type="float">
            <text:p>24873.7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qNUdTN3_1_10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06.02500000002" calcext:value-type="float">
            <text:p>9506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qNUdTN3_1_11)</text:p>
          </table:table-cell>
          <table:table-cell table:number-columns-repeated="11"/>
        </table:table-row>
        <table:table-row table:style-name="ro1">
          <table:table-cell office:value-type="float" office:value="0.923076923076923" calcext:value-type="float">
            <text:p>0.9230769231</text:p>
          </table:table-cell>
          <table:table-cell office:value-type="float" office:value="7096.00999999989" calcext:value-type="float">
            <text:p>7096.009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qNUdTN3_1_12)</text:p>
          </table:table-cell>
          <table:table-cell table:number-columns-repeated="11"/>
        </table:table-row>
        <table:table-row table:style-name="ro1">
          <table:table-cell office:value-type="float" office:value="1.61111111111111" calcext:value-type="float">
            <text:p>1.6111111111</text:p>
          </table:table-cell>
          <table:table-cell office:value-type="float" office:value="106252.3" calcext:value-type="float">
            <text:p>106252.3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qNUdTN3_1_13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4722.70500000007" calcext:value-type="float">
            <text:p>4722.70500000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qNUdTN3_1_14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117268.01" calcext:value-type="float">
            <text:p>117268.0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qNUdTN3_1_15)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7979.5850000002" calcext:value-type="float">
            <text:p>27979.585000000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qNUdTN3_1_16)</text:p>
          </table:table-cell>
          <table:table-cell table:number-columns-repeated="11"/>
        </table:table-row>
        <table:table-row table:style-name="ro1">
          <table:table-cell office:value-type="float" office:value="1.35483870967742" calcext:value-type="float">
            <text:p>1.3548387097</text:p>
          </table:table-cell>
          <table:table-cell office:value-type="float" office:value="64707.7400000007" calcext:value-type="float">
            <text:p>64707.7400000007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qNUdTN3_1_17)</text:p>
          </table:table-cell>
          <table:table-cell table:number-columns-repeated="11"/>
        </table:table-row>
        <table:table-row table:style-name="ro1">
          <table:table-cell office:value-type="float" office:value="1.04347826086957" calcext:value-type="float">
            <text:p>1.0434782609</text:p>
          </table:table-cell>
          <table:table-cell office:value-type="float" office:value="17997.1149999998" calcext:value-type="float">
            <text:p>17997.114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qNUdTN3_1_18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02.71999999997" calcext:value-type="float">
            <text:p>5402.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qNUdTN3_1_19)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39.14499999955" calcext:value-type="float">
            <text:p>9539.144999999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qNUdTN3_1_20)</text:p>
          </table:table-cell>
          <table:table-cell table:number-columns-repeated="11"/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29815.1899999997" calcext:value-type="float">
            <text:p>29815.18999999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qNUdTN3_1_21)</text:p>
          </table:table-cell>
          <table:table-cell table:number-columns-repeated="11"/>
        </table:table-row>
        <table:table-row table:style-name="ro1">
          <table:table-cell office:value-type="float" office:value="1.10714285714286" calcext:value-type="float">
            <text:p>1.1071428571</text:p>
          </table:table-cell>
          <table:table-cell office:value-type="float" office:value="867424.9" calcext:value-type="float">
            <text:p>867424.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qNUdTN3_1_22)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3583.4949999999" calcext:value-type="float">
            <text:p>23583.4949999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qNUdTN3_1_23)</text:p>
          </table:table-cell>
          <table:table-cell table:number-columns-repeated="11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7147.8649999998" calcext:value-type="float">
            <text:p>17147.864999999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qNUdTN3_1_24)</text:p>
          </table:table-cell>
          <table:table-cell table:number-columns-repeated="11"/>
        </table:table-row>
        <table:table-row table:style-name="ro1">
          <table:table-cell office:value-type="float" office:value="1.05555555555556" calcext:value-type="float">
            <text:p>1.0555555556</text:p>
          </table:table-cell>
          <table:table-cell office:value-type="float" office:value="366735.695" calcext:value-type="float">
            <text:p>366735.695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qNUdTN3_1_25)</text:p>
          </table:table-cell>
          <table:table-cell table:number-columns-repeated="11"/>
        </table:table-row>
        <table:table-row table:style-name="ro1">
          <table:table-cell office:value-type="float" office:value="0.956521739130435" calcext:value-type="float">
            <text:p>0.9565217391</text:p>
          </table:table-cell>
          <table:table-cell office:value-type="float" office:value="14580.9850000006" calcext:value-type="float">
            <text:p>14580.98500000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qNUdTN3_1_26)</text:p>
          </table:table-cell>
          <table:table-cell table:number-columns-repeated="11"/>
        </table:table-row>
        <table:table-row table:style-name="ro1">
          <table:table-cell office:value-type="float" office:value="0.962962962962963" calcext:value-type="float">
            <text:p>0.962962963</text:p>
          </table:table-cell>
          <table:table-cell office:value-type="float" office:value="8628.93499999982" calcext:value-type="float">
            <text:p>8628.93499999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qNUdTN3_1_27)</text:p>
          </table:table-cell>
          <table:table-cell table:number-columns-repeated="11"/>
        </table:table-row>
        <table:table-row table:style-name="ro1">
          <table:table-cell office:value-type="float" office:value="1.17391304347826" calcext:value-type="float">
            <text:p>1.1739130435</text:p>
          </table:table-cell>
          <table:table-cell office:value-type="float" office:value="24594.1949999998" calcext:value-type="float">
            <text:p>24594.19499999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qNUdTN3_1_28)</text:p>
          </table:table-cell>
          <table:table-cell table:number-columns-repeated="11"/>
        </table:table-row>
        <table:table-row table:style-name="ro1">
          <table:table-cell office:value-type="float" office:value="0.976744186046512" calcext:value-type="float">
            <text:p>0.976744186</text:p>
          </table:table-cell>
          <table:table-cell office:value-type="float" office:value="322936.670000001" calcext:value-type="float">
            <text:p>322936.67000000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qNUdTN3_1_29)</text:p>
          </table:table-cell>
          <table:table-cell table:number-columns-repeated="11"/>
        </table:table-row>
        <table:table-row table:style-name="ro1">
          <table:table-cell office:value-type="float" office:value="0.96551724137931" calcext:value-type="float">
            <text:p>0.9655172414</text:p>
          </table:table-cell>
          <table:table-cell office:value-type="float" office:value="32979.9800000001" calcext:value-type="float">
            <text:p>32979.980000000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qNUdTN3_1_30)</text:p>
          </table:table-cell>
          <table:table-cell table:number-columns-repeated="11"/>
        </table:table-row>
        <table:table-row table:style-name="ro1">
          <table:table-cell office:value-type="float" office:value="0.928571428571429" calcext:value-type="float">
            <text:p>0.9285714286</text:p>
          </table:table-cell>
          <table:table-cell office:value-type="float" office:value="42970.6950000001" calcext:value-type="float">
            <text:p>42970.695000000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qNUdTN3_1_31)</text:p>
          </table:table-cell>
          <table:table-cell table:number-columns-repeated="11"/>
        </table:table-row>
        <table:table-row table:style-name="ro1">
          <table:table-cell office:value-type="float" office:value="1.05128205128205" calcext:value-type="float">
            <text:p>1.0512820513</text:p>
          </table:table-cell>
          <table:table-cell office:value-type="float" office:value="18238.175" calcext:value-type="float">
            <text:p>18238.17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qNUdTN3_1_32)</text:p>
          </table:table-cell>
          <table:table-cell table:number-columns-repeated="11"/>
        </table:table-row>
        <table:table-row table:style-name="ro1">
          <table:table-cell office:value-type="float" office:value="0.642857142857143" calcext:value-type="float">
            <text:p>0.6428571429</text:p>
          </table:table-cell>
          <table:table-cell office:value-type="float" office:value="11075.365" calcext:value-type="float">
            <text:p>11075.3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qNUdTN3_1_33)</text:p>
          </table:table-cell>
          <table:table-cell table:number-columns-repeated="11"/>
        </table:table-row>
        <table:table-row table:style-name="ro1">
          <table:table-cell office:value-type="float" office:value="1.03333333333333" calcext:value-type="float">
            <text:p>1.0333333333</text:p>
          </table:table-cell>
          <table:table-cell office:value-type="float" office:value="19390.535" calcext:value-type="float">
            <text:p>19390.53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qNUdTN3_1_34)</text:p>
          </table:table-cell>
          <table:table-cell table:number-columns-repeated="11"/>
        </table:table-row>
        <table:table-row table:style-name="ro1">
          <table:table-cell office:value-type="float" office:value="1.02222222222222" calcext:value-type="float">
            <text:p>1.0222222222</text:p>
          </table:table-cell>
          <table:table-cell office:value-type="float" office:value="7314.12999999998" calcext:value-type="float">
            <text:p>7314.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(qNUdTN3_1_35)</text:p>
          </table:table-cell>
          <table:table-cell table:number-columns-repeated="11"/>
        </table:table-row>
        <table:table-row table:style-name="ro1">
          <table:table-cell office:value-type="float" office:value="0.666666666666667" calcext:value-type="float">
            <text:p>0.6666666667</text:p>
          </table:table-cell>
          <table:table-cell office:value-type="float" office:value="86356.795" calcext:value-type="float">
            <text:p>86356.79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qNUdTN3_1_36)</text:p>
          </table:table-cell>
          <table:table-cell table:number-columns-repeated="11"/>
        </table:table-row>
        <table:table-row table:style-name="ro1">
          <table:table-cell office:value-type="float" office:value="0.810810810810811" calcext:value-type="float">
            <text:p>0.8108108108</text:p>
          </table:table-cell>
          <table:table-cell office:value-type="float" office:value="20633.02" calcext:value-type="float">
            <text:p>20633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qNUdTN3_1_37)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8463.32" calcext:value-type="float">
            <text:p>18463.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qNUdTN3_1_38)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00/00/0000</text:date>, <text:time style:data-style-name="N2" text:time-value="12:19:36.113304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12:28:25.452147952</dc:date>
    <meta:editing-duration>PT16M59S</meta:editing-duration>
    <meta:editing-cycles>2</meta:editing-cycles>
    <meta:generator>LibreOffice/5.1.6.2$Linux_X86_64 LibreOffice_project/10m0$Build-2</meta:generator>
    <meta:document-statistic meta:table-count="1" meta:cell-count="14957" meta:object-count="0"/>
  </office:meta>
</office:document-meta>
</file>